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22.8335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5.0957in"/>
    </style:style>
    <style:style style:name="co5" style:family="table-column">
      <style:table-column-properties fo:break-before="auto" style:column-width="2.222in"/>
    </style:style>
    <style:style style:name="co6" style:family="table-column">
      <style:table-column-properties fo:break-before="auto" style:column-width="8.1083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2.2654in"/>
    </style:style>
    <style:style style:name="co13" style:family="table-column">
      <style:table-column-properties fo:break-before="auto" style:column-width="1.8689in"/>
    </style:style>
    <style:style style:name="co14" style:family="table-column">
      <style:table-column-properties fo:break-before="auto" style:column-width="2.5118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0.8819in"/>
    </style:style>
    <style:style style:name="co17" style:family="table-column">
      <style:table-column-properties fo:break-before="auto" style:column-width="1.3543in"/>
    </style:style>
    <style:style style:name="co18" style:family="table-column">
      <style:table-column-properties fo:break-before="auto" style:column-width="2.0835in"/>
    </style:style>
    <style:style style:name="co19" style:family="table-column">
      <style:table-column-properties fo:break-before="auto" style:column-width="0.7102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1.3646in"/>
    </style:style>
    <style:style style:name="co22" style:family="table-column">
      <style:table-column-properties fo:break-before="auto" style:column-width="0.7429in"/>
    </style:style>
    <style:style style:name="co23" style:family="table-column">
      <style:table-column-properties fo:break-before="auto" style:column-width="0.8465in"/>
    </style:style>
    <style:style style:name="co24" style:family="table-column">
      <style:table-column-properties fo:break-before="auto" style:column-width="1.4398in"/>
    </style:style>
    <style:style style:name="co25" style:family="table-column">
      <style:table-column-properties fo:break-before="auto" style:column-width="1.7189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4535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0.6465in"/>
    </style:style>
    <style:style style:name="co32" style:family="table-column">
      <style:table-column-properties fo:break-before="auto" style:column-width="1.0752in"/>
    </style:style>
    <style:style style:name="co33" style:family="table-column">
      <style:table-column-properties fo:break-before="auto" style:column-width="0.5929in"/>
    </style:style>
    <style:style style:name="co34" style:family="table-column">
      <style:table-column-properties fo:break-before="auto" style:column-width="1.622in"/>
    </style:style>
    <style:style style:name="co35" style:family="table-column">
      <style:table-column-properties fo:break-before="auto" style:column-width="0.6429in"/>
    </style:style>
    <style:style style:name="co36" style:family="table-column">
      <style:table-column-properties fo:break-before="auto" style:column-width="0.861in"/>
    </style:style>
    <style:style style:name="co37" style:family="table-column">
      <style:table-column-properties fo:break-before="auto" style:column-width="1.611in"/>
    </style:style>
    <style:style style:name="co38" style:family="table-column">
      <style:table-column-properties fo:break-before="auto" style:column-width="0.8252in"/>
    </style:style>
    <style:style style:name="co39" style:family="table-column">
      <style:table-column-properties fo:break-before="auto" style:column-width="1.8043in"/>
    </style:style>
    <style:style style:name="co40" style:family="table-column">
      <style:table-column-properties fo:break-before="auto" style:column-width="0.7752in"/>
    </style:style>
    <style:style style:name="co41" style:family="table-column">
      <style:table-column-properties fo:break-before="auto" style:column-width="0.4854in"/>
    </style:style>
    <style:style style:name="co42" style:family="table-column">
      <style:table-column-properties fo:break-before="auto" style:column-width="1.4508in"/>
    </style:style>
    <style:style style:name="co43" style:family="table-column">
      <style:table-column-properties fo:break-before="auto" style:column-width="1.161in"/>
    </style:style>
    <style:style style:name="co44" style:family="table-column">
      <style:table-column-properties fo:break-before="auto" style:column-width="0.8181in"/>
    </style:style>
    <style:style style:name="co45" style:family="table-column">
      <style:table-column-properties fo:break-before="auto" style:column-width="1.3862in"/>
    </style:style>
    <style:style style:name="co46" style:family="table-column">
      <style:table-column-properties fo:break-before="auto" style:column-width="0.4in"/>
    </style:style>
    <style:style style:name="co47" style:family="table-column">
      <style:table-column-properties fo:break-before="auto" style:column-width="0.5181in"/>
    </style:style>
    <style:style style:name="co48" style:family="table-column">
      <style:table-column-properties fo:break-before="auto" style:column-width="0.3783in"/>
    </style:style>
    <style:style style:name="co49" style:family="table-column">
      <style:table-column-properties fo:break-before="auto" style:column-width="0.3035in"/>
    </style:style>
    <style:style style:name="co50" style:family="table-column">
      <style:table-column-properties fo:break-before="auto" style:column-width="0.6035in"/>
    </style:style>
    <style:style style:name="co51" style:family="table-column">
      <style:table-column-properties fo:break-before="auto" style:column-width="0.7965in"/>
    </style:style>
    <style:style style:name="co52" style:family="table-column">
      <style:table-column-properties fo:break-before="auto" style:column-width="1.4181in"/>
    </style:style>
    <style:style style:name="co53" style:family="table-column">
      <style:table-column-properties fo:break-before="auto" style:column-width="1.0217in"/>
    </style:style>
    <style:style style:name="co54" style:family="table-column">
      <style:table-column-properties fo:break-before="auto" style:column-width="2.4583in"/>
    </style:style>
    <style:style style:name="co55" style:family="table-column">
      <style:table-column-properties fo:break-before="auto" style:column-width="2.5654in"/>
    </style:style>
    <style:style style:name="co56" style:family="table-column">
      <style:table-column-properties fo:break-before="auto" style:column-width="1.9437in"/>
    </style:style>
    <style:style style:name="co57" style:family="table-column">
      <style:table-column-properties fo:break-before="auto" style:column-width="2.4366in"/>
    </style:style>
    <style:style style:name="co58" style:family="table-column">
      <style:table-column-properties fo:break-before="auto" style:column-width="3.0374in"/>
    </style:style>
    <style:style style:name="co59" style:family="table-column">
      <style:table-column-properties fo:break-before="auto" style:column-width="3.3374in"/>
    </style:style>
    <style:style style:name="co60" style:family="table-column">
      <style:table-column-properties fo:break-before="auto" style:column-width="1.2898in"/>
    </style:style>
    <style:style style:name="co61" style:family="table-column">
      <style:table-column-properties fo:break-before="auto" style:column-width="2.372in"/>
    </style:style>
    <style:style style:name="co62" style:family="table-column">
      <style:table-column-properties fo:break-before="auto" style:column-width="2.3835in"/>
    </style:style>
    <style:style style:name="co63" style:family="table-column">
      <style:table-column-properties fo:break-before="auto" style:column-width="0.7in"/>
    </style:style>
    <style:style style:name="co64" style:family="table-column">
      <style:table-column-properties fo:break-before="auto" style:column-width="1.1075in"/>
    </style:style>
    <style:style style:name="co65" style:family="table-column">
      <style:table-column-properties fo:break-before="auto" style:column-width="1.311in"/>
    </style:style>
    <style:style style:name="co66" style:family="table-column">
      <style:table-column-properties fo:break-before="auto" style:column-width="1.1181in"/>
    </style:style>
    <style:style style:name="co67" style:family="table-column">
      <style:table-column-properties fo:break-before="auto" style:column-width="0.4217in"/>
    </style:style>
    <style:style style:name="co6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49"/>
    <style:style style:name="ce5" style:family="table-cell" style:parent-style-name="Default" style:data-style-name="N49">
      <style:table-cell-properties fo:background-color="#ffff0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iff_systems_list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ce1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default-cell-style-name="ce1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24" table:visibility="collapse" table:default-cell-style-name="Default"/>
        <table:table-column table:style-name="co25" table:default-cell-style-name="ce1"/>
        <table:table-column table:style-name="co26" table:default-cell-style-name="ce1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10" table:visibility="collapse" table:default-cell-style-name="Default"/>
        <table:table-column table:style-name="co31" table:visibility="collapse" table:default-cell-style-name="Default"/>
        <table:table-column table:style-name="co32" table:visibility="collapse" table:default-cell-style-name="Default"/>
        <table:table-column table:style-name="co33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34" table:visibility="collapse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visibility="collapse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4" table:visibility="collapse" table:default-cell-style-name="Default"/>
        <table:table-column table:style-name="co44" table:visibility="collapse" table:default-cell-style-name="Default"/>
        <table:table-column table:style-name="co45" table:visibility="collapse" table:number-columns-repeated="2" table:default-cell-style-name="Default"/>
        <table:table-column table:style-name="co46" table:visibility="collapse" table:default-cell-style-name="Default"/>
        <table:table-column table:style-name="co47" table:visibility="collapse" table:default-cell-style-name="Default"/>
        <table:table-column table:style-name="co48" table:visibility="collapse" table:default-cell-style-name="Default"/>
        <table:table-column table:style-name="co49" table:visibility="collapse" table:default-cell-style-name="Default"/>
        <table:table-column table:style-name="co50" table:visibility="collapse" table:default-cell-style-name="Default"/>
        <table:table-column table:style-name="co51" table:visibility="collapse" table:number-columns-repeated="2" table:default-cell-style-name="Default"/>
        <table:table-column table:style-name="co52" table:visibility="collapse" table:default-cell-style-name="Default"/>
        <table:table-column table:style-name="co53" table:visibility="collapse" table:default-cell-style-name="Default"/>
        <table:table-column table:style-name="co27" table:visibility="collapse" table:default-cell-style-name="Default"/>
        <table:table-column table:style-name="co9" table:visibility="collapse" table:default-cell-style-name="Default"/>
        <table:table-column table:style-name="co54" table:visibility="collapse" table:default-cell-style-name="Default"/>
        <table:table-column table:style-name="co55" table:visibility="collapse" table:default-cell-style-name="Default"/>
        <table:table-column table:style-name="co56" table:visibility="collapse" table:default-cell-style-name="Default"/>
        <table:table-column table:style-name="co57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0" table:number-columns-repeated="2" table:default-cell-style-name="Default"/>
        <table:table-column table:style-name="co28" table:visibility="collapse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visibility="collapse" table:default-cell-style-name="Default"/>
        <table:table-column table:style-name="co62" table:default-cell-style-name="Default"/>
        <table:table-column table:style-name="co64" table:visibility="collapse" table:default-cell-style-name="Default"/>
        <table:table-column table:style-name="co65" table:visibility="collapse" table:default-cell-style-name="Default"/>
        <table:table-column table:style-name="co66" table:visibility="collapse" table:default-cell-style-name="Default"/>
        <table:table-column table:style-name="co67" table:visibility="collapse" table:default-cell-style-name="Default"/>
        <table:table-row table:style-name="ro1">
          <table:table-cell office:value-type="string" calcext:value-type="string">
            <text:p>HashedID</text:p>
          </table:table-cell>
          <table:table-cell office:value-type="string" calcext:value-type="string">
            <text:p>Rank Year List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RPeak</text:p>
          </table:table-cell>
          <table:table-cell office:value-type="string" calcext:value-type="string">
            <text:p>Nmax</text:p>
          </table:table-cell>
          <table:table-cell office:value-type="string" calcext:value-type="string">
            <text:p>Nhalf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System Family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Interconnect Family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Total Cores</text:p>
          </table:table-cell>
          <table:table-cell office:value-type="string" calcext:value-type="string">
            <text:p>perf_percent</text:p>
          </table:table-cell>
          <table:table-cell office:value-type="string" calcext:value-type="string">
            <text:p>Rank Ye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Peak-RMax</text:p>
          </table:table-cell>
          <table:table-cell office:value-type="string" calcext:value-type="string">
            <text:p>Accelerator/Co-Processor</text:p>
          </table:table-cell>
          <table:table-cell office:value-type="string" calcext:value-type="string">
            <text:p>Accelerator/Co-Processor Core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P500 Rank</text:p>
          </table:table-cell>
          <table:table-cell office:value-type="string" calcext:value-type="string">
            <text:p>G_eff</text:p>
          </table:table-cell>
          <table:table-cell office:value-type="string" calcext:value-type="string">
            <text:p>Installation Year</text:p>
          </table:table-cell>
          <table:table-cell office:value-type="string" calcext:value-type="string">
            <text:p>Final Year</text:p>
          </table:table-cell>
          <table:table-cell office:value-type="string" calcext:value-type="string">
            <text:p>Lifespan</text:p>
          </table:table-cell>
          <table:table-cell office:value-type="string" calcext:value-type="string">
            <text:p>next_rank_year</text:p>
          </table:table-cell>
          <table:table-cell office:value-type="string" calcext:value-type="string">
            <text:p>Rank_y</text:p>
          </table:table-cell>
          <table:table-cell office:value-type="string" calcext:value-type="string">
            <text:p>RMax_500</text:p>
          </table:table-cell>
          <table:table-cell office:value-type="string" calcext:value-type="string">
            <text:p>RPeak_500</text:p>
          </table:table-cell>
          <table:table-cell office:value-type="string" calcext:value-type="string">
            <text:p>Reason_Leave_Ranking</text:p>
          </table:table-cell>
          <table:table-cell office:value-type="string" calcext:value-type="string">
            <text:p>Core_Manufacturer</text:p>
          </table:table-cell>
          <table:table-cell office:value-type="string" calcext:value-type="string">
            <text:p>CPU Family</text:p>
          </table:table-cell>
          <table:table-cell office:value-type="string" calcext:value-type="string">
            <text:p>CPU Model</text:p>
          </table:table-cell>
          <table:table-cell office:value-type="string" calcext:value-type="string">
            <text:p>CPU Base Clock Speed</text:p>
          </table:table-cell>
          <table:table-cell office:value-type="string" calcext:value-type="string">
            <text:p>CPU_TDP</text:p>
          </table:table-cell>
          <table:table-cell office:value-type="string" calcext:value-type="string">
            <text:p>CPU Num Cores</text:p>
          </table:table-cell>
          <table:table-cell office:value-type="string" calcext:value-type="string">
            <text:p>GPU Model</text:p>
          </table:table-cell>
          <table:table-cell office:value-type="string" calcext:value-type="string">
            <text:p>GPU_TDP</text:p>
          </table:table-cell>
          <table:table-cell office:value-type="string" calcext:value-type="string">
            <text:p>n_shaders</text:p>
          </table:table-cell>
          <table:table-cell office:value-type="string" calcext:value-type="string">
            <text:p>n_SM</text:p>
          </table:table-cell>
          <table:table-cell office:value-type="string" calcext:value-type="string">
            <text:p>deuxieme_GPU_TDP</text:p>
          </table:table-cell>
          <table:table-cell office:value-type="string" calcext:value-type="string">
            <text:p>deuxieme_n_shaders</text:p>
          </table:table-cell>
          <table:table-cell office:value-type="string" calcext:value-type="string">
            <text:p>deuxieme_n_SM</text:p>
          </table:table-cell>
          <table:table-cell office:value-type="string" calcext:value-type="string">
            <text:p>CPU Cores</text:p>
          </table:table-cell>
          <table:table-cell office:value-type="string" calcext:value-type="string">
            <text:p>country lower</text:p>
          </table:table-cell>
          <table:table-cell office:value-type="string" calcext:value-type="string">
            <text:p>Year-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mber regio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SEA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YoY absolute change</text:p>
          </table:table-cell>
          <table:table-cell office:value-type="string" calcext:value-type="string">
            <text:p>YoY % chang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Zone Name</text:p>
          </table:table-cell>
          <table:table-cell office:value-type="string" calcext:value-type="string">
            <text:p>Carbon Intensity gCO₂eq/kWh (direct)</text:p>
          </table:table-cell>
          <table:table-cell office:value-type="string" calcext:value-type="string">
            <text:p>Carbon-free energy percentage (CFE%)</text:p>
          </table:table-cell>
          <table:table-cell office:value-type="string" calcext:value-type="string">
            <text:p>Electricity Maps Data Source</text:p>
          </table:table-cell>
          <table:table-cell office:value-type="string" calcext:value-type="string">
            <text:p>Ember Carbon Intensity gCO₂eq/kWh</text:p>
          </table:table-cell>
          <table:table-cell office:value-type="string" calcext:value-type="string">
            <text:p>Electricity Maps Carbon Intensity gCO₂eq/kWh</text:p>
          </table:table-cell>
          <table:table-cell office:value-type="string" calcext:value-type="string">
            <text:p>Carbon Factor Difference (Electricity Maps - Ember)</text:p>
          </table:table-cell>
          <table:table-cell office:value-type="string" calcext:value-type="string">
            <text:p>num_CPUs</text:p>
          </table:table-cell>
          <table:table-cell office:value-type="string" calcext:value-type="string">
            <text:p>num_GPUs</text:p>
          </table:table-cell>
          <table:table-cell office:value-type="string" calcext:value-type="string">
            <text:p>P_idle_CPU</text:p>
          </table:table-cell>
          <table:table-cell office:value-type="string" calcext:value-type="string">
            <text:p>P_idle_GPU</text:p>
          </table:table-cell>
          <table:table-cell office:value-type="string" calcext:value-type="string">
            <text:p>CPU_TDP_Total</text:p>
          </table:table-cell>
          <table:table-cell office:value-type="string" calcext:value-type="string">
            <text:p>GPU_TDP_Total</text:p>
          </table:table-cell>
          <table:table-cell office:value-type="string" calcext:value-type="string">
            <text:p>temp_yr_coeff</text:p>
          </table:table-cell>
          <table:table-cell office:value-type="string" calcext:value-type="string">
            <text:p>CPU Energy Consumption (Monthly)</text:p>
          </table:table-cell>
          <table:table-cell office:value-type="string" calcext:value-type="string">
            <text:p>GPU Energy Consumption (Monthly)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Total Energy Consumption (Monthly)</text:p>
          </table:table-cell>
          <table:table-cell office:value-type="string" calcext:value-type="string">
            <text:p>Systems Added</text:p>
          </table:table-cell>
          <table:table-cell office:value-type="string" calcext:value-type="string">
            <text:p>Systems Removed</text:p>
          </table:table-cell>
          <table:table-cell office:value-type="string" calcext:value-type="string">
            <text:p>Active Systems</text:p>
          </table:table-cell>
          <table:table-cell/>
        </table:table-row>
        <table:table-row table:style-name="ro1">
          <table:table-cell office:value-type="string" calcext:value-type="string">
            <text:p>3b0f1861e44b8180229b470a968d5651</text:p>
          </table:table-cell>
          <table:table-cell office:value-type="string" calcext:value-type="string">
            <text:p>[2017.5, 2017.5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pan Agency for Marine-Earth Science and Technology</text:p>
          </table:table-cell>
          <table:table-cell office:value-type="string" calcext:value-type="string">
            <text:p>ExaScaler</text:p>
          </table:table-cell>
          <table:table-cell office:value-type="string" calcext:value-type="string">
            <text:p>ZettaScaler-2.2 HPC system, Xeon D-1571 16C 1.3GHz, Infiniband EDR, PEZY-SC2 700Mhz</text:p>
          </table:table-cell>
          <table:table-cell office:value-type="float" office:value="2017" calcext:value-type="float">
            <text:p>2017</text:p>
          </table:table-cell>
          <table:table-cell office:value-type="float" office:value="19135800" calcext:value-type="float">
            <text:p>19135800</text:p>
          </table:table-cell>
          <table:table-cell office:value-type="float" office:value="28192000" calcext:value-type="float">
            <text:p>28192000</text:p>
          </table:table-cell>
          <table:table-cell office:value-type="float" office:value="5952000" calcext:value-type="float">
            <text:p>595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D-1571 16C 1.3GHz</text:p>
          </table:table-cell>
          <table:table-cell office:value-type="string" calcext:value-type="string">
            <text:p>ZettaScal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19860000" calcext:value-type="float">
            <text:p>19860000</text:p>
          </table:table-cell>
          <table:table-cell office:value-type="float" office:value="0.678767026106697" calcext:value-type="float">
            <text:p>0.678767026106697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Gyoukou</text:p>
          </table:table-cell>
          <table:table-cell office:value-type="float" office:value="0.321232973893303" calcext:value-type="float">
            <text:p>0.321232973893303</text:p>
          </table:table-cell>
          <table:table-cell office:value-type="string" calcext:value-type="string">
            <text:p>PEZY-SC2 700Mhz</text:p>
          </table:table-cell>
          <table:table-cell office:value-type="float" office:value="19840000" calcext:value-type="float">
            <text:p>198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0.5" calcext:value-type="float">
            <text:p>0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-1571</text:p>
          </table:table-cell>
          <table:table-cell office:value-type="string" calcext:value-type="string">
            <text:p>1.3GHz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ZY-SC2 700Mhz</text:p>
          </table:table-cell>
          <table:table-cell office:value-type="float" office:value="200" calcext:value-type="float">
            <text:p>200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6-01" calcext:value-type="date">
            <text:p>2017-06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40000" calcext:value-type="float">
            <text:p>1240000</text:p>
          </table:table-cell>
          <table:table-cell office:value-type="float" office:value="22.5" calcext:value-type="float">
            <text:p>22.5</text:p>
          </table:table-cell>
          <table:table-cell office:value-type="float" office:value="100" calcext:value-type="float">
            <text:p>100</text:p>
          </table:table-cell>
          <table:table-cell office:value-type="float" office:value="56250" calcext:value-type="float">
            <text:p>56250</text:p>
          </table:table-cell>
          <table:table-cell office:value-type="float" office:value="248000000" calcext:value-type="float">
            <text:p>248000000</text:p>
          </table:table-cell>
          <table:table-cell office:value-type="float" office:value="0" calcext:value-type="float">
            <text:p>0</text:p>
          </table:table-cell>
          <table:table-cell office:value-type="float" office:value="0.123236775" calcext:value-type="float">
            <text:p>0.123236775</text:p>
          </table:table-cell>
          <table:table-cell office:value-type="float" office:value="543.120219" calcext:value-type="float">
            <text:p>543.120219</text:p>
          </table:table-cell>
          <table:table-cell office:value-type="float" office:value="2017" calcext:value-type="float">
            <text:p>2017</text:p>
          </table:table-cell>
          <table:table-cell office:value-type="float" office:value="543.243455775" calcext:value-type="float">
            <text:p>543.2434557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70defed067e590f4ce23c6603a81e242</text:p>
          </table:table-cell>
          <table:table-cell office:value-type="string" calcext:value-type="string">
            <text:p>[2017.0, 2017.0]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apan Agency for Marine -Earth Science and Technology</text:p>
          </table:table-cell>
          <table:table-cell office:value-type="string" calcext:value-type="string">
            <text:p>ExaScalar</text:p>
          </table:table-cell>
          <table:table-cell office:value-type="string" calcext:value-type="string">
            <text:p>ZettaScaler-2.0 HPC system, Xeon D-1571 16C 1.3GHz, Infiniband EDR, PEZY-SC2</text:p>
          </table:table-cell>
          <table:table-cell office:value-type="float" office:value="2017" calcext:value-type="float">
            <text:p>2017</text:p>
          </table:table-cell>
          <table:table-cell office:value-type="float" office:value="1677130" calcext:value-type="float">
            <text:p>1677130</text:p>
          </table:table-cell>
          <table:table-cell office:value-type="float" office:value="3207680" calcext:value-type="float">
            <text:p>3207680</text:p>
          </table:table-cell>
          <table:table-cell office:value-type="float" office:value="2380800" calcext:value-type="float">
            <text:p>238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D-1571 16C 1.3GHz</text:p>
          </table:table-cell>
          <table:table-cell office:value-type="string" calcext:value-type="string">
            <text:p>ZettaScal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3176000" calcext:value-type="float">
            <text:p>3176000</text:p>
          </table:table-cell>
          <table:table-cell office:value-type="float" office:value="0.522848289106145" calcext:value-type="float">
            <text:p>0.5228482891061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youkou</text:p>
          </table:table-cell>
          <table:table-cell office:value-type="float" office:value="0.477151710893855" calcext:value-type="float">
            <text:p>0.477151710893855</text:p>
          </table:table-cell>
          <table:table-cell office:value-type="string" calcext:value-type="string">
            <text:p>PEZY-SC2</text:p>
          </table:table-cell>
          <table:table-cell office:value-type="float" office:value="3174400" calcext:value-type="float">
            <text:p>317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-1571</text:p>
          </table:table-cell>
          <table:table-cell office:value-type="string" calcext:value-type="string">
            <text:p>1.3GHz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ZY-SC2</text:p>
          </table:table-cell>
          <table:table-cell office:value-type="float" office:value="200" calcext:value-type="float">
            <text:p>200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98400" calcext:value-type="float">
            <text:p>198400</text:p>
          </table:table-cell>
          <table:table-cell office:value-type="float" office:value="22.5" calcext:value-type="float">
            <text:p>22.5</text:p>
          </table:table-cell>
          <table:table-cell office:value-type="float" office:value="100" calcext:value-type="float">
            <text:p>100</text:p>
          </table:table-cell>
          <table:table-cell office:value-type="float" office:value="4500" calcext:value-type="float">
            <text:p>4500</text:p>
          </table:table-cell>
          <table:table-cell office:value-type="float" office:value="39680000" calcext:value-type="float">
            <text:p>39680000</text:p>
          </table:table-cell>
          <table:table-cell office:value-type="float" office:value="0" calcext:value-type="float">
            <text:p>0</text:p>
          </table:table-cell>
          <table:table-cell office:value-type="float" office:value="0.009904275" calcext:value-type="float">
            <text:p>0.009904275</text:p>
          </table:table-cell>
          <table:table-cell office:value-type="float" office:value="86.899419" calcext:value-type="float">
            <text:p>86.899419</text:p>
          </table:table-cell>
          <table:table-cell office:value-type="float" office:value="2017" calcext:value-type="float">
            <text:p>2017</text:p>
          </table:table-cell>
          <table:table-cell office:value-type="float" office:value="86.909323275" calcext:value-type="float">
            <text:p>86.9093232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3ef6db1e2351f045deb56425bc5e936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igh Energy Accelerator Research Organization /KEK</text:p>
          </table:table-cell>
          <table:table-cell office:value-type="string" calcext:value-type="string">
            <text:p>PEZY Computing / Exascaler Inc.</text:p>
          </table:table-cell>
          <table:table-cell office:value-type="string" calcext:value-type="string">
            <text:p>ZettaScaler-2.2, Xeon D-1571 16C 1.3GHz, Infiniband EDR, PEZY-SC2</text:p>
          </table:table-cell>
          <table:table-cell office:value-type="float" office:value="2017" calcext:value-type="float">
            <text:p>2017</text:p>
          </table:table-cell>
          <table:table-cell office:value-type="float" office:value="788196.3" calcext:value-type="float">
            <text:p>788196.3</text:p>
          </table:table-cell>
          <table:table-cell office:value-type="float" office:value="1082573" calcext:value-type="float">
            <text:p>1082573</text:p>
          </table:table-cell>
          <table:table-cell office:value-type="float" office:value="1238016" calcext:value-type="float">
            <text:p>1238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D-1571 16C 1.3GHz</text:p>
          </table:table-cell>
          <table:table-cell office:value-type="string" calcext:value-type="string">
            <text:p>Pezy/Exascale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762624" calcext:value-type="float">
            <text:p>762624</text:p>
          </table:table-cell>
          <table:table-cell office:value-type="float" office:value="0.728076813295731" calcext:value-type="float">
            <text:p>0.728076813295731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Suiren2</text:p>
          </table:table-cell>
          <table:table-cell office:value-type="float" office:value="0.271923186704268" calcext:value-type="float">
            <text:p>0.271923186704268</text:p>
          </table:table-cell>
          <table:table-cell office:value-type="string" calcext:value-type="string">
            <text:p>PEZY-SC2 500Mhz</text:p>
          </table:table-cell>
          <table:table-cell office:value-type="float" office:value="761856" calcext:value-type="float">
            <text:p>76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-1571</text:p>
          </table:table-cell>
          <table:table-cell office:value-type="string" calcext:value-type="string">
            <text:p>1.3GHz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ZY-SC2 500Mhz</text:p>
          </table:table-cell>
          <table:table-cell office:value-type="float" office:value="200" calcext:value-type="float">
            <text:p>200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6-01" calcext:value-type="date">
            <text:p>2017-06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7616" calcext:value-type="float">
            <text:p>47616</text:p>
          </table:table-cell>
          <table:table-cell office:value-type="float" office:value="22.5" calcext:value-type="float">
            <text:p>22.5</text:p>
          </table:table-cell>
          <table:table-cell office:value-type="float" office:value="100" calcext:value-type="float">
            <text:p>100</text:p>
          </table:table-cell>
          <table:table-cell office:value-type="float" office:value="2160" calcext:value-type="float">
            <text:p>2160</text:p>
          </table:table-cell>
          <table:table-cell office:value-type="float" office:value="9523200" calcext:value-type="float">
            <text:p>9523200</text:p>
          </table:table-cell>
          <table:table-cell office:value-type="float" office:value="0" calcext:value-type="float">
            <text:p>0</text:p>
          </table:table-cell>
          <table:table-cell office:value-type="float" office:value="0.004779675" calcext:value-type="float">
            <text:p>0.004779675</text:p>
          </table:table-cell>
          <table:table-cell office:value-type="float" office:value="20.856027" calcext:value-type="float">
            <text:p>20.856027</text:p>
          </table:table-cell>
          <table:table-cell office:value-type="float" office:value="2017" calcext:value-type="float">
            <text:p>2017</text:p>
          </table:table-cell>
          <table:table-cell office:value-type="float" office:value="20.860806675" calcext:value-type="float">
            <text:p>20.8608066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09def10bd0a8653cd57731d4ccb13b6</text:p>
          </table:table-cell>
          <table:table-cell office:value-type="string" calcext:value-type="string">
            <text:p>[2017.5, 2018.0, 2018.5, 2019.0, 2019.5, 2020.0, 2020.5, 2021.0, 2017.5, 2018.0, 2018.5, 2019.0, 2019.5, 2020.0, 2020.5, 2021.0]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formation Systems Division, RIKEN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PRIMERGY CX2550 M4, Xeon Gold 6148 20C 2.4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1601000" calcext:value-type="float">
            <text:p>1601000</text:p>
          </table:table-cell>
          <table:table-cell office:value-type="float" office:value="2580480" calcext:value-type="float">
            <text:p>2580480</text:p>
          </table:table-cell>
          <table:table-cell office:value-type="float" office:value="2741752" calcext:value-type="float">
            <text:p>274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8 20C 2.4GHz</text:p>
          </table:table-cell>
          <table:table-cell office:value-type="string" calcext:value-type="string">
            <text:p>Fujitsu PRIMERGY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33600" calcext:value-type="float">
            <text:p>33600</text:p>
          </table:table-cell>
          <table:table-cell office:value-type="float" office:value="0.62042720734127" calcext:value-type="float">
            <text:p>0.62042720734127</text:p>
          </table:table-cell>
          <table:table-cell office:value-type="float" office:value="2017.5" calcext:value-type="float">
            <text:p>2017.5</text:p>
          </table:table-cell>
          <table:table-cell table:style-name="ce2" office:value-type="string" calcext:value-type="string">
            <text:p>HOKUSAI BigWaterfall</text:p>
          </table:table-cell>
          <table:table-cell table:style-name="ce2"/>
          <table:table-cell table:style-name="ce3" office:value-type="float" office:value="0.37957279265873" calcext:value-type="float">
            <text:p>0.3795727926587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6020000" calcext:value-type="float">
            <text:p>16020000</text:p>
          </table:table-cell>
          <table:table-cell table:style-name="ce2" office:value-type="float" office:value="20636100" calcext:value-type="float">
            <text:p>20636100</text:p>
          </table:table-cell>
          <table:table-cell table:style-name="ce2" office:value-type="string" calcext:value-type="string">
            <text:p>Dropped</text:p>
          </table:table-cell>
          <table:table-cell table:style-name="ce2" office:value-type="string" calcext:value-type="string">
            <text:p>Xeon</text:p>
          </table:table-cell>
          <table:table-cell table:style-name="ce2" office:value-type="string" calcext:value-type="string">
            <text:p>Gold</text:p>
          </table:table-cell>
          <table:table-cell table:style-name="ce2" office:value-type="float" office:value="6148" calcext:value-type="float">
            <text:p>6148</text:p>
          </table:table-cell>
          <table:table-cell table:style-name="ce2" office:value-type="string" calcext:value-type="string">
            <text:p>2.4GHz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33600" calcext:value-type="float">
            <text:p>33600</text:p>
          </table:table-cell>
          <table:table-cell table:style-name="ce2" office:value-type="string" calcext:value-type="string">
            <text:p>japan</text:p>
          </table:table-cell>
          <table:table-cell table:style-name="ce5" office:value-type="date" office:date-value="2017-06-01" calcext:value-type="date">
            <text:p>2017-06-01</text:p>
          </table:table-cell>
          <table:table-cell table:style-name="ce7" office:value-type="string" calcext:value-type="string">
            <text:p>2018-06-01 00:00:00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CO2/kWh</text:p>
          </table:table-cell>
          <table:table-cell table:style-name="ce2" office:value-type="float" office:value="500.13" calcext:value-type="float">
            <text:p>500.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float" office:value="431.87" calcext:value-type="float">
            <text:p>431.87</text:p>
          </table:table-cell>
          <table:table-cell table:style-name="ce2" office:value-type="float" office:value="21.16" calcext:value-type="float">
            <text:p>21.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.13" calcext:value-type="float">
            <text:p>500.13</text:p>
          </table:table-cell>
          <table:table-cell table:style-name="ce2" office:value-type="float" office:value="511.17" calcext:value-type="float">
            <text:p>511.17</text:p>
          </table:table-cell>
          <table:table-cell table:style-name="ce2" office:value-type="float" office:value="-43.99" calcext:value-type="float">
            <text:p>-43.99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2000" calcext:value-type="float">
            <text:p>252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55204425" calcext:value-type="float">
            <text:p>0.55204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0.55204425" calcext:value-type="float">
            <text:p>0.55204425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453631ee729a52ba295ae16c84687eab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nternet Company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W740, Xeon E5-2650v4 12C 2.2GHz, NVIDIA Tesla P40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036000" calcext:value-type="float">
            <text:p>1036000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5862000" calcext:value-type="float">
            <text:p>586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10000" calcext:value-type="float">
            <text:p>210000</text:p>
          </table:table-cell>
          <table:table-cell office:value-type="float" office:value="0.490530303030303" calcext:value-type="float">
            <text:p>0.49053030303030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datalearningsystem</text:p>
          </table:table-cell>
          <table:table-cell office:value-type="float" office:value="0.509469696969697" calcext:value-type="float">
            <text:p>0.509469696969697</text:p>
          </table:table-cell>
          <table:table-cell office:value-type="string" calcext:value-type="string">
            <text:p>NVIDIA Tesla P4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IDIA Tesla P40</text:p>
          </table:table-cell>
          <table:table-cell office:value-type="float" office:value="200" calcext:value-type="float">
            <text:p>200</text:p>
          </table:table-cell>
          <table:table-cell office:value-type="float" office:value="3840" calcext:value-type="float">
            <text:p>38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171.875" calcext:value-type="float">
            <text:p>1171.875</text:p>
          </table:table-cell>
          <table:table-cell office:value-type="float" office:value="52.5" calcext:value-type="float">
            <text:p>52.5</text:p>
          </table:table-cell>
          <table:table-cell office:value-type="float" office:value="100" calcext:value-type="float">
            <text:p>1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234375" calcext:value-type="float">
            <text:p>234375</text:p>
          </table:table-cell>
          <table:table-cell office:value-type="float" office:value="0" calcext:value-type="float">
            <text:p>0</text:p>
          </table:table-cell>
          <table:table-cell office:value-type="float" office:value="1.149864975" calcext:value-type="float">
            <text:p>1.149864975</text:p>
          </table:table-cell>
          <table:table-cell office:value-type="float" office:value="0.51350025" calcext:value-type="float">
            <text:p>0.51350025</text:p>
          </table:table-cell>
          <table:table-cell office:value-type="float" office:value="2017" calcext:value-type="float">
            <text:p>2017</text:p>
          </table:table-cell>
          <table:table-cell office:value-type="float" office:value="1.663365225" calcext:value-type="float">
            <text:p>1.6633652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178b83d9e2be04f4f4ce3dab17ffe21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Internet Company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50v3 10C 2.3GHz, NVIDIA Tesla P40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98600" calcext:value-type="float">
            <text:p>798600</text:p>
          </table:table-cell>
          <table:table-cell office:value-type="float" office:value="1619200" calcext:value-type="float">
            <text:p>1619200</text:p>
          </table:table-cell>
          <table:table-cell office:value-type="float" office:value="5499000" calcext:value-type="float">
            <text:p>549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3 10C 2.3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176000" calcext:value-type="float">
            <text:p>176000</text:p>
          </table:table-cell>
          <table:table-cell office:value-type="float" office:value="0.49320652173913" calcext:value-type="float">
            <text:p>0.4932065217391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onhelper-system</text:p>
          </table:table-cell>
          <table:table-cell office:value-type="float" office:value="0.506793478260869" calcext:value-type="float">
            <text:p>0.506793478260869</text:p>
          </table:table-cell>
          <table:table-cell office:value-type="string" calcext:value-type="string">
            <text:p>NVIDIA Tesla P40</text:p>
          </table:table-cell>
          <table:table-cell office:value-type="float" office:value="132000" calcext:value-type="float">
            <text:p>1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3</text:p>
          </table:table-cell>
          <table:table-cell office:value-type="string" calcext:value-type="string">
            <text:p>2.3GHz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IDIA Tesla P40</text:p>
          </table:table-cell>
          <table:table-cell office:value-type="float" office:value="200" calcext:value-type="float">
            <text:p>200</text:p>
          </table:table-cell>
          <table:table-cell office:value-type="float" office:value="3840" calcext:value-type="float">
            <text:p>38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1031.25" calcext:value-type="float">
            <text:p>1031.25</text:p>
          </table:table-cell>
          <table:table-cell office:value-type="float" office:value="52.5" calcext:value-type="float">
            <text:p>52.5</text:p>
          </table:table-cell>
          <table:table-cell office:value-type="float" office:value="100" calcext:value-type="float">
            <text:p>100</text:p>
          </table:table-cell>
          <table:table-cell office:value-type="float" office:value="462000" calcext:value-type="float">
            <text:p>462000</text:p>
          </table:table-cell>
          <table:table-cell office:value-type="float" office:value="206250" calcext:value-type="float">
            <text:p>206250</text:p>
          </table:table-cell>
          <table:table-cell office:value-type="float" office:value="0" calcext:value-type="float">
            <text:p>0</text:p>
          </table:table-cell>
          <table:table-cell office:value-type="float" office:value="1.011894975" calcext:value-type="float">
            <text:p>1.011894975</text:p>
          </table:table-cell>
          <table:table-cell office:value-type="float" office:value="0.4519065" calcext:value-type="float">
            <text:p>0.4519065</text:p>
          </table:table-cell>
          <table:table-cell office:value-type="float" office:value="2017" calcext:value-type="float">
            <text:p>2017</text:p>
          </table:table-cell>
          <table:table-cell office:value-type="float" office:value="1.463801475" calcext:value-type="float">
            <text:p>1.4638014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fb71eecc0c99c89afc77233bc94c302</text:p>
          </table:table-cell>
          <table:table-cell office:value-type="string" calcext:value-type="string">
            <text:p>[2017.5, 2018.0, 2018.5, 2019.0, 2019.5, 2020.0, 2020.5, 2017.5, 2018.0, 2018.5, 2019.0, 2019.5, 2020.0, 2020.5]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TT Communications Tokyo No.4 Data Center</text:p>
          </table:table-cell>
          <table:table-cell office:value-type="string" calcext:value-type="string">
            <text:p>NTT Comm. / NTT PC Comm.</text:p>
          </table:table-cell>
          <table:table-cell office:value-type="string" calcext:value-type="string">
            <text:p>SuperServer 4028GR-TR2, Xeon E5-2667v4 8C 3.2GHz, Infiniband FDR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1391000" calcext:value-type="float">
            <text:p>1391000</text:p>
          </table:table-cell>
          <table:table-cell office:value-type="float" office:value="4917658" calcext:value-type="float">
            <text:p>4917658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67v4 8C 3.2GHz</text:p>
          </table:table-cell>
          <table:table-cell office:value-type="string" calcext:value-type="string">
            <text:p>Supermicro SuperServer</text:p>
          </table:table-cell>
          <table:table-cell office:value-type="string" calcext:value-type="string">
            <text:p>Ubuntu 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sia</text:p>
          </table:table-cell>
          <table:table-cell office:value-type="float" office:value="59392" calcext:value-type="float">
            <text:p>59392</text:p>
          </table:table-cell>
          <table:table-cell office:value-type="float" office:value="0.282858222348931" calcext:value-type="float">
            <text:p>0.282858222348931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MN-1</text:p>
          </table:table-cell>
          <table:table-cell office:value-type="float" office:value="0.717141777651069" calcext:value-type="float">
            <text:p>0.717141777651069</text:p>
          </table:table-cell>
          <table:table-cell office:value-type="string" calcext:value-type="string">
            <text:p>NVIDIA Tesla P100</text:p>
          </table:table-cell>
          <table:table-cell office:value-type="float" office:value="57344" calcext:value-type="float">
            <text:p>57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.5" calcext:value-type="float">
            <text:p>2020.5</text:p>
          </table:table-cell>
          <table:table-cell office:value-type="float" office:value="8.5" calcext:value-type="float">
            <text:p>8.5</text:p>
          </table:table-cell>
          <table:table-cell office:value-type="float" office:value="2020.5" calcext:value-type="float">
            <text:p>2020.5</text:p>
          </table:table-cell>
          <table:table-cell office:value-type="float" office:value="500" calcext:value-type="float">
            <text:p>500</text:p>
          </table:table-cell>
          <table:table-cell office:value-type="float" office:value="2726077.9" calcext:value-type="float">
            <text:p>2726077.9</text:p>
          </table:table-cell>
          <table:table-cell office:value-type="float" office:value="3761664" calcext:value-type="float">
            <text:p>3761664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67v4</text:p>
          </table:table-cell>
          <table:table-cell office:value-type="string" calcext:value-type="string">
            <text:p>3.2GHz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8-06-01 00:00:00</text:p>
          </table:table-cell>
          <table:table-cell office:value-type="string" calcext:value-type="string">
            <text:p>As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500.13" calcext:value-type="float">
            <text:p>50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.13" calcext:value-type="float">
            <text:p>50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67.5" calcext:value-type="float">
            <text:p>67.5</text:p>
          </table:table-cell>
          <table:table-cell office:value-type="float" office:value="100" calcext:value-type="float">
            <text:p>100</text:p>
          </table:table-cell>
          <table:table-cell office:value-type="float" office:value="34560" calcext:value-type="float">
            <text:p>34560</text:p>
          </table:table-cell>
          <table:table-cell office:value-type="float" office:value="179200" calcext:value-type="float">
            <text:p>179200</text:p>
          </table:table-cell>
          <table:table-cell office:value-type="float" office:value="0" calcext:value-type="float">
            <text:p>0</text:p>
          </table:table-cell>
          <table:table-cell office:value-type="float" office:value="0.075834225" calcext:value-type="float">
            <text:p>0.075834225</text:p>
          </table:table-cell>
          <table:table-cell office:value-type="float" office:value="0.392667" calcext:value-type="float">
            <text:p>0.392667</text:p>
          </table:table-cell>
          <table:table-cell office:value-type="float" office:value="2017" calcext:value-type="float">
            <text:p>2017</text:p>
          </table:table-cell>
          <table:table-cell office:value-type="float" office:value="0.468501225" calcext:value-type="float">
            <text:p>0.4685012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69a58ea9f3455bb5f11e954f54dad2a</text:p>
          </table:table-cell>
          <table:table-cell office:value-type="string" calcext:value-type="string">
            <text:p>[2017.0, 2017.0]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acebook</text:p>
          </table:table-cell>
          <table:table-cell office:value-type="string" calcext:value-type="string">
            <text:p>NVIDIA DGX-1/Penguin Relion 2904GT, Xeon E5-2698v4 20C 2.2GHz/ E5-2650v4, Mellanox Infiniband EDR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3307000" calcext:value-type="float">
            <text:p>3307000</text:p>
          </table:table-cell>
          <table:table-cell office:value-type="float" office:value="4896512" calcext:value-type="float">
            <text:p>4896512</text:p>
          </table:table-cell>
          <table:table-cell office:value-type="float" office:value="1419545" calcext:value-type="float">
            <text:p>141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8v4 20C 2.2GHz</text:p>
          </table:table-cell>
          <table:table-cell office:value-type="string" calcext:value-type="string">
            <text:p>Hybrid Cluster</text:p>
          </table:table-cell>
          <table:table-cell office:value-type="string" calcext:value-type="string">
            <text:p>Ubuntu 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mericas</text:p>
          </table:table-cell>
          <table:table-cell office:value-type="float" office:value="60512" calcext:value-type="float">
            <text:p>60512</text:p>
          </table:table-cell>
          <table:table-cell office:value-type="float" office:value="0.675378718565379" calcext:value-type="float">
            <text:p>0.675378718565379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324621281434621" calcext:value-type="float">
            <text:p>0.324621281434621</text:p>
          </table:table-cell>
          <table:table-cell office:value-type="string" calcext:value-type="string">
            <text:p>NVIDIA Tesla P100</text:p>
          </table:table-cell>
          <table:table-cell office:value-type="float" office:value="55552" calcext:value-type="float">
            <text:p>555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8v4</text:p>
          </table:table-cell>
          <table:table-cell office:value-type="string" calcext:value-type="string">
            <text:p>2.2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868" calcext:value-type="float">
            <text:p>868</text:p>
          </table:table-cell>
          <table:table-cell office:value-type="float" office:value="67.5" calcext:value-type="float">
            <text:p>67.5</text:p>
          </table:table-cell>
          <table:table-cell office:value-type="float" office:value="100" calcext:value-type="float">
            <text:p>100</text:p>
          </table:table-cell>
          <table:table-cell office:value-type="float" office:value="33480" calcext:value-type="float">
            <text:p>33480</text:p>
          </table:table-cell>
          <table:table-cell office:value-type="float" office:value="173600" calcext:value-type="float">
            <text:p>173600</text:p>
          </table:table-cell>
          <table:table-cell office:value-type="float" office:value="0" calcext:value-type="float">
            <text:p>0</text:p>
          </table:table-cell>
          <table:table-cell office:value-type="float" office:value="0.073469025" calcext:value-type="float">
            <text:p>0.073469025</text:p>
          </table:table-cell>
          <table:table-cell office:value-type="float" office:value="0.380403" calcext:value-type="float">
            <text:p>0.380403</text:p>
          </table:table-cell>
          <table:table-cell office:value-type="float" office:value="2017" calcext:value-type="float">
            <text:p>2017</text:p>
          </table:table-cell>
          <table:table-cell office:value-type="float" office:value="0.453872025" calcext:value-type="float">
            <text:p>0.4538720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c8acf6f37a1817b1b574c35d7a8280f</text:p>
          </table:table-cell>
          <table:table-cell office:value-type="string" calcext:value-type="string">
            <text:p>[2018.0, 2018.5, 2019.0, 2019.5, 2020.0, 2020.5, 2021.0, 2021.5, 2022.0, 2022.5, 2023.0, 2023.5, 2024.0, 2018.0, 2018.5, 2019.0, 2019.5, 2020.0, 2020.5, 2021.0, 2021.5, 2022.0, 2022.5, 2023.0, 2023.5, 2024.0]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ternet Service P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TS10000, Xeon Gold 6130 16C 2.1GHz, NVIDIA Tesla V100, 25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2287000" calcext:value-type="float">
            <text:p>2287000</text:p>
          </table:table-cell>
          <table:table-cell office:value-type="float" office:value="4890000" calcext:value-type="float">
            <text:p>4890000</text:p>
          </table:table-cell>
          <table:table-cell office:value-type="float" office:value="1049000" calcext:value-type="float">
            <text:p>104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30 16C 2.1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igabit Ethernet</text:p>
          </table:table-cell>
          <table:table-cell office:value-type="string" calcext:value-type="string">
            <text:p>25G Ethernet</text:p>
          </table:table-cell>
          <table:table-cell office:value-type="string" calcext:value-type="string">
            <text:p>Asia</text:p>
          </table:table-cell>
          <table:table-cell office:value-type="float" office:value="55104" calcext:value-type="float">
            <text:p>55104</text:p>
          </table:table-cell>
          <table:table-cell office:value-type="float" office:value="0.467689161554192" calcext:value-type="float">
            <text:p>0.46768916155419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0.532310838445808" calcext:value-type="float">
            <text:p>0.532310838445808</text:p>
          </table:table-cell>
          <table:table-cell office:value-type="string" calcext:value-type="string">
            <text:p>NVIDIA Tesla V100</text:p>
          </table:table-cell>
          <table:table-cell office:value-type="float" office:value="52480" calcext:value-type="float">
            <text:p>52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office:value-type="float" office:value="500" calcext:value-type="float">
            <text:p>500</text:p>
          </table:table-cell>
          <table:table-cell office:value-type="float" office:value="16020000" calcext:value-type="float">
            <text:p>16020000</text:p>
          </table:table-cell>
          <table:table-cell office:value-type="float" office:value="20636100" calcext:value-type="float">
            <text:p>206361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2.1GHz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V100</text:p>
          </table:table-cell>
          <table:table-cell office:value-type="float" office:value="200" calcext:value-type="float">
            <text:p>200</text:p>
          </table:table-cell>
          <table:table-cell office:value-type="float" office:value="5376" calcext:value-type="float">
            <text:p>537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820" calcext:value-type="float">
            <text:p>820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20500" calcext:value-type="float">
            <text:p>205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0" calcext:value-type="float">
            <text:p>0</text:p>
          </table:table-cell>
          <table:table-cell office:value-type="float" office:value="0.045031875" calcext:value-type="float">
            <text:p>0.045031875</text:p>
          </table:table-cell>
          <table:table-cell office:value-type="float" office:value="0.359379" calcext:value-type="float">
            <text:p>0.359379</text:p>
          </table:table-cell>
          <table:table-cell office:value-type="float" office:value="2017" calcext:value-type="float">
            <text:p>2017</text:p>
          </table:table-cell>
          <table:table-cell office:value-type="float" office:value="0.404410875" calcext:value-type="float">
            <text:p>0.4044108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b0b07d3f7eaad228e42e425169c626f8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SA5212H5, Xeon Platinum 8163 24C 2.5GHz, NVIDIA Tesla P100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030000" calcext:value-type="float">
            <text:p>1030000</text:p>
          </table:table-cell>
          <table:table-cell office:value-type="float" office:value="1908000" calcext:value-type="float">
            <text:p>1908000</text:p>
          </table:table-cell>
          <table:table-cell office:value-type="float" office:value="4449000" calcext:value-type="float">
            <text:p>444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Platinum 8163 24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7600" calcext:value-type="float">
            <text:p>57600</text:p>
          </table:table-cell>
          <table:table-cell office:value-type="float" office:value="0.539832285115304" calcext:value-type="float">
            <text:p>0.539832285115304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460167714884696" calcext:value-type="float">
            <text:p>0.460167714884696</text:p>
          </table:table-cell>
          <table:table-cell office:value-type="string" calcext:value-type="string">
            <text:p>NVIDIA Tesla P100</text:p>
          </table:table-cell>
          <table:table-cell office:value-type="float" office:value="40320" calcext:value-type="float">
            <text:p>40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latinum</text:p>
          </table:table-cell>
          <table:table-cell office:value-type="float" office:value="8163" calcext:value-type="float">
            <text:p>8163</text:p>
          </table:table-cell>
          <table:table-cell office:value-type="string" calcext:value-type="string">
            <text:p>2.5GHz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80" calcext:value-type="float">
            <text:p>1728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630" calcext:value-type="float">
            <text:p>630</text:p>
          </table:table-cell>
          <table:table-cell office:value-type="float" office:value="82.5" calcext:value-type="float">
            <text:p>82.5</text:p>
          </table:table-cell>
          <table:table-cell office:value-type="float" office:value="100" calcext:value-type="float">
            <text:p>100</text:p>
          </table:table-cell>
          <table:table-cell office:value-type="float" office:value="118800" calcext:value-type="float">
            <text:p>1188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0" calcext:value-type="float">
            <text:p>0</text:p>
          </table:table-cell>
          <table:table-cell office:value-type="float" office:value="0.260352675" calcext:value-type="float">
            <text:p>0.260352675</text:p>
          </table:table-cell>
          <table:table-cell office:value-type="float" office:value="0.276159" calcext:value-type="float">
            <text:p>0.276159</text:p>
          </table:table-cell>
          <table:table-cell office:value-type="float" office:value="2017" calcext:value-type="float">
            <text:p>2017</text:p>
          </table:table-cell>
          <table:table-cell office:value-type="float" office:value="0.536511675" calcext:value-type="float">
            <text:p>0.5365116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c2cb9c69223231b34700786efbd42fe</text:p>
          </table:table-cell>
          <table:table-cell office:value-type="string" calcext:value-type="string">
            <text:p>[2017.0, 2017.0, 2017.0, 2017.5, 2017.5, 2017.5, 2018.0, 2018.0, 2018.0, 2018.5, 2019.0, 2019.5, 2020.0, 2020.5, 2021.0, 2021.5, 2022.0, 2017.0, 2017.0, 2017.0, 2017.5, 2017.5, 2017.5, 2018.0, 2018.0, 2018.0, 2018.5, 2019.0, 2019.5, 2020.0, 2020.5, 2021.0, 2021.5, 2022.0]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TS10000, Xeon E5-2682v4 16C 2.5GHz, 10G Ethernet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1714000" calcext:value-type="float">
            <text:p>1714000</text:p>
          </table:table-cell>
          <table:table-cell office:value-type="float" office:value="3149600" calcext:value-type="float">
            <text:p>3149600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9680" calcext:value-type="float">
            <text:p>39680</text:p>
          </table:table-cell>
          <table:table-cell office:value-type="float" office:value="0.544196088392177" calcext:value-type="float">
            <text:p>0.54419608839217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55803911607823" calcext:value-type="float">
            <text:p>0.455803911607823</text:p>
          </table:table-cell>
          <table:table-cell office:value-type="string" calcext:value-type="string">
            <text:p>NVIDIA Tesla P100</text:p>
          </table:table-cell>
          <table:table-cell office:value-type="float" office:value="34720" calcext:value-type="float">
            <text:p>3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00" calcext:value-type="float">
            <text:p>500</text:p>
          </table:table-cell>
          <table:table-cell office:value-type="float" office:value="1729000" calcext:value-type="float">
            <text:p>1729000</text:p>
          </table:table-cell>
          <table:table-cell office:value-type="float" office:value="3072000" calcext:value-type="float">
            <text:p>3072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542.5" calcext:value-type="float">
            <text:p>542.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7200" calcext:value-type="float">
            <text:p>37200</text:p>
          </table:table-cell>
          <table:table-cell office:value-type="float" office:value="108500" calcext:value-type="float">
            <text:p>108500</text:p>
          </table:table-cell>
          <table:table-cell office:value-type="float" office:value="0" calcext:value-type="float">
            <text:p>0</text:p>
          </table:table-cell>
          <table:table-cell office:value-type="float" office:value="0.0815994" calcext:value-type="float">
            <text:p>0.0815994</text:p>
          </table:table-cell>
          <table:table-cell office:value-type="float" office:value="0.237834" calcext:value-type="float">
            <text:p>0.237834</text:p>
          </table:table-cell>
          <table:table-cell office:value-type="float" office:value="2017" calcext:value-type="float">
            <text:p>2017</text:p>
          </table:table-cell>
          <table:table-cell office:value-type="float" office:value="0.3194334" calcext:value-type="float">
            <text:p>0.319433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5f5d465a318ad82958cf032e94da7b1</text:p>
          </table:table-cell>
          <table:table-cell office:value-type="string" calcext:value-type="string">
            <text:p>[2017.0, 2017.5, 2018.0, 2018.5, 2019.0, 2019.5, 2020.0, 2020.5, 2021.0, 2021.5, 2022.0, 2022.5, 2023.0, 2023.5, 2017.0, 2017.5, 2018.0, 2018.5, 2019.0, 2019.5, 2020.0, 2020.5, 2021.0, 2021.5, 2022.0, 2022.5, 2023.0, 2023.5]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SIC Center, Tokyo Institute of Technology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SGI ICE XA, IP139-SXM2, Xeon E5-2680v4 14C 2.4GHz, Intel Omni-Path, NVIDIA Tesla P100 SXM2</text:p>
          </table:table-cell>
          <table:table-cell office:value-type="float" office:value="2017" calcext:value-type="float">
            <text:p>2017</text:p>
          </table:table-cell>
          <table:table-cell office:value-type="float" office:value="1998000" calcext:value-type="float">
            <text:p>1998000</text:p>
          </table:table-cell>
          <table:table-cell office:value-type="float" office:value="3207629" calcext:value-type="float">
            <text:p>3207629</text:p>
          </table:table-cell>
          <table:table-cell office:value-type="float" office:value="1096704" calcext:value-type="float">
            <text:p>1096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PE SGI 8600</text:p>
          </table:table-cell>
          <table:table-cell office:value-type="string" calcext:value-type="string">
            <text:p>SUSE Linux Enterprise Server 12 SP1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sia</text:p>
          </table:table-cell>
          <table:table-cell office:value-type="float" office:value="36288" calcext:value-type="float">
            <text:p>36288</text:p>
          </table:table-cell>
          <table:table-cell office:value-type="float" office:value="0.622889991330045" calcext:value-type="float">
            <text:p>0.6228899913300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SUBAME3.0</text:p>
          </table:table-cell>
          <table:table-cell office:value-type="float" office:value="0.377110008669955" calcext:value-type="float">
            <text:p>0.377110008669955</text:p>
          </table:table-cell>
          <table:table-cell office:value-type="string" calcext:value-type="string">
            <text:p>NVIDIA Tesla P100 SXM2</text:p>
          </table:table-cell>
          <table:table-cell office:value-type="float" office:value="32256" calcext:value-type="float">
            <text:p>32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3.5" calcext:value-type="float">
            <text:p>2023.5</text:p>
          </table:table-cell>
          <table:table-cell office:value-type="float" office:value="11.5" calcext:value-type="float">
            <text:p>11.5</text:p>
          </table:table-cell>
          <table:table-cell office:value-type="float" office:value="2023.5" calcext:value-type="float">
            <text:p>2023.5</text:p>
          </table:table-cell>
          <table:table-cell office:value-type="float" office:value="500" calcext:value-type="float">
            <text:p>500</text:p>
          </table:table-cell>
          <table:table-cell office:value-type="float" office:value="21530000" calcext:value-type="float">
            <text:p>21530000</text:p>
          </table:table-cell>
          <table:table-cell office:value-type="float" office:value="29415170" calcext:value-type="float">
            <text:p>2941517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VIDIA Tesla P100 SXM2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8-06-01 00:00:00</text:p>
          </table:table-cell>
          <table:table-cell office:value-type="string" calcext:value-type="string">
            <text:p>As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500.13" calcext:value-type="float">
            <text:p>50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pan</text:p>
          </table:table-cell>
          <table:table-cell office:value-type="float" office:value="431.87" calcext:value-type="float">
            <text:p>431.87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  <table:table-cell office:value-type="float" office:value="500.13" calcext:value-type="float">
            <text:p>500.13</text:p>
          </table:table-cell>
          <table:table-cell office:value-type="float" office:value="511.17" calcext:value-type="float">
            <text:p>511.17</text:p>
          </table:table-cell>
          <table:table-cell office:value-type="float" office:value="-43.99" calcext:value-type="float">
            <text:p>-43.99</text:p>
          </table:table-cell>
          <table:table-cell office:value-type="float" office:value="288" calcext:value-type="float">
            <text:p>288</text:p>
          </table:table-cell>
          <table:table-cell office:value-type="float" office:value="504" calcext:value-type="float">
            <text:p>50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4560" calcext:value-type="float">
            <text:p>34560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  <table:table-cell office:value-type="float" office:value="0.0758178" calcext:value-type="float">
            <text:p>0.0758178</text:p>
          </table:table-cell>
          <table:table-cell office:value-type="float" office:value="0.220971" calcext:value-type="float">
            <text:p>0.220971</text:p>
          </table:table-cell>
          <table:table-cell office:value-type="float" office:value="2017" calcext:value-type="float">
            <text:p>2017</text:p>
          </table:table-cell>
          <table:table-cell office:value-type="float" office:value="0.2967888" calcext:value-type="float">
            <text:p>0.2967888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07b107fa81f542f9359241113e364310</text:p>
          </table:table-cell>
          <table:table-cell office:value-type="string" calcext:value-type="string">
            <text:p>[2017.0, 2017.5, 2018.0, 2017.0, 2017.5, 2018.0, 2018.5]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mon Fraser University/Compute Canada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ll C4130/Dell C6320, Xeon E5-2650v4/E5-2683-v4, Intel Omni-Path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1337000" calcext:value-type="float">
            <text:p>1337000</text:p>
          </table:table-cell>
          <table:table-cell office:value-type="float" office:value="3710464" calcext:value-type="float">
            <text:p>3710464</text:p>
          </table:table-cell>
          <table:table-cell office:value-type="float" office:value="940800" calcext:value-type="float">
            <text:p>940800</text:p>
          </table:table-cell>
          <table:table-cell office:value-type="float" office:value="472320" calcext:value-type="float">
            <text:p>47232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mericas</text:p>
          </table:table-cell>
          <table:table-cell office:value-type="float" office:value="59776" calcext:value-type="float">
            <text:p>59776</text:p>
          </table:table-cell>
          <table:table-cell office:value-type="float" office:value="0.36033229267283" calcext:value-type="float">
            <text:p>0.360332292672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dar</text:p>
          </table:table-cell>
          <table:table-cell office:value-type="float" office:value="0.63966770732717" calcext:value-type="float">
            <text:p>0.63966770732717</text:p>
          </table:table-cell>
          <table:table-cell office:value-type="string" calcext:value-type="string">
            <text:p>NVIDIA Tesla P100</text:p>
          </table:table-cell>
          <table:table-cell office:value-type="float" office:value="32256" calcext:value-type="float">
            <text:p>32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20" calcext:value-type="float">
            <text:p>27520</text:p>
          </table:table-cell>
          <table:table-cell office:value-type="string" calcext:value-type="string">
            <text:p>canad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169.93" calcext:value-type="float">
            <text:p>169.93</text:p>
          </table:table-cell>
          <table:table-cell office:value-type="float" office:value="-8.96" calcext:value-type="float">
            <text:p>-8.96</text:p>
          </table:table-cell>
          <table:table-cell office:value-type="float" office:value="-5.01" calcext:value-type="float">
            <text:p>-5.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.93" calcext:value-type="float">
            <text:p>169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3.33333333333" calcext:value-type="float">
            <text:p>2293.33333333333</text:p>
          </table:table-cell>
          <table:table-cell office:value-type="float" office:value="504" calcext:value-type="float">
            <text:p>504</text:p>
          </table:table-cell>
          <table:table-cell office:value-type="float" office:value="52.5" calcext:value-type="float">
            <text:p>52.5</text:p>
          </table:table-cell>
          <table:table-cell office:value-type="float" office:value="100" calcext:value-type="float">
            <text:p>100</text:p>
          </table:table-cell>
          <table:table-cell office:value-type="float" office:value="240800" calcext:value-type="float">
            <text:p>240800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  <table:table-cell office:value-type="float" office:value="0.527466975" calcext:value-type="float">
            <text:p>0.527466975</text:p>
          </table:table-cell>
          <table:table-cell office:value-type="float" office:value="0.220971" calcext:value-type="float">
            <text:p>0.220971</text:p>
          </table:table-cell>
          <table:table-cell office:value-type="float" office:value="2017" calcext:value-type="float">
            <text:p>2017</text:p>
          </table:table-cell>
          <table:table-cell office:value-type="float" office:value="0.748437975" calcext:value-type="float">
            <text:p>0.748437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cd9d270e51bfbf005b546020dabbc53</text:p>
          </table:table-cell>
          <table:table-cell office:value-type="string" calcext:value-type="string">
            <text:p>[2018.5, 2019.0, 2019.5, 2020.0, 2020.5, 2019.0, 2019.5, 2020.0, 2020.5]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imon Fraser University/Compute Canada</text:p>
          </table:table-cell>
          <table:table-cell office:value-type="string" calcext:value-type="string">
            <text:p>Dell EMC</text:p>
          </table:table-cell>
          <table:table-cell office:value-type="string" calcext:value-type="string">
            <text:p>Dell C4130, Xeon E5-2650v4 12C 2.2GHz, Intel Omni-Path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1337000" calcext:value-type="float">
            <text:p>1337000</text:p>
          </table:table-cell>
          <table:table-cell office:value-type="float" office:value="2863411" calcext:value-type="float">
            <text:p>2863411</text:p>
          </table:table-cell>
          <table:table-cell office:value-type="float" office:value="940800" calcext:value-type="float">
            <text:p>94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mericas</text:p>
          </table:table-cell>
          <table:table-cell office:value-type="float" office:value="35712" calcext:value-type="float">
            <text:p>35712</text:p>
          </table:table-cell>
          <table:table-cell office:value-type="float" office:value="0.466925635195227" calcext:value-type="float">
            <text:p>0.466925635195227</text:p>
          </table:table-cell>
          <table:table-cell office:value-type="float" office:value="2018.5" calcext:value-type="float">
            <text:p>2018.5</text:p>
          </table:table-cell>
          <table:table-cell office:value-type="string" calcext:value-type="string">
            <text:p>Cedar</text:p>
          </table:table-cell>
          <table:table-cell office:value-type="float" office:value="0.533074364804773" calcext:value-type="float">
            <text:p>0.533074364804773</text:p>
          </table:table-cell>
          <table:table-cell office:value-type="string" calcext:value-type="string">
            <text:p>NVIDIA Tesla P100</text:p>
          </table:table-cell>
          <table:table-cell office:value-type="float" office:value="32256" calcext:value-type="float">
            <text:p>32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.5" calcext:value-type="float">
            <text:p>2020.5</text:p>
          </table:table-cell>
          <table:table-cell office:value-type="float" office:value="8.5" calcext:value-type="float">
            <text:p>8.5</text:p>
          </table:table-cell>
          <table:table-cell office:value-type="float" office:value="2020.5" calcext:value-type="float">
            <text:p>2020.5</text:p>
          </table:table-cell>
          <table:table-cell office:value-type="float" office:value="500" calcext:value-type="float">
            <text:p>500</text:p>
          </table:table-cell>
          <table:table-cell office:value-type="float" office:value="2726077.9" calcext:value-type="float">
            <text:p>2726077.9</text:p>
          </table:table-cell>
          <table:table-cell office:value-type="float" office:value="3761664" calcext:value-type="float">
            <text:p>3761664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canada</text:p>
          </table:table-cell>
          <table:table-cell table:style-name="ce4" office:value-type="date" office:date-value="2018-06-01" calcext:value-type="date">
            <text:p>2018-06-01</text:p>
          </table:table-cell>
          <table:table-cell table:style-name="ce6" office:value-type="string" calcext:value-type="string">
            <text:p>2018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164.33" calcext:value-type="float">
            <text:p>164.33</text:p>
          </table:table-cell>
          <table:table-cell office:value-type="float" office:value="2.36" calcext:value-type="float">
            <text:p>2.36</text:p>
          </table:table-cell>
          <table:table-cell office:value-type="float" office:value="1.46" calcext:value-type="float">
            <text:p>1.4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.33" calcext:value-type="float">
            <text:p>16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504" calcext:value-type="float">
            <text:p>504</text:p>
          </table:table-cell>
          <table:table-cell office:value-type="float" office:value="52.5" calcext:value-type="float">
            <text:p>52.5</text:p>
          </table:table-cell>
          <table:table-cell office:value-type="float" office:value="100" calcext:value-type="float">
            <text:p>100</text:p>
          </table:table-cell>
          <table:table-cell office:value-type="float" office:value="30240" calcext:value-type="float">
            <text:p>30240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  <table:table-cell office:value-type="float" office:value="0.066340575" calcext:value-type="float">
            <text:p>0.066340575</text:p>
          </table:table-cell>
          <table:table-cell office:value-type="float" office:value="0.220971" calcext:value-type="float">
            <text:p>0.220971</text:p>
          </table:table-cell>
          <table:table-cell office:value-type="float" office:value="2017" calcext:value-type="float">
            <text:p>2017</text:p>
          </table:table-cell>
          <table:table-cell office:value-type="float" office:value="0.287311575" calcext:value-type="float">
            <text:p>0.2873115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c95c673dc9afd84fc44c33fc2715655</text:p>
          </table:table-cell>
          <table:table-cell office:value-type="string" calcext:value-type="string">
            <text:p>[2018.0, 2018.5, 2019.0, 2019.5, 2020.0, 2020.5, 2018.0, 2018.5, 2019.0, 2019.5, 2020.0, 2020.5]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TS10000, Xeon Silver 4114 10C 2.2GHz, NVIDIA Tesla V100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1471000" calcext:value-type="float">
            <text:p>1471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29000" calcext:value-type="float">
            <text:p>82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Silver 4114 10C 2.2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sia</text:p>
          </table:table-cell>
          <table:table-cell office:value-type="float" office:value="33000" calcext:value-type="float">
            <text:p>33000</text:p>
          </table:table-cell>
          <table:table-cell office:value-type="float" office:value="0.490333333333333" calcext:value-type="float">
            <text:p>0.490333333333333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0.509666666666667" calcext:value-type="float">
            <text:p>0.509666666666667</text:p>
          </table:table-cell>
          <table:table-cell office:value-type="string" calcext:value-type="string">
            <text:p>NVIDIA Tesla V1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.5" calcext:value-type="float">
            <text:p>2020.5</text:p>
          </table:table-cell>
          <table:table-cell office:value-type="float" office:value="8.5" calcext:value-type="float">
            <text:p>8.5</text:p>
          </table:table-cell>
          <table:table-cell office:value-type="float" office:value="2020.5" calcext:value-type="float">
            <text:p>2020.5</text:p>
          </table:table-cell>
          <table:table-cell office:value-type="float" office:value="500" calcext:value-type="float">
            <text:p>500</text:p>
          </table:table-cell>
          <table:table-cell office:value-type="float" office:value="2726077.9" calcext:value-type="float">
            <text:p>2726077.9</text:p>
          </table:table-cell>
          <table:table-cell office:value-type="float" office:value="3761664" calcext:value-type="float">
            <text:p>3761664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Silver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2.2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IDIA Tesla V100</text:p>
          </table:table-cell>
          <table:table-cell office:value-type="float" office:value="200" calcext:value-type="float">
            <text:p>200</text:p>
          </table:table-cell>
          <table:table-cell office:value-type="float" office:value="5376" calcext:value-type="float">
            <text:p>537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2.5" calcext:value-type="float">
            <text:p>42.5</text:p>
          </table:table-cell>
          <table:table-cell office:value-type="float" office:value="100" calcext:value-type="float">
            <text:p>100</text:p>
          </table:table-cell>
          <table:table-cell office:value-type="float" office:value="8500" calcext:value-type="float">
            <text:p>8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018708075" calcext:value-type="float">
            <text:p>0.018708075</text:p>
          </table:table-cell>
          <table:table-cell office:value-type="float" office:value="0.219219" calcext:value-type="float">
            <text:p>0.219219</text:p>
          </table:table-cell>
          <table:table-cell office:value-type="float" office:value="2017" calcext:value-type="float">
            <text:p>2017</text:p>
          </table:table-cell>
          <table:table-cell office:value-type="float" office:value="0.237927075" calcext:value-type="float">
            <text:p>0.237927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b065c04aaffcc770e9b8d7f96875ca3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NeXtScale nx360M5, Xeon E5-2690v4 14C 2.6GHz, Infiniband FDR, NVIDIA Tesla K80</text:p>
          </table:table-cell>
          <table:table-cell office:value-type="float" office:value="2017" calcext:value-type="float">
            <text:p>2017</text:p>
          </table:table-cell>
          <table:table-cell office:value-type="float" office:value="836176" calcext:value-type="float">
            <text:p>836176</text:p>
          </table:table-cell>
          <table:table-cell office:value-type="float" office:value="1962184" calcext:value-type="float">
            <text:p>1962184</text:p>
          </table:table-cell>
          <table:table-cell office:value-type="float" office:value="2262720" calcext:value-type="float">
            <text:p>2262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0v4 14C 2.6GHz</text:p>
          </table:table-cell>
          <table:table-cell office:value-type="string" calcext:value-type="string">
            <text:p>Lenovo NeXtScale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sia</text:p>
          </table:table-cell>
          <table:table-cell office:value-type="float" office:value="32000" calcext:value-type="float">
            <text:p>32000</text:p>
          </table:table-cell>
          <table:table-cell office:value-type="float" office:value="0.426145560253269" calcext:value-type="float">
            <text:p>0.426145560253269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573854439746731" calcext:value-type="float">
            <text:p>0.573854439746731</text:p>
          </table:table-cell>
          <table:table-cell office:value-type="string" calcext:value-type="string">
            <text:p>NVIDIA Tesla K80</text:p>
          </table:table-cell>
          <table:table-cell office:value-type="float" office:value="20800" calcext:value-type="float">
            <text:p>2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0v4</text:p>
          </table:table-cell>
          <table:table-cell office:value-type="string" calcext:value-type="string">
            <text:p>2.6GHz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VIDIA Tesla K80</text:p>
          </table:table-cell>
          <table:table-cell office:value-type="float" office:value="200" calcext:value-type="float">
            <text:p>200</text:p>
          </table:table-cell>
          <table:table-cell office:value-type="float" office:value="2496" calcext:value-type="float">
            <text:p>2496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33.333333333333" calcext:value-type="float">
            <text:p>433.333333333333</text:p>
          </table:table-cell>
          <table:table-cell office:value-type="float" office:value="67.5" calcext:value-type="float">
            <text:p>67.5</text:p>
          </table:table-cell>
          <table:table-cell office:value-type="float" office:value="100" calcext:value-type="float">
            <text:p>1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86666.6666666667" calcext:value-type="float">
            <text:p>86666.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236667825" calcext:value-type="float">
            <text:p>0.236667825</text:p>
          </table:table-cell>
          <table:table-cell office:value-type="float" office:value="0.190019" calcext:value-type="float">
            <text:p>0.190019</text:p>
          </table:table-cell>
          <table:table-cell office:value-type="float" office:value="2017" calcext:value-type="float">
            <text:p>2017</text:p>
          </table:table-cell>
          <table:table-cell office:value-type="float" office:value="0.426686825" calcext:value-type="float">
            <text:p>0.426686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9a8eb340b12b5566bf7749685132cbf5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PE-HPC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HC2000 Cluster, Xeon E5-2650v3 10C 2.3GHz, Infiniband FDR, NVIDIA Tesla K80</text:p>
          </table:table-cell>
          <table:table-cell office:value-type="float" office:value="2017" calcext:value-type="float">
            <text:p>2017</text:p>
          </table:table-cell>
          <table:table-cell office:value-type="float" office:value="981200" calcext:value-type="float">
            <text:p>981200</text:p>
          </table:table-cell>
          <table:table-cell office:value-type="float" office:value="1643200" calcext:value-type="float">
            <text:p>1643200</text:p>
          </table:table-cell>
          <table:table-cell office:value-type="float" office:value="1679000" calcext:value-type="float">
            <text:p>167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3 10C 2.3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sia</text:p>
          </table:table-cell>
          <table:table-cell office:value-type="float" office:value="24800" calcext:value-type="float">
            <text:p>24800</text:p>
          </table:table-cell>
          <table:table-cell office:value-type="float" office:value="0.597127555988315" calcext:value-type="float">
            <text:p>0.5971275559883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PE-GPUv2</text:p>
          </table:table-cell>
          <table:table-cell office:value-type="float" office:value="0.402872444011685" calcext:value-type="float">
            <text:p>0.402872444011685</text:p>
          </table:table-cell>
          <table:table-cell office:value-type="string" calcext:value-type="string">
            <text:p>NVIDIA Tesla K80</text:p>
          </table:table-cell>
          <table:table-cell office:value-type="float" office:value="20800" calcext:value-type="float">
            <text:p>2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3</text:p>
          </table:table-cell>
          <table:table-cell office:value-type="string" calcext:value-type="string">
            <text:p>2.3GHz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IDIA Tesla K80</text:p>
          </table:table-cell>
          <table:table-cell office:value-type="float" office:value="200" calcext:value-type="float">
            <text:p>200</text:p>
          </table:table-cell>
          <table:table-cell office:value-type="float" office:value="2496" calcext:value-type="float">
            <text:p>2496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33.333333333333" calcext:value-type="float">
            <text:p>433.333333333333</text:p>
          </table:table-cell>
          <table:table-cell office:value-type="float" office:value="52.5" calcext:value-type="float">
            <text:p>52.5</text:p>
          </table:table-cell>
          <table:table-cell office:value-type="float" office:value="100" calcext:value-type="float">
            <text:p>100</text:p>
          </table:table-cell>
          <table:table-cell office:value-type="float" office:value="42000" calcext:value-type="float">
            <text:p>42000</text:p>
          </table:table-cell>
          <table:table-cell office:value-type="float" office:value="86666.6666666667" calcext:value-type="float">
            <text:p>86666.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92094975" calcext:value-type="float">
            <text:p>0.092094975</text:p>
          </table:table-cell>
          <table:table-cell office:value-type="float" office:value="0.190019" calcext:value-type="float">
            <text:p>0.190019</text:p>
          </table:table-cell>
          <table:table-cell office:value-type="float" office:value="2017" calcext:value-type="float">
            <text:p>2017</text:p>
          </table:table-cell>
          <table:table-cell office:value-type="float" office:value="0.282113975" calcext:value-type="float">
            <text:p>0.282113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8808d3719742b7e07c19862cdf6fc223</text:p>
          </table:table-cell>
          <table:table-cell office:value-type="string" calcext:value-type="string">
            <text:p>[2018.0, 2018.5, 2019.0, 2019.5, 2019.5, 2020.0, 2020.5, 2021.0, 2021.5, 2022.0, 2022.5, 2023.0, 2018.0, 2018.5, 2019.0, 2019.5, 2019.5, 2020.0, 2020.5, 2021.0, 2021.5, 2022.0, 2022.5, 2023.0]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nternet Company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TS10000, Xeon Gold 6130 16C 2.1GHz, NVIDIA Tesla V100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1161000" calcext:value-type="float">
            <text:p>116100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741000" calcext:value-type="float">
            <text:p>74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30 16C 2.1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26880" calcext:value-type="float">
            <text:p>26880</text:p>
          </table:table-cell>
          <table:table-cell office:value-type="float" office:value="0.48375" calcext:value-type="float">
            <text:p>0.48375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0.51625" calcext:value-type="float">
            <text:p>0.51625</text:p>
          </table:table-cell>
          <table:table-cell office:value-type="string" calcext:value-type="string">
            <text:p>NVIDIA Tesla V100</text:p>
          </table:table-cell>
          <table:table-cell office:value-type="float" office:value="25600" calcext:value-type="float">
            <text:p>25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office:value-type="float" office:value="500" calcext:value-type="float">
            <text:p>500</text:p>
          </table:table-cell>
          <table:table-cell office:value-type="float" office:value="2015000" calcext:value-type="float">
            <text:p>2015000</text:p>
          </table:table-cell>
          <table:table-cell office:value-type="float" office:value="53084160" calcext:value-type="float">
            <text:p>5308416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2.1GHz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V100</text:p>
          </table:table-cell>
          <table:table-cell office:value-type="float" office:value="200" calcext:value-type="float">
            <text:p>200</text:p>
          </table:table-cell>
          <table:table-cell office:value-type="float" office:value="5376" calcext:value-type="float">
            <text:p>537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0.022036875" calcext:value-type="float">
            <text:p>0.022036875</text:p>
          </table:table-cell>
          <table:table-cell office:value-type="float" office:value="0.175419" calcext:value-type="float">
            <text:p>0.175419</text:p>
          </table:table-cell>
          <table:table-cell office:value-type="float" office:value="2017" calcext:value-type="float">
            <text:p>2017</text:p>
          </table:table-cell>
          <table:table-cell office:value-type="float" office:value="0.197455875" calcext:value-type="float">
            <text:p>0.1974558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e80972a27c112df0d1d9aa0f007a533</text:p>
          </table:table-cell>
          <table:table-cell office:value-type="string" calcext:value-type="string">
            <text:p>[2018.0, 2018.0, 2018.0, 2018.0, 2018.0, 2018.0, 2018.0, 2018.0, 2018.5, 2018.5, 2018.5, 2018.5, 2018.5, 2018.5, 2018.5, 2018.5, 2019.0, 2019.0, 2019.0, 2019.0, 2019.0, 2019.0, 2019.5, 2019.5, 2020.0, 2020.5, 2018.0, 2018.0, 2018.0, 2018.0, 2018.0, 2018.0, 2018.0, 2018.0, 2018.5, 2018.5, 2018.5, 2018.5, 2018.5, 2018.5, 2018.5, 2018.5, 2019.0, 2019.0, 2019.0, 2019.0, 2019.0, 2019.0, 2019.5, 2019.5, 2020.0, 2020.5]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NF5280M, Xeon E5-2682v4 16C 2.5GHz, NVIDIA Tesla P100, 25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352000" calcext:value-type="float">
            <text:p>1352000</text:p>
          </table:table-cell>
          <table:table-cell office:value-type="float" office:value="2332000" calcext:value-type="float">
            <text:p>2332000</text:p>
          </table:table-cell>
          <table:table-cell office:value-type="float" office:value="869000" calcext:value-type="float">
            <text:p>86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igabit Ethernet</text:p>
          </table:table-cell>
          <table:table-cell office:value-type="string" calcext:value-type="string">
            <text:p>25G Ethernet</text:p>
          </table:table-cell>
          <table:table-cell office:value-type="string" calcext:value-type="string">
            <text:p>Asia</text:p>
          </table:table-cell>
          <table:table-cell office:value-type="float" office:value="31680" calcext:value-type="float">
            <text:p>31680</text:p>
          </table:table-cell>
          <table:table-cell office:value-type="float" office:value="0.579759862778731" calcext:value-type="float">
            <text:p>0.579759862778731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0.420240137221269" calcext:value-type="float">
            <text:p>0.420240137221269</text:p>
          </table:table-cell>
          <table:table-cell office:value-type="string" calcext:value-type="string">
            <text:p>NVIDIA Tesla P100</text:p>
          </table:table-cell>
          <table:table-cell office:value-type="float" office:value="24640" calcext:value-type="float">
            <text:p>24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.5" calcext:value-type="float">
            <text:p>2020.5</text:p>
          </table:table-cell>
          <table:table-cell office:value-type="float" office:value="8.5" calcext:value-type="float">
            <text:p>8.5</text:p>
          </table:table-cell>
          <table:table-cell office:value-type="float" office:value="2020.5" calcext:value-type="float">
            <text:p>2020.5</text:p>
          </table:table-cell>
          <table:table-cell office:value-type="float" office:value="500" calcext:value-type="float">
            <text:p>500</text:p>
          </table:table-cell>
          <table:table-cell office:value-type="float" office:value="2726077.9" calcext:value-type="float">
            <text:p>2726077.9</text:p>
          </table:table-cell>
          <table:table-cell office:value-type="float" office:value="3761664" calcext:value-type="float">
            <text:p>3761664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85" calcext:value-type="float">
            <text:p>38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2800" calcext:value-type="float">
            <text:p>52800</text:p>
          </table:table-cell>
          <table:table-cell office:value-type="float" office:value="77000" calcext:value-type="float">
            <text:p>77000</text:p>
          </table:table-cell>
          <table:table-cell office:value-type="float" office:value="0" calcext:value-type="float">
            <text:p>0</text:p>
          </table:table-cell>
          <table:table-cell office:value-type="float" office:value="0.1157634" calcext:value-type="float">
            <text:p>0.1157634</text:p>
          </table:table-cell>
          <table:table-cell office:value-type="float" office:value="0.168849" calcext:value-type="float">
            <text:p>0.168849</text:p>
          </table:table-cell>
          <table:table-cell office:value-type="float" office:value="2017" calcext:value-type="float">
            <text:p>2017</text:p>
          </table:table-cell>
          <table:table-cell office:value-type="float" office:value="0.2846124" calcext:value-type="float">
            <text:p>0.284612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971b6a665e7fb92ff67ef5556a073236</text:p>
          </table:table-cell>
          <table:table-cell office:value-type="string" calcext:value-type="string">
            <text:p>[2017.5, 2018.0, 2018.5, 2019.0, 2019.5, 2020.0, 2017.5, 2018.0, 2018.5, 2019.0, 2019.5, 2020.0]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Cluster W780I, Xeon E5-2630v4 10C 2.2GHz, NVIDIA Tesla P100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1307000" calcext:value-type="float">
            <text:p>1307000</text:p>
          </table:table-cell>
          <table:table-cell office:value-type="float" office:value="1950400" calcext:value-type="float">
            <text:p>1950400</text:p>
          </table:table-cell>
          <table:table-cell office:value-type="float" office:value="1135000" calcext:value-type="float">
            <text:p>113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v4 10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sia</text:p>
          </table:table-cell>
          <table:table-cell office:value-type="float" office:value="24400" calcext:value-type="float">
            <text:p>24400</text:p>
          </table:table-cell>
          <table:table-cell office:value-type="float" office:value="0.670118949958983" calcext:value-type="float">
            <text:p>0.67011894995898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AIGIS</text:p>
          </table:table-cell>
          <table:table-cell office:value-type="float" office:value="0.329881050041017" calcext:value-type="float">
            <text:p>0.329881050041017</text:p>
          </table:table-cell>
          <table:table-cell office:value-type="string" calcext:value-type="string">
            <text:p>NVIDIA Tesla P100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500" calcext:value-type="float">
            <text:p>500</text:p>
          </table:table-cell>
          <table:table-cell office:value-type="float" office:value="1316840" calcext:value-type="float">
            <text:p>1316840</text:p>
          </table:table-cell>
          <table:table-cell office:value-type="float" office:value="2393600" calcext:value-type="float">
            <text:p>2393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4</text:p>
          </table:table-cell>
          <table:table-cell office:value-type="string" calcext:value-type="string">
            <text:p>2.2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office:value-type="float" office:value="42.5" calcext:value-type="float">
            <text:p>42.5</text:p>
          </table:table-cell>
          <table:table-cell office:value-type="float" office:value="100" calcext:value-type="float">
            <text:p>100</text:p>
          </table:table-cell>
          <table:table-cell office:value-type="float" office:value="17000" calcext:value-type="float">
            <text:p>17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float" office:value="0.037323075" calcext:value-type="float">
            <text:p>0.037323075</text:p>
          </table:table-cell>
          <table:table-cell office:value-type="float" office:value="0.153519" calcext:value-type="float">
            <text:p>0.153519</text:p>
          </table:table-cell>
          <table:table-cell office:value-type="float" office:value="2017" calcext:value-type="float">
            <text:p>2017</text:p>
          </table:table-cell>
          <table:table-cell office:value-type="float" office:value="0.190842075" calcext:value-type="float">
            <text:p>0.190842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41511fa9929cdb8d42a4b80761d4051</text:p>
          </table:table-cell>
          <table:table-cell office:value-type="string" calcext:value-type="string">
            <text:p>[2017.5, 2017.5, 2017.5, 2017.5, 2017.5, 2017.5, 2017.5, 2017.5, 2017.5, 2017.5, 2017.5, 2017.5, 2017.5, 2017.5, 2017.5, 2017.5, 2017.5, 2017.5, 2018.0, 2018.0, 2018.0, 2018.0, 2018.0, 2018.0, 2018.0, 2018.0, 2018.0, 2018.0, 2018.0, 2018.0, 2018.0, 2018.0, 2018.0, 2018.0, 2018.0, 2018.0, 2018.5, 2018.5, 2018.5, 2018.5, 2018.5, 2018.5, 2018.5, 2018.5, 2018.5, 2018.5, 2018.5, 2018.5, 2018.5, 2018.5, 2018.5, 2019.0, 2019.0, 2019.0, 2019.0, 2019.0, 2019.0, 2019.0, 2019.5, 2019.5, 2019.5, 2019.5, 2019.5, 2019.5, 2017.5, 2017.5, 2017.5, 2017.5, 2017.5, 2017.5, 2017.5, 2017.5, 2017.5, 2017.5, 2017.5, 2017.5, 2017.5, 2017.5, 2017.5, 2017.5, 2017.5, 2017.5, 2018.0, 2018.0, 2018.0, 2018.0, 2018.0, 2018.0, 2018.0, 2018.0, 2018.0, 2018.0, 2018.0, 2018.0, 2018.0, 2018.0, 2018.0, 2018.0, 2018.0, 2018.0, 2018.5, 2018.5, 2018.5, 2018.5, 2018.5, 2018.5, 2018.5, 2018.5, 2018.5, 2018.5, 2018.5, 2018.5, 2018.5, 2018.5, 2018.5, 2019.0, 2019.0, 2019.0, 2019.0, 2019.0, 2019.0, 2019.0, 2019.5, 2019.5, 2019.5, 2019.5, 2019.5, 2019.5]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SA5212H5, Xeon E5-2682v4 16C 2.5GHz, NVIDIA Tesla P100, 25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2345000" calcext:value-type="float">
            <text:p>234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igabit Ethernet</text:p>
          </table:table-cell>
          <table:table-cell office:value-type="string" calcext:value-type="string">
            <text:p>25G Ethernet</text:p>
          </table:table-cell>
          <table:table-cell office:value-type="string" calcext:value-type="string">
            <text:p>Asia</text:p>
          </table:table-cell>
          <table:table-cell office:value-type="float" office:value="28800" calcext:value-type="float">
            <text:p>28800</text:p>
          </table:table-cell>
          <table:table-cell office:value-type="float" office:value="0.560377358490566" calcext:value-type="float">
            <text:p>0.560377358490566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439622641509434" calcext:value-type="float">
            <text:p>0.439622641509434</text:p>
          </table:table-cell>
          <table:table-cell office:value-type="string" calcext:value-type="string">
            <text:p>NVIDIA Tesla P100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.5" calcext:value-type="float">
            <text:p>2019.5</text:p>
          </table:table-cell>
          <table:table-cell office:value-type="float" office:value="7.5" calcext:value-type="float">
            <text:p>7.5</text:p>
          </table:table-cell>
          <table:table-cell office:value-type="float" office:value="2019.5" calcext:value-type="float">
            <text:p>2019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30" calcext:value-type="float">
            <text:p>306893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8000" calcext:value-type="float">
            <text:p>48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float" office:value="0.1052514" calcext:value-type="float">
            <text:p>0.1052514</text:p>
          </table:table-cell>
          <table:table-cell office:value-type="float" office:value="0.153519" calcext:value-type="float">
            <text:p>0.153519</text:p>
          </table:table-cell>
          <table:table-cell office:value-type="float" office:value="2017" calcext:value-type="float">
            <text:p>2017</text:p>
          </table:table-cell>
          <table:table-cell office:value-type="float" office:value="0.2587704" calcext:value-type="float">
            <text:p>0.258770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7dc293f12a6ca2283e64e8dfed91bb3</text:p>
          </table:table-cell>
          <table:table-cell office:value-type="string" calcext:value-type="string">
            <text:p>[2018.0, 2018.0, 2018.5, 2019.0, 2018.0, 2018.0, 2018.5, 2019.0]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NF5280M, Xeon E5-2682v4 16C 2.5GHz, NVIDIA Tesla P100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128000" calcext:value-type="float">
            <text:p>1128000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829000" calcext:value-type="float">
            <text:p>82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8800" calcext:value-type="float">
            <text:p>28800</text:p>
          </table:table-cell>
          <table:table-cell office:value-type="float" office:value="0.532075471698113" calcext:value-type="float">
            <text:p>0.532075471698113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0.467924528301887" calcext:value-type="float">
            <text:p>0.467924528301887</text:p>
          </table:table-cell>
          <table:table-cell office:value-type="string" calcext:value-type="string">
            <text:p>NVIDIA Tesla P100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8000" calcext:value-type="float">
            <text:p>48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float" office:value="0.1052514" calcext:value-type="float">
            <text:p>0.1052514</text:p>
          </table:table-cell>
          <table:table-cell office:value-type="float" office:value="0.153519" calcext:value-type="float">
            <text:p>0.153519</text:p>
          </table:table-cell>
          <table:table-cell office:value-type="float" office:value="2017" calcext:value-type="float">
            <text:p>2017</text:p>
          </table:table-cell>
          <table:table-cell office:value-type="float" office:value="0.2587704" calcext:value-type="float">
            <text:p>0.258770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84eff186d48e0cc95c8274f1a53f54a3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ational Institute of Advanced Industrial Science and Technology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EC 4U-8GPU Server, Xeon E5-2630Lv4 10C 1.8GHz, Infiniband EDR, NVIDIA Tesla P100 SXM2</text:p>
          </table:table-cell>
          <table:table-cell office:value-type="float" office:value="2017" calcext:value-type="float">
            <text:p>2017</text:p>
          </table:table-cell>
          <table:table-cell office:value-type="float" office:value="961000" calcext:value-type="float">
            <text:p>961000</text:p>
          </table:table-cell>
          <table:table-cell office:value-type="float" office:value="2148800" calcext:value-type="float">
            <text:p>2148800</text:p>
          </table:table-cell>
          <table:table-cell office:value-type="float" office:value="896000" calcext:value-type="float">
            <text:p>89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Lv4 10C 1.8GHz</text:p>
          </table:table-cell>
          <table:table-cell office:value-type="string" calcext:value-type="string">
            <text:p>NEC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23400" calcext:value-type="float">
            <text:p>23400</text:p>
          </table:table-cell>
          <table:table-cell office:value-type="float" office:value="0.44722635889799" calcext:value-type="float">
            <text:p>0.447226358897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IST AI Cloud</text:p>
          </table:table-cell>
          <table:table-cell office:value-type="float" office:value="0.55277364110201" calcext:value-type="float">
            <text:p>0.55277364110201</text:p>
          </table:table-cell>
          <table:table-cell office:value-type="string" calcext:value-type="string">
            <text:p>NVIDIA Tesla P100 SXM2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Lv4</text:p>
          </table:table-cell>
          <table:table-cell office:value-type="string" calcext:value-type="string">
            <text:p>1.8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IDIA Tesla P100 SXM2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8-06-01 00:00:00</text:p>
          </table:table-cell>
          <table:table-cell office:value-type="string" calcext:value-type="string">
            <text:p>As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500.13" calcext:value-type="float">
            <text:p>50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.13" calcext:value-type="float">
            <text:p>50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42.5" calcext:value-type="float">
            <text:p>42.5</text:p>
          </table:table-cell>
          <table:table-cell office:value-type="float" office:value="100" calcext:value-type="float">
            <text:p>100</text:p>
          </table:table-cell>
          <table:table-cell office:value-type="float" office:value="8500" calcext:value-type="float">
            <text:p>850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float" office:value="0.018708075" calcext:value-type="float">
            <text:p>0.018708075</text:p>
          </table:table-cell>
          <table:table-cell office:value-type="float" office:value="0.153519" calcext:value-type="float">
            <text:p>0.153519</text:p>
          </table:table-cell>
          <table:table-cell office:value-type="float" office:value="2017" calcext:value-type="float">
            <text:p>2017</text:p>
          </table:table-cell>
          <table:table-cell office:value-type="float" office:value="0.172227075" calcext:value-type="float">
            <text:p>0.172227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85ebc6c14ef867aa1ae85642952ee2d</text:p>
          </table:table-cell>
          <table:table-cell office:value-type="string" calcext:value-type="string">
            <text:p>[2017.5, 2018.0, 2018.5, 2019.0, 2019.5, 2020.0, 2017.5, 2018.0, 2018.5, 2019.0, 2019.5, 2020.0]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omputer Network Information Center, Chinese Academy of Science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Cluster W780I, Xeon E5-2650v4 12C 2.2GHz, NVIDIA Tesla P100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1238000" calcext:value-type="float">
            <text:p>1238000</text:p>
          </table:table-cell>
          <table:table-cell office:value-type="float" office:value="1845350.4" calcext:value-type="float">
            <text:p>1845350.4</text:p>
          </table:table-cell>
          <table:table-cell office:value-type="float" office:value="786000" calcext:value-type="float">
            <text:p>78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sia</text:p>
          </table:table-cell>
          <table:table-cell office:value-type="float" office:value="22656" calcext:value-type="float">
            <text:p>22656</text:p>
          </table:table-cell>
          <table:table-cell office:value-type="float" office:value="0.670875298263137" calcext:value-type="float">
            <text:p>0.670875298263137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Era-AI</text:p>
          </table:table-cell>
          <table:table-cell office:value-type="float" office:value="0.329124701736863" calcext:value-type="float">
            <text:p>0.329124701736863</text:p>
          </table:table-cell>
          <table:table-cell office:value-type="string" calcext:value-type="string">
            <text:p>NVIDIA Tesla P100</text:p>
          </table:table-cell>
          <table:table-cell office:value-type="float" office:value="21504" calcext:value-type="float">
            <text:p>21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500" calcext:value-type="float">
            <text:p>500</text:p>
          </table:table-cell>
          <table:table-cell office:value-type="float" office:value="1316840" calcext:value-type="float">
            <text:p>1316840</text:p>
          </table:table-cell>
          <table:table-cell office:value-type="float" office:value="2393600" calcext:value-type="float">
            <text:p>2393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36" calcext:value-type="float">
            <text:p>336</text:p>
          </table:table-cell>
          <table:table-cell office:value-type="float" office:value="52.5" calcext:value-type="float">
            <text:p>52.5</text:p>
          </table:table-cell>
          <table:table-cell office:value-type="float" office:value="100" calcext:value-type="float">
            <text:p>100</text:p>
          </table:table-cell>
          <table:table-cell office:value-type="float" office:value="10080" calcext:value-type="float">
            <text:p>10080</text:p>
          </table:table-cell>
          <table:table-cell office:value-type="float" office:value="67200" calcext:value-type="float">
            <text:p>67200</text:p>
          </table:table-cell>
          <table:table-cell office:value-type="float" office:value="0" calcext:value-type="float">
            <text:p>0</text:p>
          </table:table-cell>
          <table:table-cell office:value-type="float" office:value="0.022190175" calcext:value-type="float">
            <text:p>0.022190175</text:p>
          </table:table-cell>
          <table:table-cell office:value-type="float" office:value="0.147387" calcext:value-type="float">
            <text:p>0.147387</text:p>
          </table:table-cell>
          <table:table-cell office:value-type="float" office:value="2017" calcext:value-type="float">
            <text:p>2017</text:p>
          </table:table-cell>
          <table:table-cell office:value-type="float" office:value="0.169577175" calcext:value-type="float">
            <text:p>0.1695771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ba1414906d36cec765792a189bb1061a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SA5212H5, Xeon Platinum 8163 24C 2.5GHz, NVIDIA Tesla P100, 25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048000" calcext:value-type="float">
            <text:p>1048000</text:p>
          </table:table-cell>
          <table:table-cell office:value-type="float" office:value="2014000" calcext:value-type="float">
            <text:p>2014000</text:p>
          </table:table-cell>
          <table:table-cell office:value-type="float" office:value="4571000" calcext:value-type="float">
            <text:p>45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Platinum 8163 24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igabit Ethernet</text:p>
          </table:table-cell>
          <table:table-cell office:value-type="string" calcext:value-type="string">
            <text:p>25G Ethernet</text:p>
          </table:table-cell>
          <table:table-cell office:value-type="string" calcext:value-type="string">
            <text:p>Asia</text:p>
          </table:table-cell>
          <table:table-cell office:value-type="float" office:value="39520" calcext:value-type="float">
            <text:p>39520</text:p>
          </table:table-cell>
          <table:table-cell office:value-type="float" office:value="0.520357497517378" calcext:value-type="float">
            <text:p>0.520357497517378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479642502482622" calcext:value-type="float">
            <text:p>0.479642502482622</text:p>
          </table:table-cell>
          <table:table-cell office:value-type="string" calcext:value-type="string">
            <text:p>NVIDIA Tesla P100</text:p>
          </table:table-cell>
          <table:table-cell office:value-type="float" office:value="21280" calcext:value-type="float">
            <text:p>21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latinum</text:p>
          </table:table-cell>
          <table:table-cell office:value-type="float" office:value="8163" calcext:value-type="float">
            <text:p>8163</text:p>
          </table:table-cell>
          <table:table-cell office:value-type="string" calcext:value-type="string">
            <text:p>2.5GHz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40" calcext:value-type="float">
            <text:p>1824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332.5" calcext:value-type="float">
            <text:p>332.5</text:p>
          </table:table-cell>
          <table:table-cell office:value-type="float" office:value="82.5" calcext:value-type="float">
            <text:p>82.5</text:p>
          </table:table-cell>
          <table:table-cell office:value-type="float" office:value="100" calcext:value-type="float">
            <text:p>100</text:p>
          </table:table-cell>
          <table:table-cell office:value-type="float" office:value="125400" calcext:value-type="float">
            <text:p>125400</text:p>
          </table:table-cell>
          <table:table-cell office:value-type="float" office:value="66500" calcext:value-type="float">
            <text:p>66500</text:p>
          </table:table-cell>
          <table:table-cell office:value-type="float" office:value="0" calcext:value-type="float">
            <text:p>0</text:p>
          </table:table-cell>
          <table:table-cell office:value-type="float" office:value="0.274806675" calcext:value-type="float">
            <text:p>0.274806675</text:p>
          </table:table-cell>
          <table:table-cell office:value-type="float" office:value="0.145854" calcext:value-type="float">
            <text:p>0.145854</text:p>
          </table:table-cell>
          <table:table-cell office:value-type="float" office:value="2017" calcext:value-type="float">
            <text:p>2017</text:p>
          </table:table-cell>
          <table:table-cell office:value-type="float" office:value="0.420660675" calcext:value-type="float">
            <text:p>0.4206606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6206bd308b6961a4d8a7f04ca456feb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VIDIA Corporation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NVIDIA DGX-1 Volta36, Xeon E5-2698v4 20C 2.2GHz, Infiniband EDR, NVIDIA Tesla V100</text:p>
          </table:table-cell>
          <table:table-cell office:value-type="float" office:value="2017" calcext:value-type="float">
            <text:p>2017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1819752" calcext:value-type="float">
            <text:p>1819752</text:p>
          </table:table-cell>
          <table:table-cell office:value-type="float" office:value="723456" calcext:value-type="float">
            <text:p>723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8v4 20C 2.2GHz</text:p>
          </table:table-cell>
          <table:table-cell office:value-type="string" calcext:value-type="string">
            <text:p>NVIDIA DGX</text:p>
          </table:table-cell>
          <table:table-cell office:value-type="string" calcext:value-type="string">
            <text:p>Ubuntu 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mericas</text:p>
          </table:table-cell>
          <table:table-cell office:value-type="float" office:value="22440" calcext:value-type="float">
            <text:p>22440</text:p>
          </table:table-cell>
          <table:table-cell office:value-type="float" office:value="0.587992209927507" calcext:value-type="float">
            <text:p>0.587992209927507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DGX SaturnV Volta</text:p>
          </table:table-cell>
          <table:table-cell office:value-type="float" office:value="0.412007790072493" calcext:value-type="float">
            <text:p>0.412007790072493</text:p>
          </table:table-cell>
          <table:table-cell office:value-type="string" calcext:value-type="string">
            <text:p>NVIDIA Tesla V100</text:p>
          </table:table-cell>
          <table:table-cell office:value-type="float" office:value="21120" calcext:value-type="float">
            <text:p>21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8v4</text:p>
          </table:table-cell>
          <table:table-cell office:value-type="string" calcext:value-type="string">
            <text:p>2.2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VIDIA Tesla V100</text:p>
          </table:table-cell>
          <table:table-cell office:value-type="float" office:value="200" calcext:value-type="float">
            <text:p>200</text:p>
          </table:table-cell>
          <table:table-cell office:value-type="float" office:value="5376" calcext:value-type="float">
            <text:p>537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  <table:table-cell office:value-type="float" office:value="67.5" calcext:value-type="float">
            <text:p>67.5</text:p>
          </table:table-cell>
          <table:table-cell office:value-type="float" office:value="100" calcext:value-type="float">
            <text:p>100</text:p>
          </table:table-cell>
          <table:table-cell office:value-type="float" office:value="8910" calcext:value-type="float">
            <text:p>8910</text:p>
          </table:table-cell>
          <table:table-cell office:value-type="float" office:value="66000" calcext:value-type="float">
            <text:p>66000</text:p>
          </table:table-cell>
          <table:table-cell office:value-type="float" office:value="0" calcext:value-type="float">
            <text:p>0</text:p>
          </table:table-cell>
          <table:table-cell office:value-type="float" office:value="0.019660725" calcext:value-type="float">
            <text:p>0.019660725</text:p>
          </table:table-cell>
          <table:table-cell office:value-type="float" office:value="0.144759" calcext:value-type="float">
            <text:p>0.144759</text:p>
          </table:table-cell>
          <table:table-cell office:value-type="float" office:value="2017" calcext:value-type="float">
            <text:p>2017</text:p>
          </table:table-cell>
          <table:table-cell office:value-type="float" office:value="0.164419725" calcext:value-type="float">
            <text:p>0.1644197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87713c126146364d09afb1b3437794cd</text:p>
          </table:table-cell>
          <table:table-cell office:value-type="string" calcext:value-type="string">
            <text:p>[2017.0, 2017.5, 2018.0, 2018.5, 2019.0, 2019.5, 2017.0, 2017.5, 2018.0, 2018.5, 2019.0, 2019.5]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ll C4130, Xeon E5-2650v4 12C 2.2GHz, Infiniband EDR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1193000" calcext:value-type="float">
            <text:p>1193000</text:p>
          </table:table-cell>
          <table:table-cell office:value-type="float" office:value="1751616" calcext:value-type="float">
            <text:p>1751616</text:p>
          </table:table-cell>
          <table:table-cell office:value-type="float" office:value="849600" calcext:value-type="float">
            <text:p>849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Scientific 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Europe</text:p>
          </table:table-cell>
          <table:table-cell office:value-type="float" office:value="21240" calcext:value-type="float">
            <text:p>21240</text:p>
          </table:table-cell>
          <table:table-cell office:value-type="float" office:value="0.68108535204063" calcext:value-type="float">
            <text:p>0.6810853520406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ilkes-2</text:p>
          </table:table-cell>
          <table:table-cell office:value-type="float" office:value="0.31891464795937" calcext:value-type="float">
            <text:p>0.31891464795937</text:p>
          </table:table-cell>
          <table:table-cell office:value-type="string" calcext:value-type="string">
            <text:p>NVIDIA Tesla P100</text:p>
          </table:table-cell>
          <table:table-cell office:value-type="float" office:value="20160" calcext:value-type="float">
            <text:p>20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.5" calcext:value-type="float">
            <text:p>2019.5</text:p>
          </table:table-cell>
          <table:table-cell office:value-type="float" office:value="7.5" calcext:value-type="float">
            <text:p>7.5</text:p>
          </table:table-cell>
          <table:table-cell office:value-type="float" office:value="2019.5" calcext:value-type="float">
            <text:p>2019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30" calcext:value-type="float">
            <text:p>306893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united kingdom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07.77" calcext:value-type="float">
            <text:p>407.77</text:p>
          </table:table-cell>
          <table:table-cell office:value-type="float" office:value="22.67" calcext:value-type="float">
            <text:p>22.67</text:p>
          </table:table-cell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.77" calcext:value-type="float">
            <text:p>40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15" calcext:value-type="float">
            <text:p>315</text:p>
          </table:table-cell>
          <table:table-cell office:value-type="float" office:value="52.5" calcext:value-type="float">
            <text:p>52.5</text:p>
          </table:table-cell>
          <table:table-cell office:value-type="float" office:value="100" calcext:value-type="float">
            <text:p>100</text:p>
          </table:table-cell>
          <table:table-cell office:value-type="float" office:value="9450" calcext:value-type="float">
            <text:p>9450</text:p>
          </table:table-cell>
          <table:table-cell office:value-type="float" office:value="63000" calcext:value-type="float">
            <text:p>63000</text:p>
          </table:table-cell>
          <table:table-cell office:value-type="float" office:value="0" calcext:value-type="float">
            <text:p>0</text:p>
          </table:table-cell>
          <table:table-cell office:value-type="float" office:value="0.020810475" calcext:value-type="float">
            <text:p>0.020810475</text:p>
          </table:table-cell>
          <table:table-cell office:value-type="float" office:value="0.138189" calcext:value-type="float">
            <text:p>0.138189</text:p>
          </table:table-cell>
          <table:table-cell office:value-type="float" office:value="2017" calcext:value-type="float">
            <text:p>2017</text:p>
          </table:table-cell>
          <table:table-cell office:value-type="float" office:value="0.158999475" calcext:value-type="float">
            <text:p>0.1589994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f43db0b9f4a471943c006cf6a5972cc</text:p>
          </table:table-cell>
          <table:table-cell office:value-type="string" calcext:value-type="string">
            <text:p>[2017.0, 2017.0]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HC2000 Cluster, Xeon E5-2630v3 8C 2.4GHz, 10G Ethernet, NVIDIA Tesla K80</text:p>
          </table:table-cell>
          <table:table-cell office:value-type="float" office:value="2017" calcext:value-type="float">
            <text:p>2017</text:p>
          </table:table-cell>
          <table:table-cell office:value-type="float" office:value="522800" calcext:value-type="float">
            <text:p>522800</text:p>
          </table:table-cell>
          <table:table-cell office:value-type="float" office:value="1165594" calcext:value-type="float">
            <text:p>1165594</text:p>
          </table:table-cell>
          <table:table-cell office:value-type="float" office:value="1362000" calcext:value-type="float">
            <text:p>136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v3 8C 2.4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17280" calcext:value-type="float">
            <text:p>17280</text:p>
          </table:table-cell>
          <table:table-cell office:value-type="float" office:value="0.448526673953366" calcext:value-type="float">
            <text:p>0.448526673953366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51473326046634" calcext:value-type="float">
            <text:p>0.551473326046634</text:p>
          </table:table-cell>
          <table:table-cell office:value-type="string" calcext:value-type="string">
            <text:p>NVIDIA Tesla K80</text:p>
          </table:table-cell>
          <table:table-cell office:value-type="float" office:value="14976" calcext:value-type="float">
            <text:p>149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3</text:p>
          </table:table-cell>
          <table:table-cell office:value-type="string" calcext:value-type="string">
            <text:p>2.4GHz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IDIA Tesla K80</text:p>
          </table:table-cell>
          <table:table-cell office:value-type="float" office:value="200" calcext:value-type="float">
            <text:p>200</text:p>
          </table:table-cell>
          <table:table-cell office:value-type="float" office:value="2496" calcext:value-type="float">
            <text:p>2496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42.5" calcext:value-type="float">
            <text:p>42.5</text:p>
          </table:table-cell>
          <table:table-cell office:value-type="float" office:value="100" calcext:value-type="float">
            <text:p>100</text:p>
          </table:table-cell>
          <table:table-cell office:value-type="float" office:value="24480" calcext:value-type="float">
            <text:p>24480</text:p>
          </table:table-cell>
          <table:table-cell office:value-type="float" office:value="62400" calcext:value-type="float">
            <text:p>62400</text:p>
          </table:table-cell>
          <table:table-cell office:value-type="float" office:value="0" calcext:value-type="float">
            <text:p>0</text:p>
          </table:table-cell>
          <table:table-cell office:value-type="float" office:value="0.053704275" calcext:value-type="float">
            <text:p>0.053704275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2017" calcext:value-type="float">
            <text:p>2017</text:p>
          </table:table-cell>
          <table:table-cell office:value-type="float" office:value="0.190579275" calcext:value-type="float">
            <text:p>0.1905792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5164f9163ac22c44887800ff0f17992</text:p>
          </table:table-cell>
          <table:table-cell office:value-type="string" calcext:value-type="string">
            <text:p>[2018.0, 2018.5, 2018.0, 2018.5]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TS10000, Xeon Platinum 8163 24C 2.5GHz, NVIDIA Tesla V100, 25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06100" calcext:value-type="float">
            <text:p>9061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642000" calcext:value-type="float">
            <text:p>64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Platinum 8163 24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igabit Ethernet</text:p>
          </table:table-cell>
          <table:table-cell office:value-type="string" calcext:value-type="string">
            <text:p>25G Ethernet</text:p>
          </table:table-cell>
          <table:table-cell office:value-type="string" calcext:value-type="string">
            <text:p>Asia</text:p>
          </table:table-cell>
          <table:table-cell office:value-type="float" office:value="20640" calcext:value-type="float">
            <text:p>20640</text:p>
          </table:table-cell>
          <table:table-cell office:value-type="float" office:value="0.503388888888889" calcext:value-type="float">
            <text:p>0.503388888888889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0.496611111111111" calcext:value-type="float">
            <text:p>0.496611111111111</text:p>
          </table:table-cell>
          <table:table-cell office:value-type="string" calcext:value-type="string">
            <text:p>NVIDIA Tesla V100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latinum</text:p>
          </table:table-cell>
          <table:table-cell office:value-type="float" office:value="8163" calcext:value-type="float">
            <text:p>8163</text:p>
          </table:table-cell>
          <table:table-cell office:value-type="string" calcext:value-type="string">
            <text:p>2.5GHz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VIDIA Tesla V100</text:p>
          </table:table-cell>
          <table:table-cell office:value-type="float" office:value="200" calcext:value-type="float">
            <text:p>200</text:p>
          </table:table-cell>
          <table:table-cell office:value-type="float" office:value="5376" calcext:value-type="float">
            <text:p>537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82.5" calcext:value-type="float">
            <text:p>82.5</text:p>
          </table:table-cell>
          <table:table-cell office:value-type="float" office:value="100" calcext:value-type="float">
            <text:p>100</text:p>
          </table:table-cell>
          <table:table-cell office:value-type="float" office:value="9900" calcext:value-type="float">
            <text:p>99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21861675" calcext:value-type="float">
            <text:p>0.021861675</text:p>
          </table:table-cell>
          <table:table-cell office:value-type="float" office:value="0.131619" calcext:value-type="float">
            <text:p>0.131619</text:p>
          </table:table-cell>
          <table:table-cell office:value-type="float" office:value="2017" calcext:value-type="float">
            <text:p>2017</text:p>
          </table:table-cell>
          <table:table-cell office:value-type="float" office:value="0.153480675" calcext:value-type="float">
            <text:p>0.1534806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ab7b72572ca4682fae7483d75213538</text:p>
          </table:table-cell>
          <table:table-cell office:value-type="string" calcext:value-type="string">
            <text:p>[2018.0, 2018.5, 2018.0, 2018.5]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ternet Company 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ThinkSystem RD452, Xeon E5-2682v4 16C 2.5GHz, NVIDIA Tesla P100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001680" calcext:value-type="float">
            <text:p>1001680</text:p>
          </table:table-cell>
          <table:table-cell office:value-type="float" office:value="1772880" calcext:value-type="float">
            <text:p>1772880</text:p>
          </table:table-cell>
          <table:table-cell office:value-type="float" office:value="2061504" calcext:value-type="float">
            <text:p>2061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Lenovo ThinkSyste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3904" calcext:value-type="float">
            <text:p>23904</text:p>
          </table:table-cell>
          <table:table-cell office:value-type="float" office:value="0.565001579351112" calcext:value-type="float">
            <text:p>0.5650015793511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1</text:p>
          </table:table-cell>
          <table:table-cell office:value-type="float" office:value="0.434998420648888" calcext:value-type="float">
            <text:p>0.434998420648888</text:p>
          </table:table-cell>
          <table:table-cell office:value-type="string" calcext:value-type="string">
            <text:p>NVIDIA Tesla P100</text:p>
          </table:table-cell>
          <table:table-cell office:value-type="float" office:value="18592" calcext:value-type="float">
            <text:p>18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290.5" calcext:value-type="float">
            <text:p>290.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9840" calcext:value-type="float">
            <text:p>39840</text:p>
          </table:table-cell>
          <table:table-cell office:value-type="float" office:value="58100" calcext:value-type="float">
            <text:p>58100</text:p>
          </table:table-cell>
          <table:table-cell office:value-type="float" office:value="0" calcext:value-type="float">
            <text:p>0</text:p>
          </table:table-cell>
          <table:table-cell office:value-type="float" office:value="0.087381" calcext:value-type="float">
            <text:p>0.087381</text:p>
          </table:table-cell>
          <table:table-cell office:value-type="float" office:value="0.127458" calcext:value-type="float">
            <text:p>0.127458</text:p>
          </table:table-cell>
          <table:table-cell office:value-type="float" office:value="2017" calcext:value-type="float">
            <text:p>2017</text:p>
          </table:table-cell>
          <table:table-cell office:value-type="float" office:value="0.214839" calcext:value-type="float">
            <text:p>0.214839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804817df55ab260aa6e1d4e316e0ba9f</text:p>
          </table:table-cell>
          <table:table-cell office:value-type="string" calcext:value-type="string">
            <text:p>[2018.0, 2018.5, 2019.0, 2019.5, 2020.0, 2018.0, 2018.5, 2019.0, 2019.5, 2020.0]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harcNet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X6800 V3, Xeon E5-2683 v4 <text:s/>16C 2.1GHz, Infiniband EDR/FDR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1228000" calcext:value-type="float">
            <text:p>1228000</text:p>
          </table:table-cell>
          <table:table-cell office:value-type="float" office:value="2641408" calcext:value-type="float">
            <text:p>2641408</text:p>
          </table:table-cell>
          <table:table-cell office:value-type="float" office:value="2000320" calcext:value-type="float">
            <text:p>2000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3 v4 <text:s/>16C 2.1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/FDR</text:p>
          </table:table-cell>
          <table:table-cell office:value-type="string" calcext:value-type="string">
            <text:p>Americas</text:p>
          </table:table-cell>
          <table:table-cell office:value-type="float" office:value="51200" calcext:value-type="float">
            <text:p>51200</text:p>
          </table:table-cell>
          <table:table-cell office:value-type="float" office:value="0.464903566582671" calcext:value-type="float">
            <text:p>0.4649035665826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aham</text:p>
          </table:table-cell>
          <table:table-cell office:value-type="float" office:value="0.535096433417329" calcext:value-type="float">
            <text:p>0.535096433417329</text:p>
          </table:table-cell>
          <table:table-cell office:value-type="string" calcext:value-type="string">
            <text:p>NVIDIA Tesla P100</text:p>
          </table:table-cell>
          <table:table-cell office:value-type="float" office:value="17920" calcext:value-type="float">
            <text:p>17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500" calcext:value-type="float">
            <text:p>500</text:p>
          </table:table-cell>
          <table:table-cell office:value-type="float" office:value="1316840" calcext:value-type="float">
            <text:p>1316840</text:p>
          </table:table-cell>
          <table:table-cell office:value-type="float" office:value="2393600" calcext:value-type="float">
            <text:p>2393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3v4</text:p>
          </table:table-cell>
          <table:table-cell office:value-type="string" calcext:value-type="string">
            <text:p>2.1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80" calcext:value-type="float">
            <text:p>33280</text:p>
          </table:table-cell>
          <table:table-cell office:value-type="string" calcext:value-type="string">
            <text:p>canad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171.41" calcext:value-type="float">
            <text:p>171.41</text:p>
          </table:table-cell>
          <table:table-cell office:value-type="float" office:value="1.48" calcext:value-type="float">
            <text:p>1.48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.41" calcext:value-type="float">
            <text:p>171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49600" calcext:value-type="float">
            <text:p>249600</text:p>
          </table:table-cell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office:value-type="float" office:value="0.5467554" calcext:value-type="float">
            <text:p>0.5467554</text:p>
          </table:table-cell>
          <table:table-cell office:value-type="float" office:value="0.122859" calcext:value-type="float">
            <text:p>0.122859</text:p>
          </table:table-cell>
          <table:table-cell office:value-type="float" office:value="2017" calcext:value-type="float">
            <text:p>2017</text:p>
          </table:table-cell>
          <table:table-cell office:value-type="float" office:value="0.6696144" calcext:value-type="float">
            <text:p>0.669614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03b1a99740692a2c608179c3a4984b3f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HARCNET - University of Waterloo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X6800 V3, Xeon E5-2683 v4 <text:s/>16C 2.1GHz, Infiniband EDR/FDR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1228000" calcext:value-type="float">
            <text:p>1228000</text:p>
          </table:table-cell>
          <table:table-cell office:value-type="float" office:value="2641408" calcext:value-type="float">
            <text:p>2641408</text:p>
          </table:table-cell>
          <table:table-cell office:value-type="float" office:value="2000320" calcext:value-type="float">
            <text:p>2000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3 v4 <text:s/>16C 2.1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/FDR</text:p>
          </table:table-cell>
          <table:table-cell office:value-type="string" calcext:value-type="string">
            <text:p>Americas</text:p>
          </table:table-cell>
          <table:table-cell office:value-type="float" office:value="51200" calcext:value-type="float">
            <text:p>51200</text:p>
          </table:table-cell>
          <table:table-cell office:value-type="float" office:value="0.464903566582671" calcext:value-type="float">
            <text:p>0.4649035665826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aham</text:p>
          </table:table-cell>
          <table:table-cell office:value-type="float" office:value="0.535096433417329" calcext:value-type="float">
            <text:p>0.535096433417329</text:p>
          </table:table-cell>
          <table:table-cell office:value-type="string" calcext:value-type="string">
            <text:p>NVIDIA Tesla P100</text:p>
          </table:table-cell>
          <table:table-cell office:value-type="float" office:value="17920" calcext:value-type="float">
            <text:p>17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0.5" calcext:value-type="float">
            <text:p>0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3v4</text:p>
          </table:table-cell>
          <table:table-cell office:value-type="string" calcext:value-type="string">
            <text:p>2.1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80" calcext:value-type="float">
            <text:p>33280</text:p>
          </table:table-cell>
          <table:table-cell office:value-type="string" calcext:value-type="string">
            <text:p>canad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169.93" calcext:value-type="float">
            <text:p>169.93</text:p>
          </table:table-cell>
          <table:table-cell office:value-type="float" office:value="-8.96" calcext:value-type="float">
            <text:p>-8.96</text:p>
          </table:table-cell>
          <table:table-cell office:value-type="float" office:value="-5.01" calcext:value-type="float">
            <text:p>-5.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.93" calcext:value-type="float">
            <text:p>169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49600" calcext:value-type="float">
            <text:p>249600</text:p>
          </table:table-cell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office:value-type="float" office:value="0.5467554" calcext:value-type="float">
            <text:p>0.5467554</text:p>
          </table:table-cell>
          <table:table-cell office:value-type="float" office:value="0.122859" calcext:value-type="float">
            <text:p>0.122859</text:p>
          </table:table-cell>
          <table:table-cell office:value-type="float" office:value="2017" calcext:value-type="float">
            <text:p>2017</text:p>
          </table:table-cell>
          <table:table-cell office:value-type="float" office:value="0.6696144" calcext:value-type="float">
            <text:p>0.669614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f50e507c8bed5c79b1e3d5326160890</text:p>
          </table:table-cell>
          <table:table-cell office:value-type="string" calcext:value-type="string">
            <text:p>[2017.5, 2018.0, 2018.5, 2017.5, 2018.0, 2018.5]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ternet Company 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ThinkSystem RD452, Xeon E5-2682v4 16C 2.5GHz, NVIDIA Tesla P100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12659" calcext:value-type="float">
            <text:p>912659</text:p>
          </table:table-cell>
          <table:table-cell office:value-type="float" office:value="1602000" calcext:value-type="float">
            <text:p>1602000</text:p>
          </table:table-cell>
          <table:table-cell office:value-type="float" office:value="1385664" calcext:value-type="float">
            <text:p>1385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Lenovo ThinkSyste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1600" calcext:value-type="float">
            <text:p>21600</text:p>
          </table:table-cell>
          <table:table-cell office:value-type="float" office:value="0.56969975031211" calcext:value-type="float">
            <text:p>0.56969975031211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A N2</text:p>
          </table:table-cell>
          <table:table-cell office:value-type="float" office:value="0.43030024968789" calcext:value-type="float">
            <text:p>0.43030024968789</text:p>
          </table:table-cell>
          <table:table-cell office:value-type="string" calcext:value-type="string">
            <text:p>NVIDIA Tesla P100</text:p>
          </table:table-cell>
          <table:table-cell office:value-type="float" office:value="16800" calcext:value-type="float">
            <text:p>16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2.5" calcext:value-type="float">
            <text:p>262.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6000" calcext:value-type="float">
            <text:p>36000</text:p>
          </table:table-cell>
          <table:table-cell office:value-type="float" office:value="52500" calcext:value-type="float">
            <text:p>52500</text:p>
          </table:table-cell>
          <table:table-cell office:value-type="float" office:value="0" calcext:value-type="float">
            <text:p>0</text:p>
          </table:table-cell>
          <table:table-cell office:value-type="float" office:value="0.0789714" calcext:value-type="float">
            <text:p>0.0789714</text:p>
          </table:table-cell>
          <table:table-cell office:value-type="float" office:value="0.115194" calcext:value-type="float">
            <text:p>0.115194</text:p>
          </table:table-cell>
          <table:table-cell office:value-type="float" office:value="2017" calcext:value-type="float">
            <text:p>2017</text:p>
          </table:table-cell>
          <table:table-cell office:value-type="float" office:value="0.1941654" calcext:value-type="float">
            <text:p>0.194165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2b21b95a6950ea2d1e66efb4408bbf6</text:p>
          </table:table-cell>
          <table:table-cell office:value-type="string" calcext:value-type="string">
            <text:p>[2017.5, 2018.0, 2018.5, 2017.5, 2018.0, 2018.5]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ternet Company 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ThinkSystem RD452, Xeon E5-2682v4 16C 2.5GHz, NVIDIA Tesla P100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12659" calcext:value-type="float">
            <text:p>912659</text:p>
          </table:table-cell>
          <table:table-cell office:value-type="float" office:value="1602000" calcext:value-type="float">
            <text:p>1602000</text:p>
          </table:table-cell>
          <table:table-cell office:value-type="float" office:value="1385664" calcext:value-type="float">
            <text:p>1385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Lenovo ThinkSyste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1600" calcext:value-type="float">
            <text:p>21600</text:p>
          </table:table-cell>
          <table:table-cell office:value-type="float" office:value="0.56969975031211" calcext:value-type="float">
            <text:p>0.56969975031211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A N1</text:p>
          </table:table-cell>
          <table:table-cell office:value-type="float" office:value="0.43030024968789" calcext:value-type="float">
            <text:p>0.43030024968789</text:p>
          </table:table-cell>
          <table:table-cell office:value-type="string" calcext:value-type="string">
            <text:p>NVIDIA Tesla P100</text:p>
          </table:table-cell>
          <table:table-cell office:value-type="float" office:value="16800" calcext:value-type="float">
            <text:p>16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2.5" calcext:value-type="float">
            <text:p>262.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6000" calcext:value-type="float">
            <text:p>36000</text:p>
          </table:table-cell>
          <table:table-cell office:value-type="float" office:value="52500" calcext:value-type="float">
            <text:p>52500</text:p>
          </table:table-cell>
          <table:table-cell office:value-type="float" office:value="0" calcext:value-type="float">
            <text:p>0</text:p>
          </table:table-cell>
          <table:table-cell office:value-type="float" office:value="0.0789714" calcext:value-type="float">
            <text:p>0.0789714</text:p>
          </table:table-cell>
          <table:table-cell office:value-type="float" office:value="0.115194" calcext:value-type="float">
            <text:p>0.115194</text:p>
          </table:table-cell>
          <table:table-cell office:value-type="float" office:value="2017" calcext:value-type="float">
            <text:p>2017</text:p>
          </table:table-cell>
          <table:table-cell office:value-type="float" office:value="0.1941654" calcext:value-type="float">
            <text:p>0.194165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e9b1d1086af3300f51b48866af55fc7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nternet Company 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ThinkSystem RD452, Xeon E5-2682v4 16C 2.5GHz, NVIDIA Tesla P100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66468" calcext:value-type="float">
            <text:p>866468</text:p>
          </table:table-cell>
          <table:table-cell office:value-type="float" office:value="1495200" calcext:value-type="float">
            <text:p>1495200</text:p>
          </table:table-cell>
          <table:table-cell office:value-type="float" office:value="1338624" calcext:value-type="float">
            <text:p>1338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Lenovo ThinkSyste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0160" calcext:value-type="float">
            <text:p>20160</text:p>
          </table:table-cell>
          <table:table-cell office:value-type="float" office:value="0.579499732477261" calcext:value-type="float">
            <text:p>0.579499732477261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A O1</text:p>
          </table:table-cell>
          <table:table-cell office:value-type="float" office:value="0.420500267522739" calcext:value-type="float">
            <text:p>0.420500267522739</text:p>
          </table:table-cell>
          <table:table-cell office:value-type="string" calcext:value-type="string">
            <text:p>NVIDIA Tesla P100</text:p>
          </table:table-cell>
          <table:table-cell office:value-type="float" office:value="15680" calcext:value-type="float">
            <text:p>15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0.0737154" calcext:value-type="float">
            <text:p>0.0737154</text:p>
          </table:table-cell>
          <table:table-cell office:value-type="float" office:value="0.107529" calcext:value-type="float">
            <text:p>0.107529</text:p>
          </table:table-cell>
          <table:table-cell office:value-type="float" office:value="2017" calcext:value-type="float">
            <text:p>2017</text:p>
          </table:table-cell>
          <table:table-cell office:value-type="float" office:value="0.1812444" calcext:value-type="float">
            <text:p>0.181244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06a609ebe64498bea08a337add484f7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nternet Company 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ThinkSystem RD452, Xeon E5-2682v4 16C 2.5GHz, NVIDIA Tesla P100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66468" calcext:value-type="float">
            <text:p>866468</text:p>
          </table:table-cell>
          <table:table-cell office:value-type="float" office:value="1495200" calcext:value-type="float">
            <text:p>1495200</text:p>
          </table:table-cell>
          <table:table-cell office:value-type="float" office:value="1338624" calcext:value-type="float">
            <text:p>1338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Lenovo ThinkSyste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0160" calcext:value-type="float">
            <text:p>20160</text:p>
          </table:table-cell>
          <table:table-cell office:value-type="float" office:value="0.579499732477261" calcext:value-type="float">
            <text:p>0.579499732477261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A O2</text:p>
          </table:table-cell>
          <table:table-cell office:value-type="float" office:value="0.420500267522739" calcext:value-type="float">
            <text:p>0.420500267522739</text:p>
          </table:table-cell>
          <table:table-cell office:value-type="string" calcext:value-type="string">
            <text:p>NVIDIA Tesla P100</text:p>
          </table:table-cell>
          <table:table-cell office:value-type="float" office:value="15680" calcext:value-type="float">
            <text:p>15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0.0737154" calcext:value-type="float">
            <text:p>0.0737154</text:p>
          </table:table-cell>
          <table:table-cell office:value-type="float" office:value="0.107529" calcext:value-type="float">
            <text:p>0.107529</text:p>
          </table:table-cell>
          <table:table-cell office:value-type="float" office:value="2017" calcext:value-type="float">
            <text:p>2017</text:p>
          </table:table-cell>
          <table:table-cell office:value-type="float" office:value="0.1812444" calcext:value-type="float">
            <text:p>0.181244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b20e2d356e1987a10f8431824877d8f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nternet Company 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ThinkSystem RD452, Xeon E5-2682v4 16C 2.5GHz, NVIDIA Tesla P100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17212" calcext:value-type="float">
            <text:p>817212</text:p>
          </table:table-cell>
          <table:table-cell office:value-type="float" office:value="1388400" calcext:value-type="float">
            <text:p>1388400</text:p>
          </table:table-cell>
          <table:table-cell office:value-type="float" office:value="1290048" calcext:value-type="float">
            <text:p>1290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Lenovo ThinkSyste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18720" calcext:value-type="float">
            <text:p>18720</text:p>
          </table:table-cell>
          <table:table-cell office:value-type="float" office:value="0.588599827139153" calcext:value-type="float">
            <text:p>0.58859982713915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A P1</text:p>
          </table:table-cell>
          <table:table-cell office:value-type="float" office:value="0.411400172860847" calcext:value-type="float">
            <text:p>0.411400172860847</text:p>
          </table:table-cell>
          <table:table-cell office:value-type="string" calcext:value-type="string">
            <text:p>NVIDIA Tesla P100</text:p>
          </table:table-cell>
          <table:table-cell office:value-type="float" office:value="14560" calcext:value-type="float">
            <text:p>14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27.5" calcext:value-type="float">
            <text:p>227.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1200" calcext:value-type="float">
            <text:p>31200</text:p>
          </table:table-cell>
          <table:table-cell office:value-type="float" office:value="45500" calcext:value-type="float">
            <text:p>45500</text:p>
          </table:table-cell>
          <table:table-cell office:value-type="float" office:value="0" calcext:value-type="float">
            <text:p>0</text:p>
          </table:table-cell>
          <table:table-cell office:value-type="float" office:value="0.0684594" calcext:value-type="float">
            <text:p>0.0684594</text:p>
          </table:table-cell>
          <table:table-cell office:value-type="float" office:value="0.099864" calcext:value-type="float">
            <text:p>0.099864</text:p>
          </table:table-cell>
          <table:table-cell office:value-type="float" office:value="2017" calcext:value-type="float">
            <text:p>2017</text:p>
          </table:table-cell>
          <table:table-cell office:value-type="float" office:value="0.1683234" calcext:value-type="float">
            <text:p>0.168323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7a35c8f114296833eadb95d6fc2072b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nergy Company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X6800 V3, Xeon E5-2683 v4 <text:s/>16C 2.1GHz, Infiniband EDR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974000" calcext:value-type="float">
            <text:p>974000</text:p>
          </table:table-cell>
          <table:table-cell office:value-type="float" office:value="1906688" calcext:value-type="float">
            <text:p>1906688</text:p>
          </table:table-cell>
          <table:table-cell office:value-type="float" office:value="1705987" calcext:value-type="float">
            <text:p>1705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3 v4 <text:s/>16C 2.1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34816" calcext:value-type="float">
            <text:p>34816</text:p>
          </table:table-cell>
          <table:table-cell office:value-type="float" office:value="0.510833445220193" calcext:value-type="float">
            <text:p>0.510833445220193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89166554779807" calcext:value-type="float">
            <text:p>0.489166554779807</text:p>
          </table:table-cell>
          <table:table-cell office:value-type="string" calcext:value-type="string">
            <text:p>NVIDIA Tesla P100</text:p>
          </table:table-cell>
          <table:table-cell office:value-type="float" office:value="14336" calcext:value-type="float">
            <text:p>14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3v4</text:p>
          </table:table-cell>
          <table:table-cell office:value-type="string" calcext:value-type="string">
            <text:p>2.1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3600" calcext:value-type="float">
            <text:p>153600</text:p>
          </table:table-cell>
          <table:table-cell office:value-type="float" office:value="44800" calcext:value-type="float">
            <text:p>44800</text:p>
          </table:table-cell>
          <table:table-cell office:value-type="float" office:value="0" calcext:value-type="float">
            <text:p>0</text:p>
          </table:table-cell>
          <table:table-cell office:value-type="float" office:value="0.3365154" calcext:value-type="float">
            <text:p>0.3365154</text:p>
          </table:table-cell>
          <table:table-cell office:value-type="float" office:value="0.098331" calcext:value-type="float">
            <text:p>0.098331</text:p>
          </table:table-cell>
          <table:table-cell office:value-type="float" office:value="2017" calcext:value-type="float">
            <text:p>2017</text:p>
          </table:table-cell>
          <table:table-cell office:value-type="float" office:value="0.4348464" calcext:value-type="float">
            <text:p>0.434846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9f589fe8a4e0c69da9bdb7aef8afc72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nformation Technology Center, The University of Tokyo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SGI Rackable C1102-GP8, Xeon E5-2695v4 18C 2.1GHz, Infiniband EDR, NVIDIA Tesla P100 NVLink</text:p>
          </table:table-cell>
          <table:table-cell office:value-type="float" office:value="2017" calcext:value-type="float">
            <text:p>2017</text:p>
          </table:table-cell>
          <table:table-cell office:value-type="float" office:value="805600" calcext:value-type="float">
            <text:p>805600</text:p>
          </table:table-cell>
          <table:table-cell office:value-type="float" office:value="1434214" calcext:value-type="float">
            <text:p>1434214</text:p>
          </table:table-cell>
          <table:table-cell office:value-type="float" office:value="731136" calcext:value-type="float">
            <text:p>73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Rackable Cluster</text:p>
          </table:table-cell>
          <table:table-cell office:value-type="string" calcext:value-type="string">
            <text:p>RHEL 7.3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16640" calcext:value-type="float">
            <text:p>16640</text:p>
          </table:table-cell>
          <table:table-cell office:value-type="float" office:value="0.5617013918425" calcext:value-type="float">
            <text:p>0.5617013918425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Reedbush-L</text:p>
          </table:table-cell>
          <table:table-cell office:value-type="float" office:value="0.438298608157499" calcext:value-type="float">
            <text:p>0.438298608157499</text:p>
          </table:table-cell>
          <table:table-cell office:value-type="string" calcext:value-type="string">
            <text:p>NVIDIA Tesla P100 NVLink</text:p>
          </table:table-cell>
          <table:table-cell office:value-type="float" office:value="14336" calcext:value-type="float">
            <text:p>14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VIDIA Tesla P100 NVLink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6-01" calcext:value-type="date">
            <text:p>2017-06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3040" calcext:value-type="float">
            <text:p>23040</text:p>
          </table:table-cell>
          <table:table-cell office:value-type="float" office:value="44800" calcext:value-type="float">
            <text:p>44800</text:p>
          </table:table-cell>
          <table:table-cell office:value-type="float" office:value="0" calcext:value-type="float">
            <text:p>0</text:p>
          </table:table-cell>
          <table:table-cell office:value-type="float" office:value="0.0506547" calcext:value-type="float">
            <text:p>0.0506547</text:p>
          </table:table-cell>
          <table:table-cell office:value-type="float" office:value="0.098331" calcext:value-type="float">
            <text:p>0.098331</text:p>
          </table:table-cell>
          <table:table-cell office:value-type="float" office:value="2017" calcext:value-type="float">
            <text:p>2017</text:p>
          </table:table-cell>
          <table:table-cell office:value-type="float" office:value="0.1489857" calcext:value-type="float">
            <text:p>0.1489857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a44468acb06f53a1508adc8b50bc150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formation Technology Center, The University of Tokyo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SGI Rackable C1102-GP8, Xeon E5-2695v4 18C 2.1GHz, Infiniband FDR, NVIDIA Tesla P100 SXM2</text:p>
          </table:table-cell>
          <table:table-cell office:value-type="float" office:value="2017" calcext:value-type="float">
            <text:p>2017</text:p>
          </table:table-cell>
          <table:table-cell office:value-type="float" office:value="802400" calcext:value-type="float">
            <text:p>802400</text:p>
          </table:table-cell>
          <table:table-cell office:value-type="float" office:value="1417152" calcext:value-type="float">
            <text:p>1417152</text:p>
          </table:table-cell>
          <table:table-cell office:value-type="float" office:value="802400" calcext:value-type="float">
            <text:p>80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Rackable Cluster</text:p>
          </table:table-cell>
          <table:table-cell office:value-type="string" calcext:value-type="string">
            <text:p>RHEL 7.3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sia</text:p>
          </table:table-cell>
          <table:table-cell office:value-type="float" office:value="17760" calcext:value-type="float">
            <text:p>17760</text:p>
          </table:table-cell>
          <table:table-cell office:value-type="float" office:value="0.566206024477261" calcext:value-type="float">
            <text:p>0.5662060244772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edbush-H</text:p>
          </table:table-cell>
          <table:table-cell office:value-type="float" office:value="0.433793975522739" calcext:value-type="float">
            <text:p>0.433793975522739</text:p>
          </table:table-cell>
          <table:table-cell office:value-type="string" calcext:value-type="string">
            <text:p>NVIDIA Tesla P100 SXM2</text:p>
          </table:table-cell>
          <table:table-cell office:value-type="float" office:value="13440" calcext:value-type="float">
            <text:p>13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VIDIA Tesla P100 SXM2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200" calcext:value-type="float">
            <text:p>4320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948051" calcext:value-type="float">
            <text:p>0.0948051</text:p>
          </table:table-cell>
          <table:table-cell office:value-type="float" office:value="0.092199" calcext:value-type="float">
            <text:p>0.092199</text:p>
          </table:table-cell>
          <table:table-cell office:value-type="float" office:value="2017" calcext:value-type="float">
            <text:p>2017</text:p>
          </table:table-cell>
          <table:table-cell office:value-type="float" office:value="0.1870041" calcext:value-type="float">
            <text:p>0.1870041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27d699b5e89450cccf1af43ddb81a09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ational Institute for Environmental Studies</text:p>
          </table:table-cell>
          <table:table-cell office:value-type="string" calcext:value-type="string">
            <text:p>NSSOL/HPE</text:p>
          </table:table-cell>
          <table:table-cell office:value-type="string" calcext:value-type="string">
            <text:p>SGI Rackable C1104-GP1, Xeon E5-2650v4 12C 2.2GHz, Infiniband EDR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770400" calcext:value-type="float">
            <text:p>770400</text:p>
          </table:table-cell>
          <table:table-cell office:value-type="float" office:value="1243776" calcext:value-type="float">
            <text:p>1243776</text:p>
          </table:table-cell>
          <table:table-cell office:value-type="float" office:value="706560" calcext:value-type="float">
            <text:p>706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Rackable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16320" calcext:value-type="float">
            <text:p>16320</text:p>
          </table:table-cell>
          <table:table-cell office:value-type="float" office:value="0.619404137079346" calcext:value-type="float">
            <text:p>0.6194041370793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search Computation Facility for GOSAT-2 (RCF2)</text:p>
          </table:table-cell>
          <table:table-cell office:value-type="float" office:value="0.380595862920655" calcext:value-type="float">
            <text:p>0.380595862920655</text:p>
          </table:table-cell>
          <table:table-cell office:value-type="string" calcext:value-type="string">
            <text:p>NVIDIA Tesla P100</text:p>
          </table:table-cell>
          <table:table-cell office:value-type="float" office:value="13440" calcext:value-type="float">
            <text:p>13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52.5" calcext:value-type="float">
            <text:p>52.5</text:p>
          </table:table-cell>
          <table:table-cell office:value-type="float" office:value="100" calcext:value-type="float">
            <text:p>100</text:p>
          </table:table-cell>
          <table:table-cell office:value-type="float" office:value="25200" calcext:value-type="float">
            <text:p>2520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55302975" calcext:value-type="float">
            <text:p>0.055302975</text:p>
          </table:table-cell>
          <table:table-cell office:value-type="float" office:value="0.092199" calcext:value-type="float">
            <text:p>0.092199</text:p>
          </table:table-cell>
          <table:table-cell office:value-type="float" office:value="2017" calcext:value-type="float">
            <text:p>2017</text:p>
          </table:table-cell>
          <table:table-cell office:value-type="float" office:value="0.147501975" calcext:value-type="float">
            <text:p>0.147501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04c3c62acf65d4a83f62cdfd5409d722</text:p>
          </table:table-cell>
          <table:table-cell office:value-type="string" calcext:value-type="string">
            <text:p>[2017.5, 2017.5]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winburne University of Technology</text:p>
          </table:table-cell>
          <table:table-cell office:value-type="string" calcext:value-type="string">
            <text:p>Dell EMC</text:p>
          </table:table-cell>
          <table:table-cell office:value-type="string" calcext:value-type="string">
            <text:p>PowerEdge R740, Xeon Gold 6140 18C 2.3GHz, NVIDIA Tesla P100, Dell EMC H-Series (Omni-Path)</text:p>
          </table:table-cell>
          <table:table-cell office:value-type="float" office:value="2017" calcext:value-type="float">
            <text:p>2017</text:p>
          </table:table-cell>
          <table:table-cell office:value-type="float" office:value="614500" calcext:value-type="float">
            <text:p>614500</text:p>
          </table:table-cell>
          <table:table-cell office:value-type="float" office:value="1081000" calcext:value-type="float">
            <text:p>1081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0 18C 2.3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Dell EMC H-Series (Omni-Path)</text:p>
          </table:table-cell>
          <table:table-cell office:value-type="string" calcext:value-type="string">
            <text:p>Oceania</text:p>
          </table:table-cell>
          <table:table-cell office:value-type="float" office:value="17020" calcext:value-type="float">
            <text:p>17020</text:p>
          </table:table-cell>
          <table:table-cell office:value-type="float" office:value="0.56845513413506" calcext:value-type="float">
            <text:p>0.56845513413506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OzSTAR</text:p>
          </table:table-cell>
          <table:table-cell office:value-type="float" office:value="0.43154486586494" calcext:value-type="float">
            <text:p>0.43154486586494</text:p>
          </table:table-cell>
          <table:table-cell office:value-type="string" calcext:value-type="string">
            <text:p>NVIDIA Tesla P100</text:p>
          </table:table-cell>
          <table:table-cell office:value-type="float" office:value="12880" calcext:value-type="float">
            <text:p>12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2.3GHz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australi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Ocean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97.13" calcext:value-type="float">
            <text:p>797.13</text:p>
          </table:table-cell>
          <table:table-cell office:value-type="float" office:value="31.37" calcext:value-type="float">
            <text:p>31.37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7.13" calcext:value-type="float">
            <text:p>79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01.25" calcext:value-type="float">
            <text:p>201.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32200" calcext:value-type="float">
            <text:p>32200</text:p>
          </table:table-cell>
          <table:table-cell office:value-type="float" office:value="40250" calcext:value-type="float">
            <text:p>40250</text:p>
          </table:table-cell>
          <table:table-cell office:value-type="float" office:value="0" calcext:value-type="float">
            <text:p>0</text:p>
          </table:table-cell>
          <table:table-cell office:value-type="float" office:value="0.0706713" calcext:value-type="float">
            <text:p>0.0706713</text:p>
          </table:table-cell>
          <table:table-cell office:value-type="float" office:value="0.0883665" calcext:value-type="float">
            <text:p>0.0883665</text:p>
          </table:table-cell>
          <table:table-cell office:value-type="float" office:value="2017" calcext:value-type="float">
            <text:p>2017</text:p>
          </table:table-cell>
          <table:table-cell office:value-type="float" office:value="0.1590378" calcext:value-type="float">
            <text:p>0.1590378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6fb059f9b84558514671097036aadf2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enter for Advanced Intelligence Project, RIKEN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VIDIA DGX-1, Xeon E5-2698v4 20C 2.2GHz, Infiniband EDR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635100" calcext:value-type="float">
            <text:p>635100</text:p>
          </table:table-cell>
          <table:table-cell office:value-type="float" office:value="947712" calcext:value-type="float">
            <text:p>947712</text:p>
          </table:table-cell>
          <table:table-cell office:value-type="float" office:value="620928" calcext:value-type="float">
            <text:p>620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8v4 20C 2.2GHz</text:p>
          </table:table-cell>
          <table:table-cell office:value-type="string" calcext:value-type="string">
            <text:p>NVIDIA DGX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11712" calcext:value-type="float">
            <text:p>11712</text:p>
          </table:table-cell>
          <table:table-cell office:value-type="float" office:value="0.670140295786062" calcext:value-type="float">
            <text:p>0.6701402957860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AIDEN GPU subsystem</text:p>
          </table:table-cell>
          <table:table-cell office:value-type="float" office:value="0.329859704213938" calcext:value-type="float">
            <text:p>0.329859704213938</text:p>
          </table:table-cell>
          <table:table-cell office:value-type="string" calcext:value-type="string">
            <text:p>NVIDIA Tesla P100</text:p>
          </table:table-cell>
          <table:table-cell office:value-type="float" office:value="10752" calcext:value-type="float">
            <text:p>10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8v4</text:p>
          </table:table-cell>
          <table:table-cell office:value-type="string" calcext:value-type="string">
            <text:p>2.2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float" office:value="67.5" calcext:value-type="float">
            <text:p>67.5</text:p>
          </table:table-cell>
          <table:table-cell office:value-type="float" office:value="100" calcext:value-type="float">
            <text:p>100</text:p>
          </table:table-cell>
          <table:table-cell office:value-type="float" office:value="6480" calcext:value-type="float">
            <text:p>6480</text:p>
          </table:table-cell>
          <table:table-cell office:value-type="float" office:value="33600" calcext:value-type="float">
            <text:p>33600</text:p>
          </table:table-cell>
          <table:table-cell office:value-type="float" office:value="0" calcext:value-type="float">
            <text:p>0</text:p>
          </table:table-cell>
          <table:table-cell office:value-type="float" office:value="0.014339025" calcext:value-type="float">
            <text:p>0.014339025</text:p>
          </table:table-cell>
          <table:table-cell office:value-type="float" office:value="0.073803" calcext:value-type="float">
            <text:p>0.073803</text:p>
          </table:table-cell>
          <table:table-cell office:value-type="float" office:value="2017" calcext:value-type="float">
            <text:p>2017</text:p>
          </table:table-cell>
          <table:table-cell office:value-type="float" office:value="0.088142025" calcext:value-type="float">
            <text:p>0.0881420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9fa3fc7d6620d8628e59ae478a24a46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E4 Computer Engineering</text:p>
          </table:table-cell>
          <table:table-cell office:value-type="string" calcext:value-type="string">
            <text:p>E4 Computer Engineering S.p.A.</text:p>
          </table:table-cell>
          <table:table-cell office:value-type="string" calcext:value-type="string">
            <text:p>E4 OP206 cluster, IBM Power8+ 8C 3.26GHz, Infiniband EDR, NVIDIA Tesla P100 SXM2</text:p>
          </table:table-cell>
          <table:table-cell office:value-type="float" office:value="2017" calcext:value-type="float">
            <text:p>2017</text:p>
          </table:table-cell>
          <table:table-cell office:value-type="float" office:value="654200" calcext:value-type="float">
            <text:p>654200</text:p>
          </table:table-cell>
          <table:table-cell office:value-type="float" office:value="991544" calcext:value-type="float">
            <text:p>991544</text:p>
          </table:table-cell>
          <table:table-cell office:value-type="float" office:value="1129856" calcext:value-type="float">
            <text:p>1129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 Power8+ 8C 3.26GHz</text:p>
          </table:table-cell>
          <table:table-cell office:value-type="string" calcext:value-type="string">
            <text:p>E4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Europe</text:p>
          </table:table-cell>
          <table:table-cell office:value-type="float" office:value="10800" calcext:value-type="float">
            <text:p>10800</text:p>
          </table:table-cell>
          <table:table-cell office:value-type="float" office:value="0.659779092001969" calcext:value-type="float">
            <text:p>0.6597790920019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AVIDE</text:p>
          </table:table-cell>
          <table:table-cell office:value-type="float" office:value="0.340220907998031" calcext:value-type="float">
            <text:p>0.340220907998031</text:p>
          </table:table-cell>
          <table:table-cell office:value-type="string" calcext:value-type="string">
            <text:p>NVIDIA Tesla P100 SXM2</text:p>
          </table:table-cell>
          <table:table-cell office:value-type="float" office:value="10080" calcext:value-type="float">
            <text:p>10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Power8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6GHz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IDIA Tesla P100 SXM2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taly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14.52" calcext:value-type="float">
            <text:p>414.52</text:p>
          </table:table-cell>
          <table:table-cell office:value-type="float" office:value="10.06" calcext:value-type="float">
            <text:p>10.06</text:p>
          </table:table-cell>
          <table:table-cell office:value-type="float" office:value="2.49" calcext:value-type="float">
            <text:p>2.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4.52" calcext:value-type="float">
            <text:p>414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7.5" calcext:value-type="float">
            <text:p>157.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1700" calcext:value-type="float">
            <text:p>1170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0.02576535" calcext:value-type="float">
            <text:p>0.02576535</text:p>
          </table:table-cell>
          <table:table-cell office:value-type="float" office:value="0.069204" calcext:value-type="float">
            <text:p>0.069204</text:p>
          </table:table-cell>
          <table:table-cell office:value-type="float" office:value="2017" calcext:value-type="float">
            <text:p>2017</text:p>
          </table:table-cell>
          <table:table-cell office:value-type="float" office:value="0.09496935" calcext:value-type="float">
            <text:p>0.0949693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506e14edf32037edc8a19228f6943c9</text:p>
          </table:table-cell>
          <table:table-cell office:value-type="string" calcext:value-type="string">
            <text:p>[2017.0, 2017.0]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NVIDIA DGX-1, Xeon E5-2698v4 20C 2.2GHz, Infiniband EDR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492200" calcext:value-type="float">
            <text:p>492200</text:p>
          </table:table-cell>
          <table:table-cell office:value-type="float" office:value="868736" calcext:value-type="float">
            <text:p>868736</text:p>
          </table:table-cell>
          <table:table-cell office:value-type="float" office:value="594816" calcext:value-type="float">
            <text:p>594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8v4 20C 2.2GHz</text:p>
          </table:table-cell>
          <table:table-cell office:value-type="string" calcext:value-type="string">
            <text:p>NVIDIA DGX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Europe</text:p>
          </table:table-cell>
          <table:table-cell office:value-type="float" office:value="10736" calcext:value-type="float">
            <text:p>10736</text:p>
          </table:table-cell>
          <table:table-cell office:value-type="float" office:value="0.566570281420362" calcext:value-type="float">
            <text:p>0.5665702814203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ADE</text:p>
          </table:table-cell>
          <table:table-cell office:value-type="float" office:value="0.433429718579638" calcext:value-type="float">
            <text:p>0.433429718579638</text:p>
          </table:table-cell>
          <table:table-cell office:value-type="string" calcext:value-type="string">
            <text:p>NVIDIA Tesla P100</text:p>
          </table:table-cell>
          <table:table-cell office:value-type="float" office:value="9856" calcext:value-type="float">
            <text:p>98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8v4</text:p>
          </table:table-cell>
          <table:table-cell office:value-type="string" calcext:value-type="string">
            <text:p>2.2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nited kingdom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07.77" calcext:value-type="float">
            <text:p>407.77</text:p>
          </table:table-cell>
          <table:table-cell office:value-type="float" office:value="22.67" calcext:value-type="float">
            <text:p>22.67</text:p>
          </table:table-cell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.77" calcext:value-type="float">
            <text:p>40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float" office:value="67.5" calcext:value-type="float">
            <text:p>67.5</text:p>
          </table:table-cell>
          <table:table-cell office:value-type="float" office:value="100" calcext:value-type="float">
            <text:p>100</text:p>
          </table:table-cell>
          <table:table-cell office:value-type="float" office:value="5940" calcext:value-type="float">
            <text:p>5940</text:p>
          </table:table-cell>
          <table:table-cell office:value-type="float" office:value="30800" calcext:value-type="float">
            <text:p>30800</text:p>
          </table:table-cell>
          <table:table-cell office:value-type="float" office:value="0" calcext:value-type="float">
            <text:p>0</text:p>
          </table:table-cell>
          <table:table-cell office:value-type="float" office:value="0.013156425" calcext:value-type="float">
            <text:p>0.013156425</text:p>
          </table:table-cell>
          <table:table-cell office:value-type="float" office:value="0.067671" calcext:value-type="float">
            <text:p>0.067671</text:p>
          </table:table-cell>
          <table:table-cell office:value-type="float" office:value="2017" calcext:value-type="float">
            <text:p>2017</text:p>
          </table:table-cell>
          <table:table-cell office:value-type="float" office:value="0.080827425" calcext:value-type="float">
            <text:p>0.080827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fe352dab12ddd08f9dfa9e180139ac4</text:p>
          </table:table-cell>
          <table:table-cell office:value-type="string" calcext:value-type="string">
            <text:p>[2017.0, 2017.0]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Yahoo Japan Corporation</text:p>
          </table:table-cell>
          <table:table-cell office:value-type="string" calcext:value-type="string">
            <text:p>ExaScalar</text:p>
          </table:table-cell>
          <table:table-cell office:value-type="string" calcext:value-type="string">
            <text:p>ZettaScaler-1.6 GPGPU system, Xeon E5-2650Lv4 14C 1.7GHz, Infiniband FDR, NVIDIA Tesla P100</text:p>
          </table:table-cell>
          <table:table-cell office:value-type="float" office:value="2017" calcext:value-type="float">
            <text:p>2017</text:p>
          </table:table-cell>
          <table:table-cell office:value-type="float" office:value="460700" calcext:value-type="float">
            <text:p>460700</text:p>
          </table:table-cell>
          <table:table-cell office:value-type="float" office:value="792064" calcext:value-type="float">
            <text:p>792064</text:p>
          </table:table-cell>
          <table:table-cell office:value-type="float" office:value="610816" calcext:value-type="float">
            <text:p>610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Lv4 14C 1.7GHz</text:p>
          </table:table-cell>
          <table:table-cell office:value-type="string" calcext:value-type="string">
            <text:p>ZettaScal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sia</text:p>
          </table:table-cell>
          <table:table-cell office:value-type="float" office:value="10080" calcext:value-type="float">
            <text:p>10080</text:p>
          </table:table-cell>
          <table:table-cell office:value-type="float" office:value="0.581644917582418" calcext:value-type="float">
            <text:p>0.5816449175824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ukai</text:p>
          </table:table-cell>
          <table:table-cell office:value-type="float" office:value="0.418355082417582" calcext:value-type="float">
            <text:p>0.418355082417582</text:p>
          </table:table-cell>
          <table:table-cell office:value-type="string" calcext:value-type="string">
            <text:p>NVIDIA Tesla P100</text:p>
          </table:table-cell>
          <table:table-cell office:value-type="float" office:value="8960" calcext:value-type="float">
            <text:p>89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Lv4</text:p>
          </table:table-cell>
          <table:table-cell office:value-type="string" calcext:value-type="string">
            <text:p>1.7GHz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VIDIA Tesla P100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32.5" calcext:value-type="float">
            <text:p>32.5</text:p>
          </table:table-cell>
          <table:table-cell office:value-type="float" office:value="100" calcext:value-type="float">
            <text:p>100</text:p>
          </table:table-cell>
          <table:table-cell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0.011459175" calcext:value-type="float">
            <text:p>0.011459175</text:p>
          </table:table-cell>
          <table:table-cell office:value-type="float" office:value="0.061539" calcext:value-type="float">
            <text:p>0.061539</text:p>
          </table:table-cell>
          <table:table-cell office:value-type="float" office:value="2017" calcext:value-type="float">
            <text:p>2017</text:p>
          </table:table-cell>
          <table:table-cell office:value-type="float" office:value="0.072998175" calcext:value-type="float">
            <text:p>0.0729981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75ff501e37035e2f8b45bcdb86b6b44e</text:p>
          </table:table-cell>
          <table:table-cell office:value-type="string" calcext:value-type="string">
            <text:p>[2017.0, 2017.0]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hina Manufacturing Company (A)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E9000 Blade Server, Xeon E5-2680v4 14C 2.4GHz, Infiniband EDR, NVIDIA Tesla K80</text:p>
          </table:table-cell>
          <table:table-cell office:value-type="float" office:value="2017" calcext:value-type="float">
            <text:p>2017</text:p>
          </table:table-cell>
          <table:table-cell office:value-type="float" office:value="497800" calcext:value-type="float">
            <text:p>497800</text:p>
          </table:table-cell>
          <table:table-cell office:value-type="float" office:value="695616" calcext:value-type="float">
            <text:p>695616</text:p>
          </table:table-cell>
          <table:table-cell office:value-type="float" office:value="1540000" calcext:value-type="float">
            <text:p>15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15936" calcext:value-type="float">
            <text:p>15936</text:p>
          </table:table-cell>
          <table:table-cell office:value-type="float" office:value="0.715624712485049" calcext:value-type="float">
            <text:p>0.715624712485049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284375287514951" calcext:value-type="float">
            <text:p>0.284375287514951</text:p>
          </table:table-cell>
          <table:table-cell office:value-type="string" calcext:value-type="string">
            <text:p>NVIDIA Tesla K80</text:p>
          </table:table-cell>
          <table:table-cell office:value-type="float" office:value="2496" calcext:value-type="float">
            <text:p>24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VIDIA Tesla K80</text:p>
          </table:table-cell>
          <table:table-cell office:value-type="float" office:value="200" calcext:value-type="float">
            <text:p>200</text:p>
          </table:table-cell>
          <table:table-cell office:value-type="float" office:value="2496" calcext:value-type="float">
            <text:p>2496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40" calcext:value-type="float">
            <text:p>1344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5200" calcext:value-type="float">
            <text:p>115200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0.2524194" calcext:value-type="float">
            <text:p>0.2524194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2017" calcext:value-type="float">
            <text:p>2017</text:p>
          </table:table-cell>
          <table:table-cell office:value-type="float" office:value="0.2754144" calcext:value-type="float">
            <text:p>0.275414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42a78dca4de573e86f578274dd6ed14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nternet Company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HC2000 Cluster, Xeon E5-2650v3 10C 2.3GHz, 10G Ethernet, NVIDIA Tesla P40</text:p>
          </table:table-cell>
          <table:table-cell office:value-type="float" office:value="2017" calcext:value-type="float">
            <text:p>2017</text:p>
          </table:table-cell>
          <table:table-cell office:value-type="float" office:value="651600" calcext:value-type="float">
            <text:p>651600</text:p>
          </table:table-cell>
          <table:table-cell office:value-type="float" office:value="1324800" calcext:value-type="float">
            <text:p>1324800</text:p>
          </table:table-cell>
          <table:table-cell office:value-type="float" office:value="4816000" calcext:value-type="float">
            <text:p>481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3 10C 2.3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6000" calcext:value-type="float">
            <text:p>36000</text:p>
          </table:table-cell>
          <table:table-cell office:value-type="float" office:value="0.491847826086957" calcext:value-type="float">
            <text:p>0.49184782608695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08152173913043" calcext:value-type="float">
            <text:p>0.508152173913043</text:p>
          </table:table-cell>
          <table:table-cell office:value-type="string" calcext:value-type="string">
            <text:p>NVIDIA Tesla P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3</text:p>
          </table:table-cell>
          <table:table-cell office:value-type="string" calcext:value-type="string">
            <text:p>2.3GHz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IDIA Tesla P40</text:p>
          </table:table-cell>
          <table:table-cell office:value-type="float" office:value="200" calcext:value-type="float">
            <text:p>200</text:p>
          </table:table-cell>
          <table:table-cell office:value-type="float" office:value="3840" calcext:value-type="float">
            <text:p>38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52.5" calcext:value-type="float">
            <text:p>52.5</text:p>
          </table:table-cell>
          <table:table-cell office:value-type="float" office:value="100" calcext:value-type="float">
            <text:p>100</text:p>
          </table:table-cell>
          <table:table-cell office:value-type="float" office:value="378000" calcext:value-type="float">
            <text:p>37800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0.827934975" calcext:value-type="float">
            <text:p>0.827934975</text:p>
          </table:table-cell>
          <table:table-cell office:value-type="float" office:value="0.013359" calcext:value-type="float">
            <text:p>0.013359</text:p>
          </table:table-cell>
          <table:table-cell office:value-type="float" office:value="2017" calcext:value-type="float">
            <text:p>2017</text:p>
          </table:table-cell>
          <table:table-cell office:value-type="float" office:value="0.841293975" calcext:value-type="float">
            <text:p>0.841293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18ea0f982fdcdcc94154857408188ed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HC2000 Cluster, Xeon E5-2620v3 6C 2.4GHz, 10G Ethernet, NVIDIA Tesla P4</text:p>
          </table:table-cell>
          <table:table-cell office:value-type="float" office:value="2017" calcext:value-type="float">
            <text:p>2017</text:p>
          </table:table-cell>
          <table:table-cell office:value-type="float" office:value="681800" calcext:value-type="float">
            <text:p>681800</text:p>
          </table:table-cell>
          <table:table-cell office:value-type="float" office:value="1382400" calcext:value-type="float">
            <text:p>1382400</text:p>
          </table:table-cell>
          <table:table-cell office:value-type="float" office:value="6501000" calcext:value-type="float">
            <text:p>650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20v3 6C 2.4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6000" calcext:value-type="float">
            <text:p>36000</text:p>
          </table:table-cell>
          <table:table-cell office:value-type="float" office:value="0.493200231481481" calcext:value-type="float">
            <text:p>0.4932002314814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H-DPSystem</text:p>
          </table:table-cell>
          <table:table-cell office:value-type="float" office:value="0.506799768518518" calcext:value-type="float">
            <text:p>0.506799768518518</text:p>
          </table:table-cell>
          <table:table-cell office:value-type="string" calcext:value-type="string">
            <text:p>NVIDIA Tesla 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20v3</text:p>
          </table:table-cell>
          <table:table-cell office:value-type="string" calcext:value-type="string">
            <text:p>2.4GHz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VIDIA Tesla P4</text:p>
          </table:table-cell>
          <table:table-cell office:value-type="float" office:value="200" calcext:value-type="float">
            <text:p>200</text:p>
          </table:table-cell>
          <table:table-cell office:value-type="float" office:value="2560" calcext:value-type="float">
            <text:p>256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office:value-type="float" office:value="42.5" calcext:value-type="float">
            <text:p>42.5</text:p>
          </table:table-cell>
          <table:table-cell office:value-type="float" office:value="100" calcext:value-type="float">
            <text:p>100</text:p>
          </table:table-cell>
          <table:table-cell office:value-type="float" office:value="510000" calcext:value-type="float">
            <text:p>510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.116993075" calcext:value-type="float">
            <text:p>1.116993075</text:p>
          </table:table-cell>
          <table:table-cell office:value-type="float" office:value="0.008979" calcext:value-type="float">
            <text:p>0.008979</text:p>
          </table:table-cell>
          <table:table-cell office:value-type="float" office:value="2017" calcext:value-type="float">
            <text:p>2017</text:p>
          </table:table-cell>
          <table:table-cell office:value-type="float" office:value="1.125972075" calcext:value-type="float">
            <text:p>1.125972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14ca1e6ad798d545302abfea381d948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Internet Company (Y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x3550, Xeon E5-2630v4 10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594199" calcext:value-type="float">
            <text:p>594199</text:p>
          </table:table-cell>
          <table:table-cell office:value-type="float" office:value="1261568" calcext:value-type="float">
            <text:p>1261568</text:p>
          </table:table-cell>
          <table:table-cell office:value-type="float" office:value="3386496" calcext:value-type="float">
            <text:p>3386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v4 10C 2.2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5840" calcext:value-type="float">
            <text:p>35840</text:p>
          </table:table-cell>
          <table:table-cell office:value-type="float" office:value="0.471000374137581" calcext:value-type="float">
            <text:p>0.47100037413758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28999625862419" calcext:value-type="float">
            <text:p>0.5289996258624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4</text:p>
          </table:table-cell>
          <table:table-cell office:value-type="string" calcext:value-type="string">
            <text:p>2.2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840" calcext:value-type="float">
            <text:p>3584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304640" calcext:value-type="float">
            <text:p>304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254675" calcext:value-type="float">
            <text:p>0.6672546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67254675" calcext:value-type="float">
            <text:p>0.6672546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61a28cb1d457518468c22eec3a7c008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IT Service Provider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50v4 1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32600" calcext:value-type="float">
            <text:p>832600</text:p>
          </table:table-cell>
          <table:table-cell office:value-type="float" office:value="1689600" calcext:value-type="float">
            <text:p>1689600</text:p>
          </table:table-cell>
          <table:table-cell office:value-type="float" office:value="5243000" calcext:value-type="float">
            <text:p>524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8000" calcext:value-type="float">
            <text:p>48000</text:p>
          </table:table-cell>
          <table:table-cell office:value-type="float" office:value="0.492779356060606" calcext:value-type="float">
            <text:p>0.492779356060606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ComputeSystem</text:p>
          </table:table-cell>
          <table:table-cell office:value-type="float" office:value="0.507220643939394" calcext:value-type="float">
            <text:p>0.5072206439393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420000" calcext:value-type="float">
            <text:p>4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914975" calcext:value-type="float">
            <text:p>0.919914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19914975" calcext:value-type="float">
            <text:p>0.919914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022ee62bdcca6e252ad879bb69178a3</text:p>
          </table:table-cell>
          <table:table-cell office:value-type="string" calcext:value-type="string">
            <text:p>[2017.5, 2018.0, 2018.5, 2017.5, 2018.0, 2018.5]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IT Service Provider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53700" calcext:value-type="float">
            <text:p>953700</text:p>
          </table:table-cell>
          <table:table-cell office:value-type="float" office:value="1935360" calcext:value-type="float">
            <text:p>1935360</text:p>
          </table:table-cell>
          <table:table-cell office:value-type="float" office:value="4974000" calcext:value-type="float">
            <text:p>497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0400" calcext:value-type="float">
            <text:p>50400</text:p>
          </table:table-cell>
          <table:table-cell office:value-type="float" office:value="0.492776537698413" calcext:value-type="float">
            <text:p>0.49277653769841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netsystem</text:p>
          </table:table-cell>
          <table:table-cell office:value-type="float" office:value="0.507223462301587" calcext:value-type="float">
            <text:p>0.5072234623015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32000" calcext:value-type="float">
            <text:p>4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2114" calcext:value-type="float">
            <text:p>0.94621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462114" calcext:value-type="float">
            <text:p>0.94621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18b4f949cb41816831ac2895064318c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cademic Center for Computing and Media Studies (ACCMS), <text:s/>Kyoto University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CS400, Xeon E5-2695v4 18C 2.1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821900" calcext:value-type="float">
            <text:p>821900</text:p>
          </table:table-cell>
          <table:table-cell office:value-type="float" office:value="1028160" calcext:value-type="float">
            <text:p>1028160</text:p>
          </table:table-cell>
          <table:table-cell office:value-type="float" office:value="3413916" calcext:value-type="float">
            <text:p>3413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Cray CS400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sia</text:p>
          </table:table-cell>
          <table:table-cell office:value-type="float" office:value="30600" calcext:value-type="float">
            <text:p>30600</text:p>
          </table:table-cell>
          <table:table-cell office:value-type="float" office:value="0.799389200124494" calcext:value-type="float">
            <text:p>0.7993892001244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urel 2</text:p>
          </table:table-cell>
          <table:table-cell office:value-type="float" office:value="0.200610799875506" calcext:value-type="float">
            <text:p>0.2006107998755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6000" calcext:value-type="float">
            <text:p>30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03371" calcext:value-type="float">
            <text:p>0.670337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703371" calcext:value-type="float">
            <text:p>0.6703371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b2297717f8dee2ea4b10a274b109050</text:p>
          </table:table-cell>
          <table:table-cell office:value-type="string" calcext:value-type="string">
            <text:p>[2017.5, 2017.5]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cademy of Mathematics and System Science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SD530, Xeon Gold 6140 18C 2.3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702782" calcext:value-type="float">
            <text:p>702782</text:p>
          </table:table-cell>
          <table:table-cell office:value-type="float" office:value="1081036" calcext:value-type="float">
            <text:p>1081036</text:p>
          </table:table-cell>
          <table:table-cell office:value-type="float" office:value="2798784" calcext:value-type="float">
            <text:p>279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0 18C 2.3GHz</text:p>
          </table:table-cell>
          <table:table-cell office:value-type="string" calcext:value-type="string">
            <text:p>Lenovo ThinkSyste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14688" calcext:value-type="float">
            <text:p>14688</text:p>
          </table:table-cell>
          <table:table-cell office:value-type="float" office:value="0.650100459189148" calcext:value-type="float">
            <text:p>0.650100459189148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AMSS</text:p>
          </table:table-cell>
          <table:table-cell office:value-type="float" office:value="0.349899540810852" calcext:value-type="float">
            <text:p>0.3498995408108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2.3GHz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688" calcext:value-type="float">
            <text:p>14688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4240" calcext:value-type="float">
            <text:p>114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3389" calcext:value-type="float">
            <text:p>0.250338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2503389" calcext:value-type="float">
            <text:p>0.2503389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0a19e4b6ecd61de6525b2f609c61cfb</text:p>
          </table:table-cell>
          <table:table-cell office:value-type="string" calcext:value-type="string">
            <text:p>[2017.5, 2018.0, 2018.5, 2017.5, 2018.0, 2018.5]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to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ull Sequana X1000, Intel Xeon Phi 7250 68C 1.4GHz, Bull BXI 1.2</text:p>
          </table:table-cell>
          <table:table-cell office:value-type="float" office:value="2017" calcext:value-type="float">
            <text:p>2017</text:p>
          </table:table-cell>
          <table:table-cell office:value-type="float" office:value="947889" calcext:value-type="float">
            <text:p>947889</text:p>
          </table:table-cell>
          <table:table-cell office:value-type="float" office:value="1584128" calcext:value-type="float">
            <text:p>1584128</text:p>
          </table:table-cell>
          <table:table-cell office:value-type="float" office:value="3274368" calcext:value-type="float">
            <text:p>3274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Phi 7250 68C 1.4GHz</text:p>
          </table:table-cell>
          <table:table-cell office:value-type="string" calcext:value-type="string">
            <text:p>Bull Sequana</text:p>
          </table:table-cell>
          <table:table-cell office:value-type="string" calcext:value-type="string">
            <text:p>bullx SC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Bull BXI 1.2</text:p>
          </table:table-cell>
          <table:table-cell office:value-type="string" calcext:value-type="string">
            <text:p>Europe</text:p>
          </table:table-cell>
          <table:table-cell office:value-type="float" office:value="35360" calcext:value-type="float">
            <text:p>35360</text:p>
          </table:table-cell>
          <table:table-cell office:value-type="float" office:value="0.598366419885262" calcext:value-type="float">
            <text:p>0.598366419885262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Sequana BXI</text:p>
          </table:table-cell>
          <table:table-cell office:value-type="float" office:value="0.401633580114738" calcext:value-type="float">
            <text:p>0.4016335801147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hi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1.4GHz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360" calcext:value-type="float">
            <text:p>35360</text:p>
          </table:table-cell>
          <table:table-cell office:value-type="string" calcext:value-type="string">
            <text:p>france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.06" calcext:value-type="float">
            <text:p>47.06</text:p>
          </table:table-cell>
          <table:table-cell office:value-type="float" office:value="13.21" calcext:value-type="float">
            <text:p>13.21</text:p>
          </table:table-cell>
          <table:table-cell office:value-type="float" office:value="39.03" calcext:value-type="float">
            <text:p>39.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1800" calcext:value-type="float">
            <text:p>11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077425" calcext:value-type="float">
            <text:p>0.2450774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245077425" calcext:value-type="float">
            <text:p>0.245077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0c46ae707ea1aab5c38f5bd9ebe8457</text:p>
          </table:table-cell>
          <table:table-cell office:value-type="string" calcext:value-type="string">
            <text:p>[2017.0, 2017.5, 2018.0, 2018.5, 2019.0, 2019.5, 2020.0, 2020.5, 2021.0, 2021.5, 2022.0, 2022.5, 2017.0, 2017.5, 2018.0, 2018.5, 2019.0, 2019.5, 2020.0, 2020.5, 2021.0, 2021.5, 2022.0, 2022.5]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SF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Apollo XL230k, Xeon Gold 6148 20C 2.4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1750180" calcext:value-type="float">
            <text:p>1750180</text:p>
          </table:table-cell>
          <table:table-cell office:value-type="float" office:value="2709504" calcext:value-type="float">
            <text:p>2709504</text:p>
          </table:table-cell>
          <table:table-cell office:value-type="float" office:value="4264320" calcext:value-type="float">
            <text:p>4264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8 20C 2.4GHz</text:p>
          </table:table-cell>
          <table:table-cell office:value-type="string" calcext:value-type="string">
            <text:p>HP Apollo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Europe</text:p>
          </table:table-cell>
          <table:table-cell office:value-type="float" office:value="35280" calcext:value-type="float">
            <text:p>35280</text:p>
          </table:table-cell>
          <table:table-cell office:value-type="float" office:value="0.645941102135299" calcext:value-type="float">
            <text:p>0.6459411021352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RIOSITY</text:p>
          </table:table-cell>
          <table:table-cell office:value-type="float" office:value="0.354058897864701" calcext:value-type="float">
            <text:p>0.3540588978647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2.5" calcext:value-type="float">
            <text:p>2022.5</text:p>
          </table:table-cell>
          <table:table-cell office:value-type="float" office:value="10.5" calcext:value-type="float">
            <text:p>10.5</text:p>
          </table:table-cell>
          <table:table-cell office:value-type="float" office:value="2022.5" calcext:value-type="float">
            <text:p>2022.5</text:p>
          </table:table-cell>
          <table:table-cell office:value-type="float" office:value="500" calcext:value-type="float">
            <text:p>500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3520512" calcext:value-type="float">
            <text:p>3520512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2.4GHz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280" calcext:value-type="float">
            <text:p>35280</text:p>
          </table:table-cell>
          <table:table-cell office:value-type="string" calcext:value-type="string">
            <text:p>germany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579.46" calcext:value-type="float">
            <text:p>579.46</text:p>
          </table:table-cell>
          <table:table-cell office:value-type="float" office:value="45.8" calcext:value-type="float">
            <text:p>45.8</text:p>
          </table:table-cell>
          <table:table-cell office:value-type="float" office:value="8.58" calcext:value-type="float">
            <text:p>8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ny</text:p>
          </table:table-cell>
          <table:table-cell office:value-type="float" office:value="432.89" calcext:value-type="float">
            <text:p>432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soe.eu</text:p>
          </table:table-cell>
          <table:table-cell office:value-type="float" office:value="579.46" calcext:value-type="float">
            <text:p>579.46</text:p>
          </table:table-cell>
          <table:table-cell office:value-type="float" office:value="500.54" calcext:value-type="float">
            <text:p>500.54</text:p>
          </table:table-cell>
          <table:table-cell office:value-type="float" office:value="37.76" calcext:value-type="float">
            <text:p>37.76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64600" calcext:value-type="float">
            <text:p>264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963825" calcext:value-type="float">
            <text:p>0.57963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7963825" calcext:value-type="float">
            <text:p>0.57963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0bebc9c0bfc5a02e13fc08370bb7ef7</text:p>
          </table:table-cell>
          <table:table-cell office:value-type="string" calcext:value-type="string">
            <text:p>[2018.0, 2018.5, 2019.0, 2019.5, 2020.0, 2018.0, 2018.5, 2019.0, 2019.5, 2020.0]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EA/TGCC-GENCI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ull Sequana X1000, Intel Xeon Phi 7250 68C 1.4GHz, Bull BXI 1.2</text:p>
          </table:table-cell>
          <table:table-cell office:value-type="float" office:value="2017" calcext:value-type="float">
            <text:p>2017</text:p>
          </table:table-cell>
          <table:table-cell office:value-type="float" office:value="1311330" calcext:value-type="float">
            <text:p>1311330</text:p>
          </table:table-cell>
          <table:table-cell office:value-type="float" office:value="2339635.2" calcext:value-type="float">
            <text:p>2339635.2</text:p>
          </table:table-cell>
          <table:table-cell office:value-type="float" office:value="2967552" calcext:value-type="float">
            <text:p>2967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Phi 7250 68C 1.4GHz</text:p>
          </table:table-cell>
          <table:table-cell office:value-type="string" calcext:value-type="string">
            <text:p>Bull Sequana</text:p>
          </table:table-cell>
          <table:table-cell office:value-type="string" calcext:value-type="string">
            <text:p>bullx SC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Bull BXI 1.2</text:p>
          </table:table-cell>
          <table:table-cell office:value-type="string" calcext:value-type="string">
            <text:p>Europe</text:p>
          </table:table-cell>
          <table:table-cell office:value-type="float" office:value="56304" calcext:value-type="float">
            <text:p>56304</text:p>
          </table:table-cell>
          <table:table-cell office:value-type="float" office:value="0.560484814042805" calcext:value-type="float">
            <text:p>0.5604848140428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LIOT-CURIE KNL</text:p>
          </table:table-cell>
          <table:table-cell office:value-type="float" office:value="0.439515185957195" calcext:value-type="float">
            <text:p>0.4395151859571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500" calcext:value-type="float">
            <text:p>500</text:p>
          </table:table-cell>
          <table:table-cell office:value-type="float" office:value="1316840" calcext:value-type="float">
            <text:p>1316840</text:p>
          </table:table-cell>
          <table:table-cell office:value-type="float" office:value="2393600" calcext:value-type="float">
            <text:p>2393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hi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1.4GHz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304" calcext:value-type="float">
            <text:p>56304</text:p>
          </table:table-cell>
          <table:table-cell office:value-type="string" calcext:value-type="string">
            <text:p>france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3.72" calcext:value-type="float">
            <text:p>43.72</text:p>
          </table:table-cell>
          <table:table-cell office:value-type="float" office:value="-54.46" calcext:value-type="float">
            <text:p>-54.46</text:p>
          </table:table-cell>
          <table:table-cell office:value-type="float" office:value="-55.47" calcext:value-type="float">
            <text:p>-55.4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.72" calcext:value-type="float">
            <text:p>4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78020" calcext:value-type="float">
            <text:p>178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0099225" calcext:value-type="float">
            <text:p>0.3900992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390099225" calcext:value-type="float">
            <text:p>0.3900992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39469d4863435e79551ff22f92a7c5a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hina Manufacture Company B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X6800 V3, Xeon E5-2683 v4 <text:s/>16C 2.1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937943" calcext:value-type="float">
            <text:p>937943</text:p>
          </table:table-cell>
          <table:table-cell office:value-type="float" office:value="1101005" calcext:value-type="float">
            <text:p>1101005</text:p>
          </table:table-cell>
          <table:table-cell office:value-type="float" office:value="2560128" calcext:value-type="float">
            <text:p>2560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3 v4 <text:s/>16C 2.1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32768" calcext:value-type="float">
            <text:p>32768</text:p>
          </table:table-cell>
          <table:table-cell office:value-type="float" office:value="0.85189713034909" calcext:value-type="float">
            <text:p>0.85189713034909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14810286965091" calcext:value-type="float">
            <text:p>0.148102869650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3v4</text:p>
          </table:table-cell>
          <table:table-cell office:value-type="string" calcext:value-type="string">
            <text:p>2.1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5760" calcext:value-type="float">
            <text:p>245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3458" calcext:value-type="float">
            <text:p>0.538345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383458" calcext:value-type="float">
            <text:p>0.5383458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a8271ee3238bb7dfa6b3e8d60ea3cf7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hinese Institute of Meteorology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RH5885H V3 Cluster, Xeon E7-4850v4 16C 2.1GHz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857600" calcext:value-type="float">
            <text:p>857600</text:p>
          </table:table-cell>
          <table:table-cell office:value-type="float" office:value="1118208" calcext:value-type="float">
            <text:p>1118208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7-4850v4 16C 2.1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sia</text:p>
          </table:table-cell>
          <table:table-cell office:value-type="float" office:value="33280" calcext:value-type="float">
            <text:p>33280</text:p>
          </table:table-cell>
          <table:table-cell office:value-type="float" office:value="0.766941391941392" calcext:value-type="float">
            <text:p>0.766941391941392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233058608058608" calcext:value-type="float">
            <text:p>0.2330586080586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-4850v4</text:p>
          </table:table-cell>
          <table:table-cell office:value-type="string" calcext:value-type="string">
            <text:p>2.1GHz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280" calcext:value-type="float">
            <text:p>3328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239200" calcext:value-type="float">
            <text:p>23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3973925" calcext:value-type="float">
            <text:p>0.5239739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23973925" calcext:value-type="float">
            <text:p>0.5239739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3eb53353a0d3696e8c49130990b406a</text:p>
          </table:table-cell>
          <table:table-cell office:value-type="string" calcext:value-type="string">
            <text:p>[2017.0, 2017.0]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loud Provider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450223" calcext:value-type="float">
            <text:p>450223</text:p>
          </table:table-cell>
          <table:table-cell office:value-type="float" office:value="658022" calcext:value-type="float">
            <text:p>658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17136" calcext:value-type="float">
            <text:p>17136</text:p>
          </table:table-cell>
          <table:table-cell office:value-type="float" office:value="0.684206607073928" calcext:value-type="float">
            <text:p>0.68420660707392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315793392926072" calcext:value-type="float">
            <text:p>0.3157933929260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136" calcext:value-type="float">
            <text:p>17136</text:p>
          </table:table-cell>
          <table:table-cell office:value-type="string" calcext:value-type="string">
            <text:p>brazil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149940" calcext:value-type="float">
            <text:p>149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483575" calcext:value-type="float">
            <text:p>0.3284835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328483575" calcext:value-type="float">
            <text:p>0.3284835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345a60d2c4483091734a78147ba7977</text:p>
          </table:table-cell>
          <table:table-cell office:value-type="string" calcext:value-type="string">
            <text:p>[2017.0, 2017.0]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loud Provider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458119" calcext:value-type="float">
            <text:p>458119</text:p>
          </table:table-cell>
          <table:table-cell office:value-type="float" office:value="774144" calcext:value-type="float">
            <text:p>77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Oceania</text:p>
          </table:table-cell>
          <table:table-cell office:value-type="float" office:value="20160" calcext:value-type="float">
            <text:p>20160</text:p>
          </table:table-cell>
          <table:table-cell office:value-type="float" office:value="0.591774915261243" calcext:value-type="float">
            <text:p>0.591774915261243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08225084738757" calcext:value-type="float">
            <text:p>0.40822508473875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160" calcext:value-type="float">
            <text:p>20160</text:p>
          </table:table-cell>
          <table:table-cell office:value-type="string" calcext:value-type="string">
            <text:p>australi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Ocean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94.03" calcext:value-type="float">
            <text:p>794.03</text:p>
          </table:table-cell>
          <table:table-cell office:value-type="float" office:value="17.36" calcext:value-type="float">
            <text:p>17.36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4.03" calcext:value-type="float">
            <text:p>794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176400" calcext:value-type="float">
            <text:p>176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430975" calcext:value-type="float">
            <text:p>0.386430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386430975" calcext:value-type="float">
            <text:p>0.386430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1f04cf32fcec5edb0c43b881832ccc3</text:p>
          </table:table-cell>
          <table:table-cell office:value-type="string" calcext:value-type="string">
            <text:p>[2017.0, 2017.0]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loud Provider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523564" calcext:value-type="float">
            <text:p>523564</text:p>
          </table:table-cell>
          <table:table-cell office:value-type="float" office:value="884736" calcext:value-type="float">
            <text:p>88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23040" calcext:value-type="float">
            <text:p>23040</text:p>
          </table:table-cell>
          <table:table-cell office:value-type="float" office:value="0.591774269386574" calcext:value-type="float">
            <text:p>0.59177426938657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08225730613426" calcext:value-type="float">
            <text:p>0.4082257306134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canad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169.93" calcext:value-type="float">
            <text:p>169.93</text:p>
          </table:table-cell>
          <table:table-cell office:value-type="float" office:value="-8.96" calcext:value-type="float">
            <text:p>-8.96</text:p>
          </table:table-cell>
          <table:table-cell office:value-type="float" office:value="-5.01" calcext:value-type="float">
            <text:p>-5.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.93" calcext:value-type="float">
            <text:p>169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201600" calcext:value-type="float">
            <text:p>20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7e8ddc7411ab79e28ac89256ed2e290</text:p>
          </table:table-cell>
          <table:table-cell office:value-type="string" calcext:value-type="string">
            <text:p>[2018.0, 2018.5, 2019.0, 2019.5, 2020.0, 2020.5, 2021.0, 2021.5, 2022.0, 2018.0, 2018.5, 2019.0, 2019.5, 2020.0, 2020.5, 2021.0, 2021.5, 2022.0]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loud Provid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C1040, Xeon E5-2673v4 20C 2.3GHz, 4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649110" calcext:value-type="float">
            <text:p>1649110</text:p>
          </table:table-cell>
          <table:table-cell office:value-type="float" office:value="2119680" calcext:value-type="float">
            <text:p>2119680</text:p>
          </table:table-cell>
          <table:table-cell office:value-type="float" office:value="8586432" calcext:value-type="float">
            <text:p>858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3v4 20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igabit Ethernet</text:p>
          </table:table-cell>
          <table:table-cell office:value-type="string" calcext:value-type="string">
            <text:p>40G Ethernet</text:p>
          </table:table-cell>
          <table:table-cell office:value-type="string" calcext:value-type="string">
            <text:p>Oceania</text:p>
          </table:table-cell>
          <table:table-cell office:value-type="float" office:value="57600" calcext:value-type="float">
            <text:p>57600</text:p>
          </table:table-cell>
          <table:table-cell office:value-type="float" office:value="0.777999509359903" calcext:value-type="float">
            <text:p>0.7779995093599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ftware Company (M) AA1</text:p>
          </table:table-cell>
          <table:table-cell office:value-type="float" office:value="0.222000490640097" calcext:value-type="float">
            <text:p>0.2220004906400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00" calcext:value-type="float">
            <text:p>500</text:p>
          </table:table-cell>
          <table:table-cell office:value-type="float" office:value="1729000" calcext:value-type="float">
            <text:p>1729000</text:p>
          </table:table-cell>
          <table:table-cell office:value-type="float" office:value="3072000" calcext:value-type="float">
            <text:p>3072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4</text:p>
          </table:table-cell>
          <table:table-cell office:value-type="string" calcext:value-type="string">
            <text:p>2.3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australi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Ocean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68.04" calcext:value-type="float">
            <text:p>768.04</text:p>
          </table:table-cell>
          <table:table-cell office:value-type="float" office:value="-25.99" calcext:value-type="float">
            <text:p>-25.99</text:p>
          </table:table-cell>
          <table:table-cell office:value-type="float" office:value="-3.27" calcext:value-type="float">
            <text:p>-3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alia</text:p>
          </table:table-cell>
          <table:table-cell office:value-type="float" office:value="531.54" calcext:value-type="float">
            <text:p>53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8.04" calcext:value-type="float">
            <text:p>768.04</text:p>
          </table:table-cell>
          <table:table-cell office:value-type="float" office:value="587.47" calcext:value-type="float">
            <text:p>587.47</text:p>
          </table:table-cell>
          <table:table-cell office:value-type="float" office:value="-55.1999999999999" calcext:value-type="float">
            <text:p>-55.1999999999999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388800" calcext:value-type="float">
            <text:p>388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619825" calcext:value-type="float">
            <text:p>0.851619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51619825" calcext:value-type="float">
            <text:p>0.851619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d8e64cae886d71cba41a6b145ca151f</text:p>
          </table:table-cell>
          <table:table-cell office:value-type="string" calcext:value-type="string">
            <text:p>[2017.5, 2017.5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issariat a l'Energie Atomique (CEA)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ull Sequana X1000, Intel Xeon Phi 7250 68C 1.4GHz, Bull BXI 1.2</text:p>
          </table:table-cell>
          <table:table-cell office:value-type="float" office:value="2017" calcext:value-type="float">
            <text:p>2017</text:p>
          </table:table-cell>
          <table:table-cell office:value-type="float" office:value="4967220" calcext:value-type="float">
            <text:p>4967220</text:p>
          </table:table-cell>
          <table:table-cell office:value-type="float" office:value="9358541" calcext:value-type="float">
            <text:p>9358541</text:p>
          </table:table-cell>
          <table:table-cell office:value-type="float" office:value="7958400" calcext:value-type="float">
            <text:p>7958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Phi 7250 68C 1.4GHz</text:p>
          </table:table-cell>
          <table:table-cell office:value-type="string" calcext:value-type="string">
            <text:p>Bull Sequana</text:p>
          </table:table-cell>
          <table:table-cell office:value-type="string" calcext:value-type="string">
            <text:p>bullx SC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Bull BXI 1.2</text:p>
          </table:table-cell>
          <table:table-cell office:value-type="string" calcext:value-type="string">
            <text:p>Europe</text:p>
          </table:table-cell>
          <table:table-cell office:value-type="float" office:value="208896" calcext:value-type="float">
            <text:p>208896</text:p>
          </table:table-cell>
          <table:table-cell office:value-type="float" office:value="0.530768631563403" calcext:value-type="float">
            <text:p>0.53076863156340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Tera-1000-2-Part 1</text:p>
          </table:table-cell>
          <table:table-cell office:value-type="float" office:value="0.469231368436597" calcext:value-type="float">
            <text:p>0.4692313684365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0.5" calcext:value-type="float">
            <text:p>0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hi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1.4GHz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8896" calcext:value-type="float">
            <text:p>208896</text:p>
          </table:table-cell>
          <table:table-cell office:value-type="string" calcext:value-type="string">
            <text:p>france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.06" calcext:value-type="float">
            <text:p>47.06</text:p>
          </table:table-cell>
          <table:table-cell office:value-type="float" office:value="13.21" calcext:value-type="float">
            <text:p>13.21</text:p>
          </table:table-cell>
          <table:table-cell office:value-type="float" office:value="39.03" calcext:value-type="float">
            <text:p>39.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660480" calcext:value-type="float">
            <text:p>660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686625" calcext:value-type="float">
            <text:p>1.4466866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446686625" calcext:value-type="float">
            <text:p>1.4466866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d7f660743013f8c146e24d2605574f3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ore International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x240 M5, Xeon E5-2667v3 8C 3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40276" calcext:value-type="float">
            <text:p>840276</text:p>
          </table:table-cell>
          <table:table-cell office:value-type="float" office:value="1540096" calcext:value-type="float">
            <text:p>1540096</text:p>
          </table:table-cell>
          <table:table-cell office:value-type="float" office:value="3468672" calcext:value-type="float">
            <text:p>346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67v3 8C 3.2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0080" calcext:value-type="float">
            <text:p>30080</text:p>
          </table:table-cell>
          <table:table-cell office:value-type="float" office:value="0.545599754820479" calcext:value-type="float">
            <text:p>0.545599754820479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Core International 2</text:p>
          </table:table-cell>
          <table:table-cell office:value-type="float" office:value="0.454400245179521" calcext:value-type="float">
            <text:p>0.4544002451795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67v3</text:p>
          </table:table-cell>
          <table:table-cell office:value-type="string" calcext:value-type="string">
            <text:p>3.2GHz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080" calcext:value-type="float">
            <text:p>3008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507600" calcext:value-type="float">
            <text:p>50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1791825" calcext:value-type="float">
            <text:p>1.111791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111791825" calcext:value-type="float">
            <text:p>1.111791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a484a3681d3c9176061e359af5b875b</text:p>
          </table:table-cell>
          <table:table-cell office:value-type="string" calcext:value-type="string">
            <text:p>[2017.0, 2017.0]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ata Processing Company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3000 BL460c Gen9, Xeon E5-2690v4 14C 2.6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504078" calcext:value-type="float">
            <text:p>504078</text:p>
          </table:table-cell>
          <table:table-cell office:value-type="float" office:value="782746" calcext:value-type="float">
            <text:p>782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90v4 14C 2.6GHz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Europe</text:p>
          </table:table-cell>
          <table:table-cell office:value-type="float" office:value="18816" calcext:value-type="float">
            <text:p>18816</text:p>
          </table:table-cell>
          <table:table-cell office:value-type="float" office:value="0.643986682780877" calcext:value-type="float">
            <text:p>0.64398668278087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356013317219123" calcext:value-type="float">
            <text:p>0.3560133172191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0v4</text:p>
          </table:table-cell>
          <table:table-cell office:value-type="string" calcext:value-type="string">
            <text:p>2.6GHz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816" calcext:value-type="float">
            <text:p>18816</text:p>
          </table:table-cell>
          <table:table-cell office:value-type="string" calcext:value-type="string">
            <text:p>germany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579.46" calcext:value-type="float">
            <text:p>579.46</text:p>
          </table:table-cell>
          <table:table-cell office:value-type="float" office:value="45.8" calcext:value-type="float">
            <text:p>45.8</text:p>
          </table:table-cell>
          <table:table-cell office:value-type="float" office:value="8.58" calcext:value-type="float">
            <text:p>8.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9.46" calcext:value-type="float">
            <text:p>579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181440" calcext:value-type="float">
            <text:p>181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501425" calcext:value-type="float">
            <text:p>0.3975014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397501425" calcext:value-type="float">
            <text:p>0.397501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0eed60801aa22fca5b57189025f2ac8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eutscher Wetterdienst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40, Intel Xeon E5-2680v3 12C 2.5Ghz/Xeon E5-2695v4 18C 2.1GHz, Aries interconnect </text:p>
          </table:table-cell>
          <table:table-cell office:value-type="float" office:value="2017" calcext:value-type="float">
            <text:p>2017</text:p>
          </table:table-cell>
          <table:table-cell office:value-type="float" office:value="1014000" calcext:value-type="float">
            <text:p>1014000</text:p>
          </table:table-cell>
          <table:table-cell office:value-type="float" office:value="1227571" calcext:value-type="float">
            <text:p>1227571</text:p>
          </table:table-cell>
          <table:table-cell office:value-type="float" office:value="3730368" calcext:value-type="float">
            <text:p>3730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 </text:p>
          </table:table-cell>
          <table:table-cell office:value-type="string" calcext:value-type="string">
            <text:p>Europe</text:p>
          </table:table-cell>
          <table:table-cell office:value-type="float" office:value="34560" calcext:value-type="float">
            <text:p>34560</text:p>
          </table:table-cell>
          <table:table-cell office:value-type="float" office:value="0.82602146841201" calcext:value-type="float">
            <text:p>0.8260214684120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17397853158799" calcext:value-type="float">
            <text:p>0.173978531587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560" calcext:value-type="float">
            <text:p>34560</text:p>
          </table:table-cell>
          <table:table-cell office:value-type="string" calcext:value-type="string">
            <text:p>germany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579.46" calcext:value-type="float">
            <text:p>579.46</text:p>
          </table:table-cell>
          <table:table-cell office:value-type="float" office:value="45.8" calcext:value-type="float">
            <text:p>45.8</text:p>
          </table:table-cell>
          <table:table-cell office:value-type="float" office:value="8.58" calcext:value-type="float">
            <text:p>8.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9.46" calcext:value-type="float">
            <text:p>579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45600" calcext:value-type="float">
            <text:p>34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70611" calcext:value-type="float">
            <text:p>0.757061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570611" calcext:value-type="float">
            <text:p>0.7570611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9de45bf27c946326f575e38ea43521a</text:p>
          </table:table-cell>
          <table:table-cell office:value-type="string" calcext:value-type="string">
            <text:p>[2017.0, 2017.5, 2018.0, 2018.5, 2019.0, 2019.5, 2017.0, 2017.5, 2018.0, 2018.5, 2019.0, 2019.5]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utscher Wetterdienst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40, E5-2680v3 12C 2.5Ghz/Xeon E5-2695v4 18C 2.1GHz, Aries interconnect </text:p>
          </table:table-cell>
          <table:table-cell office:value-type="float" office:value="2017" calcext:value-type="float">
            <text:p>2017</text:p>
          </table:table-cell>
          <table:table-cell office:value-type="float" office:value="1214200" calcext:value-type="float">
            <text:p>1214200</text:p>
          </table:table-cell>
          <table:table-cell office:value-type="float" office:value="1459814" calcext:value-type="float">
            <text:p>1459814</text:p>
          </table:table-cell>
          <table:table-cell office:value-type="float" office:value="4086336" calcext:value-type="float">
            <text:p>4086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 </text:p>
          </table:table-cell>
          <table:table-cell office:value-type="string" calcext:value-type="string">
            <text:p>Europe</text:p>
          </table:table-cell>
          <table:table-cell office:value-type="float" office:value="41472" calcext:value-type="float">
            <text:p>41472</text:p>
          </table:table-cell>
          <table:table-cell office:value-type="float" office:value="0.83174979826197" calcext:value-type="float">
            <text:p>0.8317497982619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16825020173803" calcext:value-type="float">
            <text:p>0.168250201738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.5" calcext:value-type="float">
            <text:p>2019.5</text:p>
          </table:table-cell>
          <table:table-cell office:value-type="float" office:value="7.5" calcext:value-type="float">
            <text:p>7.5</text:p>
          </table:table-cell>
          <table:table-cell office:value-type="float" office:value="2019.5" calcext:value-type="float">
            <text:p>2019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30" calcext:value-type="float">
            <text:p>306893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472" calcext:value-type="float">
            <text:p>41472</text:p>
          </table:table-cell>
          <table:table-cell office:value-type="string" calcext:value-type="string">
            <text:p>germany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579.46" calcext:value-type="float">
            <text:p>579.46</text:p>
          </table:table-cell>
          <table:table-cell office:value-type="float" office:value="45.8" calcext:value-type="float">
            <text:p>45.8</text:p>
          </table:table-cell>
          <table:table-cell office:value-type="float" office:value="8.58" calcext:value-type="float">
            <text:p>8.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9.46" calcext:value-type="float">
            <text:p>579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14720" calcext:value-type="float">
            <text:p>41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84339" calcext:value-type="float">
            <text:p>0.908433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084339" calcext:value-type="float">
            <text:p>0.9084339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fd7d556cd18cf02756a60a60740ebbc</text:p>
          </table:table-cell>
          <table:table-cell office:value-type="string" calcext:value-type="string">
            <text:p>[2018.5, 2019.0, 2019.5, 2020.0, 2020.5, 2021.0, 2021.5, 2022.0, 2022.5, 2023.0, 2023.5, 2024.0, 2018.5, 2019.0, 2019.5, 2020.0, 2020.5, 2021.0, 2021.5, 2022.0, 2022.5, 2023.0, 2023.5, 2024.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E/NNSA/LANL/SNL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40, Xeon E5-2698v3 16C 2.3GHz, Intel Xeon Phi 7250 68C 1.4GHz, Aries interconnect</text:p>
          </table:table-cell>
          <table:table-cell office:value-type="float" office:value="2017" calcext:value-type="float">
            <text:p>2017</text:p>
          </table:table-cell>
          <table:table-cell office:value-type="float" office:value="20158700" calcext:value-type="float">
            <text:p>20158700</text:p>
          </table:table-cell>
          <table:table-cell office:value-type="float" office:value="41461150" calcext:value-type="float">
            <text:p>41461150</text:p>
          </table:table-cell>
          <table:table-cell office:value-type="float" office:value="12353536" calcext:value-type="float">
            <text:p>12353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Phi 7250 68C 1.4GHz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 </text:p>
          </table:table-cell>
          <table:table-cell office:value-type="string" calcext:value-type="string">
            <text:p>Americas</text:p>
          </table:table-cell>
          <table:table-cell office:value-type="float" office:value="979072" calcext:value-type="float">
            <text:p>979072</text:p>
          </table:table-cell>
          <table:table-cell office:value-type="float" office:value="0.48620696724524" calcext:value-type="float">
            <text:p>0.48620696724524</text:p>
          </table:table-cell>
          <table:table-cell office:value-type="float" office:value="2018.5" calcext:value-type="float">
            <text:p>2018.5</text:p>
          </table:table-cell>
          <table:table-cell office:value-type="string" calcext:value-type="string">
            <text:p>Trinity</text:p>
          </table:table-cell>
          <table:table-cell office:value-type="float" office:value="0.51379303275476" calcext:value-type="float">
            <text:p>0.513793032754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office:value-type="float" office:value="500" calcext:value-type="float">
            <text:p>500</text:p>
          </table:table-cell>
          <table:table-cell office:value-type="float" office:value="16020000" calcext:value-type="float">
            <text:p>16020000</text:p>
          </table:table-cell>
          <table:table-cell office:value-type="float" office:value="20636100" calcext:value-type="float">
            <text:p>20636100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hi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1.4GHz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9072" calcext:value-type="float">
            <text:p>979072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8-06-01" calcext:value-type="date">
            <text:p>2018-06-01</text:p>
          </table:table-cell>
          <table:table-cell table:style-name="ce6" office:value-type="string" calcext:value-type="string">
            <text:p>2018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59.36" calcext:value-type="float">
            <text:p>459.36</text:p>
          </table:table-cell>
          <table:table-cell office:value-type="float" office:value="-12.83" calcext:value-type="float">
            <text:p>-12.83</text:p>
          </table:table-cell>
          <table:table-cell office:value-type="float" office:value="-2.72" calcext:value-type="float">
            <text:p>-2.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380.4" calcext:value-type="float">
            <text:p>380.4</text:p>
          </table:table-cell>
          <table:table-cell office:value-type="float" office:value="40.72" calcext:value-type="float">
            <text:p>40.72</text:p>
          </table:table-cell>
          <table:table-cell office:value-type="float" office:value="0" calcext:value-type="float">
            <text:p>0</text:p>
          </table:table-cell>
          <table:table-cell office:value-type="float" office:value="459.36" calcext:value-type="float">
            <text:p>459.36</text:p>
          </table:table-cell>
          <table:table-cell office:value-type="float" office:value="443.94" calcext:value-type="float">
            <text:p>443.94</text:p>
          </table:table-cell>
          <table:table-cell office:value-type="float" office:value="16.98" calcext:value-type="float">
            <text:p>16.98</text:p>
          </table:table-cell>
          <table:table-cell office:value-type="float" office:value="14398.1176470588" calcext:value-type="float">
            <text:p>14398.1176470588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3095595.29411765" calcext:value-type="float">
            <text:p>3095595.2941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7958911911765" calcext:value-type="float">
            <text:p>6.7795891191176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.77958911911765" calcext:value-type="float">
            <text:p>6.7795891191176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bb40877bbeec357c50e255310a58e97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E/NNSA/LANL/SNL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40, Intel Xeon Phi 7250 68C 1.4GHz, Aries interconnect </text:p>
          </table:table-cell>
          <table:table-cell office:value-type="float" office:value="2017" calcext:value-type="float">
            <text:p>2017</text:p>
          </table:table-cell>
          <table:table-cell office:value-type="float" office:value="14137300" calcext:value-type="float">
            <text:p>14137300</text:p>
          </table:table-cell>
          <table:table-cell office:value-type="float" office:value="43902566" calcext:value-type="float">
            <text:p>43902566</text:p>
          </table:table-cell>
          <table:table-cell office:value-type="float" office:value="7176192" calcext:value-type="float">
            <text:p>7176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Phi 7250 68C 1.4GHz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 </text:p>
          </table:table-cell>
          <table:table-cell office:value-type="string" calcext:value-type="string">
            <text:p>Americas</text:p>
          </table:table-cell>
          <table:table-cell office:value-type="float" office:value="979968" calcext:value-type="float">
            <text:p>979968</text:p>
          </table:table-cell>
          <table:table-cell office:value-type="float" office:value="0.322015346437837" calcext:value-type="float">
            <text:p>0.322015346437837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Trinity</text:p>
          </table:table-cell>
          <table:table-cell office:value-type="float" office:value="0.677984653562163" calcext:value-type="float">
            <text:p>0.677984653562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hi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1.4GHz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9968" calcext:value-type="float">
            <text:p>979968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11.2941176471" calcext:value-type="float">
            <text:p>14411.2941176471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3098428.23529412" calcext:value-type="float">
            <text:p>3098428.23529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8579326029412" calcext:value-type="float">
            <text:p>6.7857932602941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.78579326029412" calcext:value-type="float">
            <text:p>6.78579326029412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0defb161d91be38fea0abe190367cb0e</text:p>
          </table:table-cell>
          <table:table-cell office:value-type="string" calcext:value-type="string">
            <text:p>[2017.0, 2017.5, 2018.0, 2018.5, 2019.0, 2017.0, 2017.5, 2018.0, 2018.5, 2019.0]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OE/SC/Argonne National Laboratory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CS400, Intel Xeon Phi 7230 64C 1.3GHz/Xeon E5-2695v4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1070590" calcext:value-type="float">
            <text:p>1070590</text:p>
          </table:table-cell>
          <table:table-cell office:value-type="float" office:value="1750016" calcext:value-type="float">
            <text:p>1750016</text:p>
          </table:table-cell>
          <table:table-cell office:value-type="float" office:value="3408706" calcext:value-type="float">
            <text:p>3408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Phi 7230 64C 1.3GHz</text:p>
          </table:table-cell>
          <table:table-cell office:value-type="string" calcext:value-type="string">
            <text:p>Cray CS400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mericas</text:p>
          </table:table-cell>
          <table:table-cell office:value-type="float" office:value="46720" calcext:value-type="float">
            <text:p>46720</text:p>
          </table:table-cell>
          <table:table-cell office:value-type="float" office:value="0.611760121050322" calcext:value-type="float">
            <text:p>0.6117601210503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eBop</text:p>
          </table:table-cell>
          <table:table-cell office:value-type="float" office:value="0.388239878949678" calcext:value-type="float">
            <text:p>0.3882398789496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hi</text:p>
          </table:table-cell>
          <table:table-cell office:value-type="float" office:value="7230" calcext:value-type="float">
            <text:p>7230</text:p>
          </table:table-cell>
          <table:table-cell office:value-type="string" calcext:value-type="string">
            <text:p>1.3GHz</text:p>
          </table:table-cell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720" calcext:value-type="float">
            <text:p>4672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56950" calcext:value-type="float">
            <text:p>156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955925" calcext:value-type="float">
            <text:p>0.3439559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343955925" calcext:value-type="float">
            <text:p>0.3439559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7aedb136bbdcecb3f88d74b54d1c57c2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60v4 14C 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58632" calcext:value-type="float">
            <text:p>758632</text:p>
          </table:table-cell>
          <table:table-cell office:value-type="float" office:value="1316224" calcext:value-type="float">
            <text:p>131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60v4 14C 2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41132" calcext:value-type="float">
            <text:p>41132</text:p>
          </table:table-cell>
          <table:table-cell office:value-type="float" office:value="0.576369979577944" calcext:value-type="float">
            <text:p>0.576369979577944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423630020422056" calcext:value-type="float">
            <text:p>0.4236300204220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60v4</text:p>
          </table:table-cell>
          <table:table-cell office:value-type="string" calcext:value-type="string">
            <text:p>2GHz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132" calcext:value-type="float">
            <text:p>41132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308490" calcext:value-type="float">
            <text:p>308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5708075" calcext:value-type="float">
            <text:p>0.675708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75708075" calcext:value-type="float">
            <text:p>0.675708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95c1f4d042ec13ee310485f3466cdc2</text:p>
          </table:table-cell>
          <table:table-cell office:value-type="string" calcext:value-type="string">
            <text:p>[2017.0, 2017.5, 2018.0, 2018.5, 2019.0, 2019.5, 2020.0, 2017.0, 2017.5, 2018.0, 2018.5, 2019.0, 2019.5, 2020.0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RDC DSRC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40, Intel Xeon Phi 7230 64C 1.3GHz/Xeon E5-2699v4, Aries interconnect </text:p>
          </table:table-cell>
          <table:table-cell office:value-type="float" office:value="2017" calcext:value-type="float">
            <text:p>2017</text:p>
          </table:table-cell>
          <table:table-cell office:value-type="float" office:value="3409610" calcext:value-type="float">
            <text:p>3409610</text:p>
          </table:table-cell>
          <table:table-cell office:value-type="float" office:value="5865523" calcext:value-type="float">
            <text:p>5865523</text:p>
          </table:table-cell>
          <table:table-cell office:value-type="float" office:value="3388608" calcext:value-type="float">
            <text:p>3388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Phi 7230 64C 1.3GHz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 </text:p>
          </table:table-cell>
          <table:table-cell office:value-type="string" calcext:value-type="string">
            <text:p>Americas</text:p>
          </table:table-cell>
          <table:table-cell office:value-type="float" office:value="160304" calcext:value-type="float">
            <text:p>160304</text:p>
          </table:table-cell>
          <table:table-cell office:value-type="float" office:value="0.581296842583347" calcext:value-type="float">
            <text:p>0.5812968425833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NYX</text:p>
          </table:table-cell>
          <table:table-cell office:value-type="float" office:value="0.418703157416653" calcext:value-type="float">
            <text:p>0.4187031574166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500" calcext:value-type="float">
            <text:p>500</text:p>
          </table:table-cell>
          <table:table-cell office:value-type="float" office:value="1316840" calcext:value-type="float">
            <text:p>1316840</text:p>
          </table:table-cell>
          <table:table-cell office:value-type="float" office:value="2393600" calcext:value-type="float">
            <text:p>2393600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hi</text:p>
          </table:table-cell>
          <table:table-cell office:value-type="float" office:value="7230" calcext:value-type="float">
            <text:p>7230</text:p>
          </table:table-cell>
          <table:table-cell office:value-type="string" calcext:value-type="string">
            <text:p>1.3GHz</text:p>
          </table:table-cell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0304" calcext:value-type="float">
            <text:p>160304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4.75" calcext:value-type="float">
            <text:p>2504.75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538521.25" calcext:value-type="float">
            <text:p>53852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95969625" calcext:value-type="float">
            <text:p>1.17959696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1795969625" calcext:value-type="float">
            <text:p>1.17959696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77b9a3fbef0ede5f67fe64d648d2bf7</text:p>
          </table:table-cell>
          <table:table-cell office:value-type="string" calcext:value-type="string">
            <text:p>[2017.5, 2017.5]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Geoscience (G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3000 BL460c Gen9, Xeon E5-2697v4 18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15227" calcext:value-type="float">
            <text:p>615227</text:p>
          </table:table-cell>
          <table:table-cell office:value-type="float" office:value="993600" calcext:value-type="float">
            <text:p>993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97v4 18C 2.3GHz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7000" calcext:value-type="float">
            <text:p>27000</text:p>
          </table:table-cell>
          <table:table-cell office:value-type="float" office:value="0.619189814814815" calcext:value-type="float">
            <text:p>0.619189814814815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380810185185185" calcext:value-type="float">
            <text:p>0.3808101851851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7v4</text:p>
          </table:table-cell>
          <table:table-cell office:value-type="string" calcext:value-type="string">
            <text:p>2.3GHz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india</text:p>
          </table:table-cell>
          <table:table-cell table:style-name="ce4" office:value-type="date" office:date-value="2017-06-01" calcext:value-type="date">
            <text:p>2017-06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217500" calcext:value-type="float">
            <text:p>21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483775" calcext:value-type="float">
            <text:p>0.4764837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76483775" calcext:value-type="float">
            <text:p>0.4764837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858362109f1c825f12691f7a7ae87d7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TC6000, Xeon E5-2620v3 6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62500" calcext:value-type="float">
            <text:p>862500</text:p>
          </table:table-cell>
          <table:table-cell office:value-type="float" office:value="1751040" calcext:value-type="float">
            <text:p>1751040</text:p>
          </table:table-cell>
          <table:table-cell office:value-type="float" office:value="5046000" calcext:value-type="float">
            <text:p>504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20v3 6C 2.4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5600" calcext:value-type="float">
            <text:p>45600</text:p>
          </table:table-cell>
          <table:table-cell office:value-type="float" office:value="0.492564418859649" calcext:value-type="float">
            <text:p>0.492564418859649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07435581140351" calcext:value-type="float">
            <text:p>0.5074355811403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20v3</text:p>
          </table:table-cell>
          <table:table-cell office:value-type="string" calcext:value-type="string">
            <text:p>2.4GHz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646000" calcext:value-type="float">
            <text:p>64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4833075" calcext:value-type="float">
            <text:p>1.414833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414833075" calcext:value-type="float">
            <text:p>1.414833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09ed529a9f8ca103f1e99c256416bc7</text:p>
          </table:table-cell>
          <table:table-cell office:value-type="string" calcext:value-type="string">
            <text:p>[2017.5, 2018.0, 2018.5, 2017.5, 2018.0, 2018.5]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NeXtScale nx360 M5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02156" calcext:value-type="float">
            <text:p>902156</text:p>
          </table:table-cell>
          <table:table-cell office:value-type="float" office:value="1935360" calcext:value-type="float">
            <text:p>1935360</text:p>
          </table:table-cell>
          <table:table-cell office:value-type="float" office:value="3394176" calcext:value-type="float">
            <text:p>3394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Lenovo NeXtScale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0400" calcext:value-type="float">
            <text:p>50400</text:p>
          </table:table-cell>
          <table:table-cell office:value-type="float" office:value="0.466143766534392" calcext:value-type="float">
            <text:p>0.466143766534392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533856233465608" calcext:value-type="float">
            <text:p>0.5338562334656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32000" calcext:value-type="float">
            <text:p>4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2114" calcext:value-type="float">
            <text:p>0.94621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462114" calcext:value-type="float">
            <text:p>0.94621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c73662e557484f13da3da58b4389b51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40v3 8C 2.6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044000" calcext:value-type="float">
            <text:p>1044000</text:p>
          </table:table-cell>
          <table:table-cell office:value-type="float" office:value="2129920" calcext:value-type="float">
            <text:p>2129920</text:p>
          </table:table-cell>
          <table:table-cell office:value-type="float" office:value="4689000" calcext:value-type="float">
            <text:p>468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40v3 8C 2.6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1200" calcext:value-type="float">
            <text:p>51200</text:p>
          </table:table-cell>
          <table:table-cell office:value-type="float" office:value="0.490159254807692" calcext:value-type="float">
            <text:p>0.490159254807692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PDataSystem</text:p>
          </table:table-cell>
          <table:table-cell office:value-type="float" office:value="0.509840745192308" calcext:value-type="float">
            <text:p>0.5098407451923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40v3</text:p>
          </table:table-cell>
          <table:table-cell office:value-type="string" calcext:value-type="string">
            <text:p>2.6GHz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76000" calcext:value-type="float">
            <text:p>57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153855" calcext:value-type="float">
            <text:p>1.2615385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26153855" calcext:value-type="float">
            <text:p>1.2615385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7dd3988cc18a15db50fb2a5d4e237de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NeXtScale nx360M5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70925" calcext:value-type="float">
            <text:p>670925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2884416" calcext:value-type="float">
            <text:p>2884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Lenovo NeXtScale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6400" calcext:value-type="float">
            <text:p>36400</text:p>
          </table:table-cell>
          <table:table-cell office:value-type="float" office:value="0.480000143086081" calcext:value-type="float">
            <text:p>0.4800001430860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overnment K1</text:p>
          </table:table-cell>
          <table:table-cell office:value-type="float" office:value="0.519999856913919" calcext:value-type="float">
            <text:p>0.5199998569139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400" calcext:value-type="float">
            <text:p>364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12000" calcext:value-type="float">
            <text:p>31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4114" calcext:value-type="float">
            <text:p>0.68341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834114" calcext:value-type="float">
            <text:p>0.68341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9e46f9b579076ec5c7499a08783e185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Government Department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30v4 10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32200" calcext:value-type="float">
            <text:p>832200</text:p>
          </table:table-cell>
          <table:table-cell office:value-type="float" office:value="1689600" calcext:value-type="float">
            <text:p>1689600</text:p>
          </table:table-cell>
          <table:table-cell office:value-type="float" office:value="4061000" calcext:value-type="float">
            <text:p>406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v4 10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8000" calcext:value-type="float">
            <text:p>48000</text:p>
          </table:table-cell>
          <table:table-cell office:value-type="float" office:value="0.492542613636364" calcext:value-type="float">
            <text:p>0.492542613636364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BTCloudSystem</text:p>
          </table:table-cell>
          <table:table-cell office:value-type="float" office:value="0.507457386363636" calcext:value-type="float">
            <text:p>0.5074573863636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4</text:p>
          </table:table-cell>
          <table:table-cell office:value-type="string" calcext:value-type="string">
            <text:p>2.2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408000" calcext:value-type="float">
            <text:p>40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3613075" calcext:value-type="float">
            <text:p>0.893613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93613075" calcext:value-type="float">
            <text:p>0.893613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f3464db7befebca86c2e18ac5b66a8c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rdware and Services Company (I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80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37930" calcext:value-type="float">
            <text:p>637930</text:p>
          </table:table-cell>
          <table:table-cell office:value-type="float" office:value="1060147" calcext:value-type="float">
            <text:p>1060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27608" calcext:value-type="float">
            <text:p>27608</text:p>
          </table:table-cell>
          <table:table-cell office:value-type="float" office:value="0.601737306241493" calcext:value-type="float">
            <text:p>0.601737306241493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398262693758507" calcext:value-type="float">
            <text:p>0.3982626937585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608" calcext:value-type="float">
            <text:p>27608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36640" calcext:value-type="float">
            <text:p>236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8373" calcext:value-type="float">
            <text:p>0.51837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18373" calcext:value-type="float">
            <text:p>0.518373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f735036af488db802f3651bd05a9061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Hosting Company (M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4 20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572570" calcext:value-type="float">
            <text:p>572570</text:p>
          </table:table-cell>
          <table:table-cell office:value-type="float" office:value="989184" calcext:value-type="float">
            <text:p>98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4 20C 2.3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Europe</text:p>
          </table:table-cell>
          <table:table-cell office:value-type="float" office:value="26880" calcext:value-type="float">
            <text:p>26880</text:p>
          </table:table-cell>
          <table:table-cell office:value-type="float" office:value="0.578830632116977" calcext:value-type="float">
            <text:p>0.57883063211697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21169367883023" calcext:value-type="float">
            <text:p>0.4211693678830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4</text:p>
          </table:table-cell>
          <table:table-cell office:value-type="string" calcext:value-type="string">
            <text:p>2.3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880" calcext:value-type="float">
            <text:p>26880</text:p>
          </table:table-cell>
          <table:table-cell office:value-type="string" calcext:value-type="string">
            <text:p>austri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266.67" calcext:value-type="float">
            <text:p>266.67</text:p>
          </table:table-cell>
          <table:table-cell office:value-type="float" office:value="53.45" calcext:value-type="float">
            <text:p>53.45</text:p>
          </table:table-cell>
          <table:table-cell office:value-type="float" office:value="25.07" calcext:value-type="float">
            <text:p>25.0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.67" calcext:value-type="float">
            <text:p>26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181440" calcext:value-type="float">
            <text:p>181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501425" calcext:value-type="float">
            <text:p>0.3975014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397501425" calcext:value-type="float">
            <text:p>0.397501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49311b5598740f1e2ad96971db1968f</text:p>
          </table:table-cell>
          <table:table-cell office:value-type="string" calcext:value-type="string">
            <text:p>[2018.0, 2018.5, 2019.0, 2019.5, 2020.0, 2020.5, 2021.0, 2021.5, 2022.0, 2018.0, 2018.5, 2019.0, 2019.5, 2020.0, 2020.5, 2021.0, 2021.5, 2022.0]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sting Service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C1040, Xeon E5-2673v4 20C 2.3GHz, 4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649110" calcext:value-type="float">
            <text:p>1649110</text:p>
          </table:table-cell>
          <table:table-cell office:value-type="float" office:value="2119680" calcext:value-type="float">
            <text:p>2119680</text:p>
          </table:table-cell>
          <table:table-cell office:value-type="float" office:value="8586432" calcext:value-type="float">
            <text:p>858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3v4 20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igabit Ethernet</text:p>
          </table:table-cell>
          <table:table-cell office:value-type="string" calcext:value-type="string">
            <text:p>40G Ethernet</text:p>
          </table:table-cell>
          <table:table-cell office:value-type="string" calcext:value-type="string">
            <text:p>Americas</text:p>
          </table:table-cell>
          <table:table-cell office:value-type="float" office:value="57600" calcext:value-type="float">
            <text:p>57600</text:p>
          </table:table-cell>
          <table:table-cell office:value-type="float" office:value="0.777999509359903" calcext:value-type="float">
            <text:p>0.7779995093599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ftware Company (M) A2</text:p>
          </table:table-cell>
          <table:table-cell office:value-type="float" office:value="0.222000490640097" calcext:value-type="float">
            <text:p>0.2220004906400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00" calcext:value-type="float">
            <text:p>500</text:p>
          </table:table-cell>
          <table:table-cell office:value-type="float" office:value="1729000" calcext:value-type="float">
            <text:p>1729000</text:p>
          </table:table-cell>
          <table:table-cell office:value-type="float" office:value="3072000" calcext:value-type="float">
            <text:p>3072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4</text:p>
          </table:table-cell>
          <table:table-cell office:value-type="string" calcext:value-type="string">
            <text:p>2.3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3.02" calcext:value-type="float">
            <text:p>483.02</text:p>
          </table:table-cell>
          <table:table-cell office:value-type="float" office:value="2.27" calcext:value-type="float">
            <text:p>2.27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float" office:value="380.4" calcext:value-type="float">
            <text:p>380.4</text:p>
          </table:table-cell>
          <table:table-cell office:value-type="float" office:value="40.72" calcext:value-type="float">
            <text:p>40.72</text:p>
          </table:table-cell>
          <table:table-cell office:value-type="float" office:value="0" calcext:value-type="float">
            <text:p>0</text:p>
          </table:table-cell>
          <table:table-cell office:value-type="float" office:value="483.02" calcext:value-type="float">
            <text:p>483.02</text:p>
          </table:table-cell>
          <table:table-cell office:value-type="float" office:value="443.94" calcext:value-type="float">
            <text:p>443.94</text:p>
          </table:table-cell>
          <table:table-cell office:value-type="float" office:value="16.98" calcext:value-type="float">
            <text:p>16.98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388800" calcext:value-type="float">
            <text:p>388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619825" calcext:value-type="float">
            <text:p>0.851619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51619825" calcext:value-type="float">
            <text:p>0.851619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e24a4fbd47ddfb331322dd1d930d69c</text:p>
          </table:table-cell>
          <table:table-cell office:value-type="string" calcext:value-type="string">
            <text:p>[2018.0, 2018.5, 2019.0, 2019.5, 2020.0, 2020.5, 2021.0, 2021.5, 2022.0, 2018.0, 2018.5, 2019.0, 2019.5, 2020.0, 2020.5, 2021.0, 2021.5, 2022.0]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osting Service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C1040, Xeon E5-2673v4 20C 2.3GHz, 4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649110" calcext:value-type="float">
            <text:p>1649110</text:p>
          </table:table-cell>
          <table:table-cell office:value-type="float" office:value="2119680" calcext:value-type="float">
            <text:p>2119680</text:p>
          </table:table-cell>
          <table:table-cell office:value-type="float" office:value="8586432" calcext:value-type="float">
            <text:p>858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3v4 20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igabit Ethernet</text:p>
          </table:table-cell>
          <table:table-cell office:value-type="string" calcext:value-type="string">
            <text:p>40G Ethernet</text:p>
          </table:table-cell>
          <table:table-cell office:value-type="string" calcext:value-type="string">
            <text:p>Americas</text:p>
          </table:table-cell>
          <table:table-cell office:value-type="float" office:value="57600" calcext:value-type="float">
            <text:p>57600</text:p>
          </table:table-cell>
          <table:table-cell office:value-type="float" office:value="0.777999509359903" calcext:value-type="float">
            <text:p>0.7779995093599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ftware Company (M) A1</text:p>
          </table:table-cell>
          <table:table-cell office:value-type="float" office:value="0.222000490640097" calcext:value-type="float">
            <text:p>0.2220004906400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00" calcext:value-type="float">
            <text:p>500</text:p>
          </table:table-cell>
          <table:table-cell office:value-type="float" office:value="1729000" calcext:value-type="float">
            <text:p>1729000</text:p>
          </table:table-cell>
          <table:table-cell office:value-type="float" office:value="3072000" calcext:value-type="float">
            <text:p>3072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4</text:p>
          </table:table-cell>
          <table:table-cell office:value-type="string" calcext:value-type="string">
            <text:p>2.3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3.02" calcext:value-type="float">
            <text:p>483.02</text:p>
          </table:table-cell>
          <table:table-cell office:value-type="float" office:value="2.27" calcext:value-type="float">
            <text:p>2.27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float" office:value="380.4" calcext:value-type="float">
            <text:p>380.4</text:p>
          </table:table-cell>
          <table:table-cell office:value-type="float" office:value="40.72" calcext:value-type="float">
            <text:p>40.72</text:p>
          </table:table-cell>
          <table:table-cell office:value-type="float" office:value="0" calcext:value-type="float">
            <text:p>0</text:p>
          </table:table-cell>
          <table:table-cell office:value-type="float" office:value="483.02" calcext:value-type="float">
            <text:p>483.02</text:p>
          </table:table-cell>
          <table:table-cell office:value-type="float" office:value="443.94" calcext:value-type="float">
            <text:p>443.94</text:p>
          </table:table-cell>
          <table:table-cell office:value-type="float" office:value="16.98" calcext:value-type="float">
            <text:p>16.98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388800" calcext:value-type="float">
            <text:p>388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619825" calcext:value-type="float">
            <text:p>0.851619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51619825" calcext:value-type="float">
            <text:p>0.851619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73200cfac82aacc9e589ab5bdccd5864</text:p>
          </table:table-cell>
          <table:table-cell office:value-type="string" calcext:value-type="string">
            <text:p>[2018.0, 2018.0]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Hosting Service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C1040, Xeon E5-2673v4 20C 2.3GHz, 4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24555" calcext:value-type="float">
            <text:p>824555</text:p>
          </table:table-cell>
          <table:table-cell office:value-type="float" office:value="1059840" calcext:value-type="float">
            <text:p>1059840</text:p>
          </table:table-cell>
          <table:table-cell office:value-type="float" office:value="8586432" calcext:value-type="float">
            <text:p>858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3v4 20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igabit Ethernet</text:p>
          </table:table-cell>
          <table:table-cell office:value-type="string" calcext:value-type="string">
            <text:p>40G Ethernet</text:p>
          </table:table-cell>
          <table:table-cell office:value-type="string" calcext:value-type="string">
            <text:p>Americas</text:p>
          </table:table-cell>
          <table:table-cell office:value-type="float" office:value="28800" calcext:value-type="float">
            <text:p>28800</text:p>
          </table:table-cell>
          <table:table-cell office:value-type="float" office:value="0.777999509359903" calcext:value-type="float">
            <text:p>0.7779995093599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ftware Company (M) B1</text:p>
          </table:table-cell>
          <table:table-cell office:value-type="float" office:value="0.222000490640097" calcext:value-type="float">
            <text:p>0.2220004906400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4</text:p>
          </table:table-cell>
          <table:table-cell office:value-type="string" calcext:value-type="string">
            <text:p>2.3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3.02" calcext:value-type="float">
            <text:p>483.02</text:p>
          </table:table-cell>
          <table:table-cell office:value-type="float" office:value="2.27" calcext:value-type="float">
            <text:p>2.27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3.02" calcext:value-type="float">
            <text:p>48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194400" calcext:value-type="float">
            <text:p>194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883825" calcext:value-type="float">
            <text:p>0.425883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25883825" calcext:value-type="float">
            <text:p>0.425883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bc0f8623044f26420530abb0342a5761</text:p>
          </table:table-cell>
          <table:table-cell office:value-type="string" calcext:value-type="string">
            <text:p>[2017.0, 2017.0]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PC Midlands Plus</text:p>
          </table:table-cell>
          <table:table-cell office:value-type="string" calcext:value-type="string">
            <text:p>ClusterVision</text:p>
          </table:table-cell>
          <table:table-cell office:value-type="string" calcext:value-type="string">
            <text:p>Huawei X6000, Xeon E5-2680v4 14C 2.4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499067" calcext:value-type="float">
            <text:p>499067</text:p>
          </table:table-cell>
          <table:table-cell office:value-type="float" office:value="550502" calcext:value-type="float">
            <text:p>550502</text:p>
          </table:table-cell>
          <table:table-cell office:value-type="float" office:value="2656896" calcext:value-type="float">
            <text:p>2656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Europe</text:p>
          </table:table-cell>
          <table:table-cell office:value-type="float" office:value="14336" calcext:value-type="float">
            <text:p>14336</text:p>
          </table:table-cell>
          <table:table-cell office:value-type="float" office:value="0.90656709694061" calcext:value-type="float">
            <text:p>0.906567096940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thena</text:p>
          </table:table-cell>
          <table:table-cell office:value-type="float" office:value="0.0934329030593894" calcext:value-type="float">
            <text:p>0.09343290305938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united kingdom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07.77" calcext:value-type="float">
            <text:p>407.77</text:p>
          </table:table-cell>
          <table:table-cell office:value-type="float" office:value="22.67" calcext:value-type="float">
            <text:p>22.67</text:p>
          </table:table-cell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.77" calcext:value-type="float">
            <text:p>40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2880" calcext:value-type="float">
            <text:p>122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2386" calcext:value-type="float">
            <text:p>0.269238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2692386" calcext:value-type="float">
            <text:p>0.2692386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a24bccb9277f52683c969fee5dcfe3e</text:p>
          </table:table-cell>
          <table:table-cell office:value-type="string" calcext:value-type="string">
            <text:p>[2017.5, 2017.5]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HPE</text:p>
          </table:table-cell>
          <table:table-cell office:value-type="string" calcext:value-type="string">
            <text:p>HPE SGI 8600, Xeon Gold 6148 20C 2.4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590481" calcext:value-type="float">
            <text:p>590481</text:p>
          </table:table-cell>
          <table:table-cell office:value-type="float" office:value="884736" calcext:value-type="float">
            <text:p>884736</text:p>
          </table:table-cell>
          <table:table-cell office:value-type="float" office:value="2433024" calcext:value-type="float">
            <text:p>2433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8 20C 2.4GHz</text:p>
          </table:table-cell>
          <table:table-cell office:value-type="string" calcext:value-type="string">
            <text:p>HPE SGI 8600</text:p>
          </table:table-cell>
          <table:table-cell office:value-type="string" calcext:value-type="string">
            <text:p>SLES12 SP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mericas</text:p>
          </table:table-cell>
          <table:table-cell office:value-type="float" office:value="11520" calcext:value-type="float">
            <text:p>11520</text:p>
          </table:table-cell>
          <table:table-cell office:value-type="float" office:value="0.667409261067708" calcext:value-type="float">
            <text:p>0.667409261067708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332590738932292" calcext:value-type="float">
            <text:p>0.3325907389322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2.4GHz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38025" calcext:value-type="float">
            <text:p>0.189380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18938025" calcext:value-type="float">
            <text:p>0.189380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e3b466bd0d9a08359e86768f0f28632</text:p>
          </table:table-cell>
          <table:table-cell office:value-type="string" calcext:value-type="string">
            <text:p>[2017.5, 2017.5]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HPE</text:p>
          </table:table-cell>
          <table:table-cell office:value-type="string" calcext:value-type="string">
            <text:p>HPE SGI 8600, Xeon Gold 6154 18C 3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692156" calcext:value-type="float">
            <text:p>692156</text:p>
          </table:table-cell>
          <table:table-cell office:value-type="float" office:value="995328" calcext:value-type="float">
            <text:p>995328</text:p>
          </table:table-cell>
          <table:table-cell office:value-type="float" office:value="2433024" calcext:value-type="float">
            <text:p>2433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54 18C 3GHz</text:p>
          </table:table-cell>
          <table:table-cell office:value-type="string" calcext:value-type="string">
            <text:p>HPE SGI 8600</text:p>
          </table:table-cell>
          <table:table-cell office:value-type="string" calcext:value-type="string">
            <text:p>RHEL 7.3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mericas</text:p>
          </table:table-cell>
          <table:table-cell office:value-type="float" office:value="10368" calcext:value-type="float">
            <text:p>10368</text:p>
          </table:table-cell>
          <table:table-cell office:value-type="float" office:value="0.695404931841564" calcext:value-type="float">
            <text:p>0.695404931841564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304595068158436" calcext:value-type="float">
            <text:p>0.3045950681584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3GHz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5200" calcext:value-type="float">
            <text:p>115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507" calcext:value-type="float">
            <text:p>0.25250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252507" calcext:value-type="float">
            <text:p>0.252507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8c18c74932e6dfe03da3a5bdae3e74e3</text:p>
          </table:table-cell>
          <table:table-cell office:value-type="string" calcext:value-type="string">
            <text:p>[2017.5, 2017.5]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nformation Technology Company (P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80, Xeon E5-2620v4 8C 2.1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14702" calcext:value-type="float">
            <text:p>614702</text:p>
          </table:table-cell>
          <table:table-cell office:value-type="float" office:value="881664" calcext:value-type="float">
            <text:p>881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20v4 8C 2.1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6240" calcext:value-type="float">
            <text:p>26240</text:p>
          </table:table-cell>
          <table:table-cell office:value-type="float" office:value="0.697206645615563" calcext:value-type="float">
            <text:p>0.697206645615563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302793354384437" calcext:value-type="float">
            <text:p>0.3027933543844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20v4</text:p>
          </table:table-cell>
          <table:table-cell office:value-type="string" calcext:value-type="string">
            <text:p>2.1GHz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240" calcext:value-type="float">
            <text:p>2624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278800" calcext:value-type="float">
            <text:p>278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0665075" calcext:value-type="float">
            <text:p>0.610665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10665075" calcext:value-type="float">
            <text:p>0.610665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59b3b5c89d634181a4d9e19f85f9712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Information Technology Company (P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50v4 1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31187" calcext:value-type="float">
            <text:p>731187</text:p>
          </table:table-cell>
          <table:table-cell office:value-type="float" office:value="1228339" calcext:value-type="float">
            <text:p>122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4896" calcext:value-type="float">
            <text:p>34896</text:p>
          </table:table-cell>
          <table:table-cell office:value-type="float" office:value="0.595264825101214" calcext:value-type="float">
            <text:p>0.595264825101214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404735174898786" calcext:value-type="float">
            <text:p>0.4047351748987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896" calcext:value-type="float">
            <text:p>34896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305340" calcext:value-type="float">
            <text:p>305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8809575" calcext:value-type="float">
            <text:p>0.6688095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68809575" calcext:value-type="float">
            <text:p>0.6688095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ae93d319f15725d6da23c5795896d8b</text:p>
          </table:table-cell>
          <table:table-cell office:value-type="string" calcext:value-type="string">
            <text:p>[2017.5, 2017.5]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Information Technology Company (P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80, Xeon E5-2640v4 10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26226" calcext:value-type="float">
            <text:p>626226</text:p>
          </table:table-cell>
          <table:table-cell office:value-type="float" office:value="1151386" calcext:value-type="float">
            <text:p>1151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40v4 10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9984" calcext:value-type="float">
            <text:p>29984</text:p>
          </table:table-cell>
          <table:table-cell office:value-type="float" office:value="0.543888843532925" calcext:value-type="float">
            <text:p>0.543888843532925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456111156467075" calcext:value-type="float">
            <text:p>0.4561111564670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40v4</text:p>
          </table:table-cell>
          <table:table-cell office:value-type="string" calcext:value-type="string">
            <text:p>2.4GHz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984" calcext:value-type="float">
            <text:p>29984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8.4" calcext:value-type="float">
            <text:p>2998.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69856" calcext:value-type="float">
            <text:p>269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108319" calcext:value-type="float">
            <text:p>0.5910831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9108319" calcext:value-type="float">
            <text:p>0.59108319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b4892b3bd0594f63725eae3177089826</text:p>
          </table:table-cell>
          <table:table-cell office:value-type="string" calcext:value-type="string">
            <text:p>[2017.5, 2018.0, 2018.5, 2017.5, 2018.0, 2018.5]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Information Technology Company (P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80, Xeon E5-2699v4 <text:s/>2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18844" calcext:value-type="float">
            <text:p>918844</text:p>
          </table:table-cell>
          <table:table-cell office:value-type="float" office:value="1641728" calcext:value-type="float">
            <text:p>164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99v4 <text:s/>22C 2.2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6640" calcext:value-type="float">
            <text:p>46640</text:p>
          </table:table-cell>
          <table:table-cell office:value-type="float" office:value="0.559681019023858" calcext:value-type="float">
            <text:p>0.559681019023858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440318980976142" calcext:value-type="float">
            <text:p>0.4403189809761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9v4</text:p>
          </table:table-cell>
          <table:table-cell office:value-type="string" calcext:value-type="string">
            <text:p>2.2GHz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640" calcext:value-type="float">
            <text:p>4664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307400" calcext:value-type="float">
            <text:p>307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3364775" calcext:value-type="float">
            <text:p>0.6733647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73364775" calcext:value-type="float">
            <text:p>0.6733647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2b84d58dd9533d2314494d18cc9def9</text:p>
          </table:table-cell>
          <table:table-cell office:value-type="string" calcext:value-type="string">
            <text:p>[2017.5, 2017.5, 2017.5, 2017.5]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nformation Technology Company (P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20v4 8C 2.1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05300" calcext:value-type="float">
            <text:p>705300</text:p>
          </table:table-cell>
          <table:table-cell office:value-type="float" office:value="1187558" calcext:value-type="float">
            <text:p>1187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20v4 8C 2.1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5344" calcext:value-type="float">
            <text:p>35344</text:p>
          </table:table-cell>
          <table:table-cell office:value-type="float" office:value="0.593907834396299" calcext:value-type="float">
            <text:p>0.593907834396299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406092165603701" calcext:value-type="float">
            <text:p>0.4060921656037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20v4</text:p>
          </table:table-cell>
          <table:table-cell office:value-type="string" calcext:value-type="string">
            <text:p>2.1GHz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344" calcext:value-type="float">
            <text:p>35344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8" calcext:value-type="float">
            <text:p>4418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375530" calcext:value-type="float">
            <text:p>375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503775" calcext:value-type="float">
            <text:p>0.8225037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22503775" calcext:value-type="float">
            <text:p>0.8225037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f07219a3fcb2d24f2d9f4ef6de33509</text:p>
          </table:table-cell>
          <table:table-cell office:value-type="string" calcext:value-type="string">
            <text:p>[2017.5, 2018.0, 2018.5, 2019.0, 2019.5, 2020.0, 2020.5, 2021.0, 2021.5, 2022.0, 2022.5, 2017.5, 2018.0, 2018.5, 2019.0, 2019.5, 2020.0, 2020.5, 2021.0, 2021.5, 2022.0, 2022.5]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stitute for Molecular Science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EC LX Cluster, Xeon Gold 6148/6154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1785620" calcext:value-type="float">
            <text:p>1785620</text:p>
          </table:table-cell>
          <table:table-cell office:value-type="float" office:value="3072768" calcext:value-type="float">
            <text:p>3072768</text:p>
          </table:table-cell>
          <table:table-cell office:value-type="float" office:value="2649984" calcext:value-type="float">
            <text:p>2649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8 20C 2.4GHz</text:p>
          </table:table-cell>
          <table:table-cell office:value-type="string" calcext:value-type="string">
            <text:p>NEC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sia</text:p>
          </table:table-cell>
          <table:table-cell office:value-type="float" office:value="38552" calcext:value-type="float">
            <text:p>38552</text:p>
          </table:table-cell>
          <table:table-cell office:value-type="float" office:value="0.581111232608514" calcext:value-type="float">
            <text:p>0.581111232608514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Molecular Simulator</text:p>
          </table:table-cell>
          <table:table-cell office:value-type="float" office:value="0.418888767391485" calcext:value-type="float">
            <text:p>0.4188887673914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2.5" calcext:value-type="float">
            <text:p>2022.5</text:p>
          </table:table-cell>
          <table:table-cell office:value-type="float" office:value="10.5" calcext:value-type="float">
            <text:p>10.5</text:p>
          </table:table-cell>
          <table:table-cell office:value-type="float" office:value="2022.5" calcext:value-type="float">
            <text:p>2022.5</text:p>
          </table:table-cell>
          <table:table-cell office:value-type="float" office:value="500" calcext:value-type="float">
            <text:p>500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3520512" calcext:value-type="float">
            <text:p>3520512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2.4GHz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552" calcext:value-type="float">
            <text:p>38552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8-06-01 00:00:00</text:p>
          </table:table-cell>
          <table:table-cell office:value-type="string" calcext:value-type="string">
            <text:p>As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500.13" calcext:value-type="float">
            <text:p>50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pan</text:p>
          </table:table-cell>
          <table:table-cell office:value-type="float" office:value="431.87" calcext:value-type="float">
            <text:p>431.87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  <table:table-cell office:value-type="float" office:value="500.13" calcext:value-type="float">
            <text:p>500.13</text:p>
          </table:table-cell>
          <table:table-cell office:value-type="float" office:value="511.17" calcext:value-type="float">
            <text:p>511.17</text:p>
          </table:table-cell>
          <table:table-cell office:value-type="float" office:value="-43.99" calcext:value-type="float">
            <text:p>-43.99</text:p>
          </table:table-cell>
          <table:table-cell office:value-type="float" office:value="1927.6" calcext:value-type="float">
            <text:p>1927.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89140" calcext:value-type="float">
            <text:p>289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338085" calcext:value-type="float">
            <text:p>0.6333808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3338085" calcext:value-type="float">
            <text:p>0.6333808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00e1faf746152f1ad96987481504f800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nstitute of Atmospheric Physics, Chinese Academy of Sciences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TC4600, Xeon Gold 6132 14C 2.6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1075000" calcext:value-type="float">
            <text:p>1075000</text:p>
          </table:table-cell>
          <table:table-cell office:value-type="float" office:value="1602764.8" calcext:value-type="float">
            <text:p>1602764.8</text:p>
          </table:table-cell>
          <table:table-cell office:value-type="float" office:value="2578000" calcext:value-type="float">
            <text:p>257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32 14C 2.6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sia</text:p>
          </table:table-cell>
          <table:table-cell office:value-type="float" office:value="19264" calcext:value-type="float">
            <text:p>19264</text:p>
          </table:table-cell>
          <table:table-cell office:value-type="float" office:value="0.670716002747253" calcext:value-type="float">
            <text:p>0.67071600274725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PreEarthSim</text:p>
          </table:table-cell>
          <table:table-cell office:value-type="float" office:value="0.329283997252747" calcext:value-type="float">
            <text:p>0.3292839972527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2.6GHz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264" calcext:value-type="float">
            <text:p>19264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92640" calcext:value-type="float">
            <text:p>192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0349" calcext:value-type="float">
            <text:p>0.422034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220349" calcext:value-type="float">
            <text:p>0.4220349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ecb2a27b4050f67248f1a081d6adb48</text:p>
          </table:table-cell>
          <table:table-cell office:value-type="string" calcext:value-type="string">
            <text:p>[2017.0, 2017.0]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Intel</text:p>
          </table:table-cell>
          <table:table-cell office:value-type="string" calcext:value-type="string">
            <text:p>Intel Cluster, Xeon Gold 6148 20C 2.4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715077" calcext:value-type="float">
            <text:p>715077</text:p>
          </table:table-cell>
          <table:table-cell office:value-type="float" office:value="1081344" calcext:value-type="float">
            <text:p>1081344</text:p>
          </table:table-cell>
          <table:table-cell office:value-type="float" office:value="2693760" calcext:value-type="float">
            <text:p>2693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8 20C 2.4GHz</text:p>
          </table:table-cell>
          <table:table-cell office:value-type="string" calcext:value-type="string">
            <text:p>Intel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mericas</text:p>
          </table:table-cell>
          <table:table-cell office:value-type="float" office:value="14080" calcext:value-type="float">
            <text:p>14080</text:p>
          </table:table-cell>
          <table:table-cell office:value-type="float" office:value="0.661285400390625" calcext:value-type="float">
            <text:p>0.6612854003906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ndeavor I</text:p>
          </table:table-cell>
          <table:table-cell office:value-type="float" office:value="0.338714599609375" calcext:value-type="float">
            <text:p>0.3387145996093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2.4GHz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80" calcext:value-type="float">
            <text:p>1408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5600" calcext:value-type="float">
            <text:p>10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42825" calcext:value-type="float">
            <text:p>0.23142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23142825" calcext:value-type="float">
            <text:p>0.23142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731bde2014828941bbb6711ed6c12d4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nternet Company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30v4 10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102000" calcext:value-type="float">
            <text:p>1102000</text:p>
          </table:table-cell>
          <table:table-cell office:value-type="float" office:value="2252800" calcext:value-type="float">
            <text:p>2252800</text:p>
          </table:table-cell>
          <table:table-cell office:value-type="float" office:value="4689000" calcext:value-type="float">
            <text:p>468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v4 10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64000" calcext:value-type="float">
            <text:p>64000</text:p>
          </table:table-cell>
          <table:table-cell office:value-type="float" office:value="0.489169034090909" calcext:value-type="float">
            <text:p>0.489169034090909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MLSystem</text:p>
          </table:table-cell>
          <table:table-cell office:value-type="float" office:value="0.510830965909091" calcext:value-type="float">
            <text:p>0.5108309659090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4</text:p>
          </table:table-cell>
          <table:table-cell office:value-type="string" calcext:value-type="string">
            <text:p>2.2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544000" calcext:value-type="float">
            <text:p>54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1453075" calcext:value-type="float">
            <text:p>1.191453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191453075" calcext:value-type="float">
            <text:p>1.191453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ef845700c5357c1bff5b97bf6e87457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nternet Company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TC6000, Xeon E5-2650v3 10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14800" calcext:value-type="float">
            <text:p>914800</text:p>
          </table:table-cell>
          <table:table-cell office:value-type="float" office:value="1840000" calcext:value-type="float">
            <text:p>1840000</text:p>
          </table:table-cell>
          <table:table-cell office:value-type="float" office:value="5676000" calcext:value-type="float">
            <text:p>567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3 10C 2.3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0000" calcext:value-type="float">
            <text:p>50000</text:p>
          </table:table-cell>
          <table:table-cell office:value-type="float" office:value="0.497173913043478" calcext:value-type="float">
            <text:p>0.49717391304347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02826086956522" calcext:value-type="float">
            <text:p>0.5028260869565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3</text:p>
          </table:table-cell>
          <table:table-cell office:value-type="string" calcext:value-type="string">
            <text:p>2.3GHz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525000" calcext:value-type="float">
            <text:p>52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9864975" calcext:value-type="float">
            <text:p>1.149864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149864975" calcext:value-type="float">
            <text:p>1.149864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ad78abe13a9d03bf30dc24695aed324</text:p>
          </table:table-cell>
          <table:table-cell office:value-type="string" calcext:value-type="string">
            <text:p>[2017.5, 2018.0, 2018.5, 2017.5, 2018.0, 2018.5]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nternet Company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20v4 8C 2.1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90700" calcext:value-type="float">
            <text:p>990700</text:p>
          </table:table-cell>
          <table:table-cell office:value-type="float" office:value="2016000" calcext:value-type="float">
            <text:p>2016000</text:p>
          </table:table-cell>
          <table:table-cell office:value-type="float" office:value="5076000" calcext:value-type="float">
            <text:p>507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20v4 8C 2.1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60000" calcext:value-type="float">
            <text:p>60000</text:p>
          </table:table-cell>
          <table:table-cell office:value-type="float" office:value="0.491418650793651" calcext:value-type="float">
            <text:p>0.491418650793651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PVideo-B</text:p>
          </table:table-cell>
          <table:table-cell office:value-type="float" office:value="0.508581349206349" calcext:value-type="float">
            <text:p>0.5085813492063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20v4</text:p>
          </table:table-cell>
          <table:table-cell office:value-type="string" calcext:value-type="string">
            <text:p>2.1GHz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637500" calcext:value-type="float">
            <text:p>63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6218075" calcext:value-type="float">
            <text:p>1.396218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396218075" calcext:value-type="float">
            <text:p>1.396218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8affaa3000cf9e1e8f3365a9fd3622d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Internet Company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20v3 6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2073600" calcext:value-type="float">
            <text:p>2073600</text:p>
          </table:table-cell>
          <table:table-cell office:value-type="float" office:value="5348000" calcext:value-type="float">
            <text:p>534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20v3 6C 2.4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4000" calcext:value-type="float">
            <text:p>54000</text:p>
          </table:table-cell>
          <table:table-cell office:value-type="float" office:value="0.494791666666667" calcext:value-type="float">
            <text:p>0.494791666666667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PVideo-A</text:p>
          </table:table-cell>
          <table:table-cell office:value-type="float" office:value="0.505208333333333" calcext:value-type="float">
            <text:p>0.505208333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20v3</text:p>
          </table:table-cell>
          <table:table-cell office:value-type="string" calcext:value-type="string">
            <text:p>2.4GHz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765000" calcext:value-type="float">
            <text:p>7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5443075" calcext:value-type="float">
            <text:p>1.675443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675443075" calcext:value-type="float">
            <text:p>1.675443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970d97bdc65fd6687f9314a7eae0cee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nternet Company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TC6000, Xeon E5-2650v4 1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41800" calcext:value-type="float">
            <text:p>741800</text:p>
          </table:table-cell>
          <table:table-cell office:value-type="float" office:value="1520640" calcext:value-type="float">
            <text:p>1520640</text:p>
          </table:table-cell>
          <table:table-cell office:value-type="float" office:value="4848000" calcext:value-type="float">
            <text:p>484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3200" calcext:value-type="float">
            <text:p>43200</text:p>
          </table:table-cell>
          <table:table-cell office:value-type="float" office:value="0.487820917508418" calcext:value-type="float">
            <text:p>0.48782091750841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12179082491582" calcext:value-type="float">
            <text:p>0.5121790824915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378000" calcext:value-type="float">
            <text:p>37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7934975" calcext:value-type="float">
            <text:p>0.827934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27934975" calcext:value-type="float">
            <text:p>0.827934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4bec61dab5cc09f16d0faae7b6b25f4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nternet Company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20v4 8C 2.1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108000" calcext:value-type="float">
            <text:p>1108000</text:p>
          </table:table-cell>
          <table:table-cell office:value-type="float" office:value="2257920" calcext:value-type="float">
            <text:p>2257920</text:p>
          </table:table-cell>
          <table:table-cell office:value-type="float" office:value="5372000" calcext:value-type="float">
            <text:p>537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20v4 8C 2.1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67200" calcext:value-type="float">
            <text:p>67200</text:p>
          </table:table-cell>
          <table:table-cell office:value-type="float" office:value="0.490717120181406" calcext:value-type="float">
            <text:p>0.490717120181406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PVideo-C</text:p>
          </table:table-cell>
          <table:table-cell office:value-type="float" office:value="0.509282879818594" calcext:value-type="float">
            <text:p>0.5092828798185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20v4</text:p>
          </table:table-cell>
          <table:table-cell office:value-type="string" calcext:value-type="string">
            <text:p>2.1GHz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714000" calcext:value-type="float">
            <text:p>71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3753075" calcext:value-type="float">
            <text:p>1.563753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563753075" calcext:value-type="float">
            <text:p>1.563753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863bf551060c7053915de42649860ea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Internet Company 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350, Xeon E5-2670v3 12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597388" calcext:value-type="float">
            <text:p>597388</text:p>
          </table:table-cell>
          <table:table-cell office:value-type="float" office:value="1262976" calcext:value-type="float">
            <text:p>1262976</text:p>
          </table:table-cell>
          <table:table-cell office:value-type="float" office:value="3025152" calcext:value-type="float">
            <text:p>3025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0v3 12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4320" calcext:value-type="float">
            <text:p>34320</text:p>
          </table:table-cell>
          <table:table-cell office:value-type="float" office:value="0.4730002787068" calcext:value-type="float">
            <text:p>0.473000278706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269997212932" calcext:value-type="float">
            <text:p>0.52699972129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0v3</text:p>
          </table:table-cell>
          <table:table-cell office:value-type="string" calcext:value-type="string">
            <text:p>2.3GHz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43200" calcext:value-type="float">
            <text:p>343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17394" calcext:value-type="float">
            <text:p>0.751739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517394" calcext:value-type="float">
            <text:p>0.751739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a6ee61141a44bac7a19619e4d1afaca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Internet Company 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x3650, Xeon E5-2690v4 14C 2.6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15592" calcext:value-type="float">
            <text:p>615592</text:p>
          </table:table-cell>
          <table:table-cell office:value-type="float" office:value="1248666" calcext:value-type="float">
            <text:p>1248666</text:p>
          </table:table-cell>
          <table:table-cell office:value-type="float" office:value="2619264" calcext:value-type="float">
            <text:p>2619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0v4 14C 2.6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0016" calcext:value-type="float">
            <text:p>30016</text:p>
          </table:table-cell>
          <table:table-cell office:value-type="float" office:value="0.492999729311121" calcext:value-type="float">
            <text:p>0.49299972931112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07000270688879" calcext:value-type="float">
            <text:p>0.5070002706888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0v4</text:p>
          </table:table-cell>
          <table:table-cell office:value-type="string" calcext:value-type="string">
            <text:p>2.6GHz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289440" calcext:value-type="float">
            <text:p>289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4021425" calcext:value-type="float">
            <text:p>0.6340214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34021425" calcext:value-type="float">
            <text:p>0.634021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09bbc65a2d50e629146cff01cbfec0a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Internet Company 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550, Xeon E5-2682v4 16C 2.5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45390" calcext:value-type="float">
            <text:p>745390</text:p>
          </table:table-cell>
          <table:table-cell office:value-type="float" office:value="1382400" calcext:value-type="float">
            <text:p>1382400</text:p>
          </table:table-cell>
          <table:table-cell office:value-type="float" office:value="3718080" calcext:value-type="float">
            <text:p>3718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4560" calcext:value-type="float">
            <text:p>34560</text:p>
          </table:table-cell>
          <table:table-cell office:value-type="float" office:value="0.53919994212963" calcext:value-type="float">
            <text:p>0.5391999421296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A R1</text:p>
          </table:table-cell>
          <table:table-cell office:value-type="float" office:value="0.46080005787037" calcext:value-type="float">
            <text:p>0.460800057870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560" calcext:value-type="float">
            <text:p>3456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9200" calcext:value-type="float">
            <text:p>25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77794" calcext:value-type="float">
            <text:p>0.567779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677794" calcext:value-type="float">
            <text:p>0.567779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bc5efb27229b5ce3d5a639892166e13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Internet Company 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x3650, Xeon E5-2690v4 14C 2.6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88216" calcext:value-type="float">
            <text:p>788216</text:p>
          </table:table-cell>
          <table:table-cell office:value-type="float" office:value="1630720" calcext:value-type="float">
            <text:p>1630720</text:p>
          </table:table-cell>
          <table:table-cell office:value-type="float" office:value="2993280" calcext:value-type="float">
            <text:p>2993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0v4 14C 2.6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9200" calcext:value-type="float">
            <text:p>39200</text:p>
          </table:table-cell>
          <table:table-cell office:value-type="float" office:value="0.483354591836735" calcext:value-type="float">
            <text:p>0.483354591836735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A Q1</text:p>
          </table:table-cell>
          <table:table-cell office:value-type="float" office:value="0.516645408163265" calcext:value-type="float">
            <text:p>0.516645408163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0v4</text:p>
          </table:table-cell>
          <table:table-cell office:value-type="string" calcext:value-type="string">
            <text:p>2.6GHz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200" calcext:value-type="float">
            <text:p>392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378000" calcext:value-type="float">
            <text:p>37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7967825" calcext:value-type="float">
            <text:p>0.827967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27967825" calcext:value-type="float">
            <text:p>0.827967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a3d6974a516c1e4bc6196012e3b883d</text:p>
          </table:table-cell>
          <table:table-cell office:value-type="string" calcext:value-type="string">
            <text:p>[2017.5, 2017.5, 2018.0, 2018.0, 2018.5, 2018.5, 2019.0, 2019.0, 2017.5, 2017.5, 2018.0, 2018.0, 2018.5, 2018.5, 2019.0, 2019.0]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SA5212M4, Xeon E5-2650v4 1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038000" calcext:value-type="float">
            <text:p>1038000</text:p>
          </table:table-cell>
          <table:table-cell office:value-type="float" office:value="1858560" calcext:value-type="float">
            <text:p>1858560</text:p>
          </table:table-cell>
          <table:table-cell office:value-type="float" office:value="5499000" calcext:value-type="float">
            <text:p>549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2800" calcext:value-type="float">
            <text:p>52800</text:p>
          </table:table-cell>
          <table:table-cell office:value-type="float" office:value="0.558496900826446" calcext:value-type="float">
            <text:p>0.558496900826446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441503099173554" calcext:value-type="float">
            <text:p>0.4415030991735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462000" calcext:value-type="float">
            <text:p>46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894975" calcext:value-type="float">
            <text:p>1.011894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011894975" calcext:value-type="float">
            <text:p>1.011894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5c095c3c482f45ed9bdfd453c020523</text:p>
          </table:table-cell>
          <table:table-cell office:value-type="string" calcext:value-type="string">
            <text:p>[2017.5, 2018.0, 2018.5, 2019.0, 2019.5, 2020.0, 2017.5, 2018.0, 2018.5, 2019.0, 2019.5, 2020.0]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50v4 1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242000" calcext:value-type="float">
            <text:p>1242000</text:p>
          </table:table-cell>
          <table:table-cell office:value-type="float" office:value="2534400" calcext:value-type="float">
            <text:p>2534400</text:p>
          </table:table-cell>
          <table:table-cell office:value-type="float" office:value="6421000" calcext:value-type="float">
            <text:p>642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72000" calcext:value-type="float">
            <text:p>72000</text:p>
          </table:table-cell>
          <table:table-cell office:value-type="float" office:value="0.490056818181818" calcext:value-type="float">
            <text:p>0.490056818181818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CTRtraning</text:p>
          </table:table-cell>
          <table:table-cell office:value-type="float" office:value="0.509943181818182" calcext:value-type="float">
            <text:p>0.5099431818181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500" calcext:value-type="float">
            <text:p>500</text:p>
          </table:table-cell>
          <table:table-cell office:value-type="float" office:value="1316840" calcext:value-type="float">
            <text:p>1316840</text:p>
          </table:table-cell>
          <table:table-cell office:value-type="float" office:value="2393600" calcext:value-type="float">
            <text:p>2393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630000" calcext:value-type="float">
            <text:p>6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9814975" calcext:value-type="float">
            <text:p>1.379814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379814975" calcext:value-type="float">
            <text:p>1.379814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7d88f790210f85712f5e841644dd1e3c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50v4 1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028000" calcext:value-type="float">
            <text:p>1028000</text:p>
          </table:table-cell>
          <table:table-cell office:value-type="float" office:value="2069760" calcext:value-type="float">
            <text:p>2069760</text:p>
          </table:table-cell>
          <table:table-cell office:value-type="float" office:value="5803000" calcext:value-type="float">
            <text:p>580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8800" calcext:value-type="float">
            <text:p>58800</text:p>
          </table:table-cell>
          <table:table-cell office:value-type="float" office:value="0.496675943104514" calcext:value-type="float">
            <text:p>0.496675943104514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Pdata-1</text:p>
          </table:table-cell>
          <table:table-cell office:value-type="float" office:value="0.503324056895486" calcext:value-type="float">
            <text:p>0.5033240568954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514500" calcext:value-type="float">
            <text:p>51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6869975" calcext:value-type="float">
            <text:p>1.126869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126869975" calcext:value-type="float">
            <text:p>1.126869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c18b30ebba9b16df00198c4cfbc094b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x3650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02134" calcext:value-type="float">
            <text:p>802134</text:p>
          </table:table-cell>
          <table:table-cell office:value-type="float" office:value="1720320" calcext:value-type="float">
            <text:p>1720320</text:p>
          </table:table-cell>
          <table:table-cell office:value-type="float" office:value="3200064" calcext:value-type="float">
            <text:p>3200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4800" calcext:value-type="float">
            <text:p>44800</text:p>
          </table:table-cell>
          <table:table-cell office:value-type="float" office:value="0.466270228794643" calcext:value-type="float">
            <text:p>0.46627022879464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B L1</text:p>
          </table:table-cell>
          <table:table-cell office:value-type="float" office:value="0.533729771205357" calcext:value-type="float">
            <text:p>0.5337297712053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800" calcext:value-type="float">
            <text:p>44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84000" calcext:value-type="float">
            <text:p>38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10914" calcext:value-type="float">
            <text:p>0.84109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410914" calcext:value-type="float">
            <text:p>0.84109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4906164144a0f6024102af4d4e4da2e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40v4 10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03850" calcext:value-type="float">
            <text:p>803850</text:p>
          </table:table-cell>
          <table:table-cell office:value-type="float" office:value="2104320" calcext:value-type="float">
            <text:p>2104320</text:p>
          </table:table-cell>
          <table:table-cell office:value-type="float" office:value="4187520" calcext:value-type="float">
            <text:p>4187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40v4 10C 2.4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4800" calcext:value-type="float">
            <text:p>54800</text:p>
          </table:table-cell>
          <table:table-cell office:value-type="float" office:value="0.381999885948905" calcext:value-type="float">
            <text:p>0.381999885948905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618000114051095" calcext:value-type="float">
            <text:p>0.6180001140510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40v4</text:p>
          </table:table-cell>
          <table:table-cell office:value-type="string" calcext:value-type="string">
            <text:p>2.4GHz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800" calcext:value-type="float">
            <text:p>54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0" calcext:value-type="float">
            <text:p>54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93200" calcext:value-type="float">
            <text:p>493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020655" calcext:value-type="float">
            <text:p>1.0802065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08020655" calcext:value-type="float">
            <text:p>1.0802065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200f060f6f828500ea63a573bc21460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TC6000, Xeon E5-2640v3 8C 2.6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84800" calcext:value-type="float">
            <text:p>984800</text:p>
          </table:table-cell>
          <table:table-cell office:value-type="float" office:value="1996800" calcext:value-type="float">
            <text:p>1996800</text:p>
          </table:table-cell>
          <table:table-cell office:value-type="float" office:value="6340000" calcext:value-type="float">
            <text:p>63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40v3 8C 2.6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8000" calcext:value-type="float">
            <text:p>48000</text:p>
          </table:table-cell>
          <table:table-cell office:value-type="float" office:value="0.493189102564103" calcext:value-type="float">
            <text:p>0.493189102564103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06810897435897" calcext:value-type="float">
            <text:p>0.5068108974358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40v3</text:p>
          </table:table-cell>
          <table:table-cell office:value-type="string" calcext:value-type="string">
            <text:p>2.6GHz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40000" calcext:value-type="float">
            <text:p>5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269855" calcext:value-type="float">
            <text:p>1.1826985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18269855" calcext:value-type="float">
            <text:p>1.1826985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fc3d76e46ef6531a0134b105ca8972a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50v4 1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124000" calcext:value-type="float">
            <text:p>1124000</text:p>
          </table:table-cell>
          <table:table-cell office:value-type="float" office:value="2280960" calcext:value-type="float">
            <text:p>2280960</text:p>
          </table:table-cell>
          <table:table-cell office:value-type="float" office:value="6092000" calcext:value-type="float">
            <text:p>609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64800" calcext:value-type="float">
            <text:p>64800</text:p>
          </table:table-cell>
          <table:table-cell office:value-type="float" office:value="0.492774971941639" calcext:value-type="float">
            <text:p>0.492774971941639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data-ML</text:p>
          </table:table-cell>
          <table:table-cell office:value-type="float" office:value="0.507225028058361" calcext:value-type="float">
            <text:p>0.5072250280583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567000" calcext:value-type="float">
            <text:p>56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1844975" calcext:value-type="float">
            <text:p>1.241844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241844975" calcext:value-type="float">
            <text:p>1.241844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5ff362945e43e07801ff75bb02ecef3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50v4 1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25718" calcext:value-type="float">
            <text:p>825718</text:p>
          </table:table-cell>
          <table:table-cell office:value-type="float" office:value="1588224" calcext:value-type="float">
            <text:p>1588224</text:p>
          </table:table-cell>
          <table:table-cell office:value-type="float" office:value="4905600" calcext:value-type="float">
            <text:p>4905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5120" calcext:value-type="float">
            <text:p>45120</text:p>
          </table:table-cell>
          <table:table-cell office:value-type="float" office:value="0.519900215586718" calcext:value-type="float">
            <text:p>0.519900215586718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B K1</text:p>
          </table:table-cell>
          <table:table-cell office:value-type="float" office:value="0.480099784413282" calcext:value-type="float">
            <text:p>0.4800997844132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120" calcext:value-type="float">
            <text:p>4512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394800" calcext:value-type="float">
            <text:p>394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4726975" calcext:value-type="float">
            <text:p>0.864726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64726975" calcext:value-type="float">
            <text:p>0.864726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045c2c21f98ac8e10d45e01abdc1ce3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TC6000, Xeon E5-2650v4 1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22800" calcext:value-type="float">
            <text:p>822800</text:p>
          </table:table-cell>
          <table:table-cell office:value-type="float" office:value="1689600" calcext:value-type="float">
            <text:p>1689600</text:p>
          </table:table-cell>
          <table:table-cell office:value-type="float" office:value="5308000" calcext:value-type="float">
            <text:p>530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8000" calcext:value-type="float">
            <text:p>48000</text:p>
          </table:table-cell>
          <table:table-cell office:value-type="float" office:value="0.486979166666667" calcext:value-type="float">
            <text:p>0.48697916666666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13020833333333" calcext:value-type="float">
            <text:p>0.513020833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420000" calcext:value-type="float">
            <text:p>4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914975" calcext:value-type="float">
            <text:p>0.919914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19914975" calcext:value-type="float">
            <text:p>0.919914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3466950349b0dd6cc770ac3f3dcec54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550, Xeon E5-2682v4 16C 2.5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40352" calcext:value-type="float">
            <text:p>740352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2771328" calcext:value-type="float">
            <text:p>2771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8400" calcext:value-type="float">
            <text:p>38400</text:p>
          </table:table-cell>
          <table:table-cell office:value-type="float" office:value="0.482" calcext:value-type="float">
            <text:p>0.48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88000" calcext:value-type="float">
            <text:p>28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08514" calcext:value-type="float">
            <text:p>0.63085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308514" calcext:value-type="float">
            <text:p>0.63085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0fc5c1f069a2b6bea4495983a06ad0f8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TS10000, Xeon E5-2670v3 12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48200" calcext:value-type="float">
            <text:p>748200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5243000" calcext:value-type="float">
            <text:p>524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0v3 12C 2.3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8000" calcext:value-type="float">
            <text:p>48000</text:p>
          </table:table-cell>
          <table:table-cell office:value-type="float" office:value="0.423573369565217" calcext:value-type="float">
            <text:p>0.42357336956521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76426630434783" calcext:value-type="float">
            <text:p>0.5764266304347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0v3</text:p>
          </table:table-cell>
          <table:table-cell office:value-type="string" calcext:value-type="string">
            <text:p>2.3GHz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80000" calcext:value-type="float">
            <text:p>4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13314" calcext:value-type="float">
            <text:p>1.05133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0513314" calcext:value-type="float">
            <text:p>1.05133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82e5b8c8b49ee899be316a1ebcd05d7e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TC6000, Xeon E5-2630v4 10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88200" calcext:value-type="float">
            <text:p>788200</text:p>
          </table:table-cell>
          <table:table-cell office:value-type="float" office:value="1619200" calcext:value-type="float">
            <text:p>1619200</text:p>
          </table:table-cell>
          <table:table-cell office:value-type="float" office:value="5657000" calcext:value-type="float">
            <text:p>56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v4 10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6000" calcext:value-type="float">
            <text:p>46000</text:p>
          </table:table-cell>
          <table:table-cell office:value-type="float" office:value="0.486783596837945" calcext:value-type="float">
            <text:p>0.486783596837945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13216403162055" calcext:value-type="float">
            <text:p>0.5132164031620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4</text:p>
          </table:table-cell>
          <table:table-cell office:value-type="string" calcext:value-type="string">
            <text:p>2.2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391000" calcext:value-type="float">
            <text:p>39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6383075" calcext:value-type="float">
            <text:p>0.856383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56383075" calcext:value-type="float">
            <text:p>0.856383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965b496de456ec182f1990ce3288c7b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x3650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41292" calcext:value-type="float">
            <text:p>641292</text:p>
          </table:table-cell>
          <table:table-cell office:value-type="float" office:value="1333248" calcext:value-type="float">
            <text:p>1333248</text:p>
          </table:table-cell>
          <table:table-cell office:value-type="float" office:value="2817024" calcext:value-type="float">
            <text:p>2817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4720" calcext:value-type="float">
            <text:p>34720</text:p>
          </table:table-cell>
          <table:table-cell office:value-type="float" office:value="0.480999783986175" calcext:value-type="float">
            <text:p>0.480999783986175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19000216013825" calcext:value-type="float">
            <text:p>0.5190002160138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720" calcext:value-type="float">
            <text:p>3472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97600" calcext:value-type="float">
            <text:p>29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18754" calcext:value-type="float">
            <text:p>0.651875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518754" calcext:value-type="float">
            <text:p>0.651875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1ac65191d03e9558b585831dbfef0fe</text:p>
          </table:table-cell>
          <table:table-cell office:value-type="string" calcext:value-type="string">
            <text:p>[2017.5, 2017.5, 2017.5, 2018.0, 2018.0, 2018.0, 2018.5, 2018.5, 2018.5, 2017.5, 2017.5, 2017.5, 2018.0, 2018.0, 2018.0, 2018.5, 2018.5, 2018.5]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ernet Service (B)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SA5212M4, Xeon E5-2670v3 12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34200" calcext:value-type="float">
            <text:p>934200</text:p>
          </table:table-cell>
          <table:table-cell office:value-type="float" office:value="1943040" calcext:value-type="float">
            <text:p>1943040</text:p>
          </table:table-cell>
          <table:table-cell office:value-type="float" office:value="5499000" calcext:value-type="float">
            <text:p>549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0v3 12C 2.3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2800" calcext:value-type="float">
            <text:p>52800</text:p>
          </table:table-cell>
          <table:table-cell office:value-type="float" office:value="0.480792984189723" calcext:value-type="float">
            <text:p>0.480792984189723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519207015810277" calcext:value-type="float">
            <text:p>0.5192070158102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0v3</text:p>
          </table:table-cell>
          <table:table-cell office:value-type="string" calcext:value-type="string">
            <text:p>2.3GHz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28000" calcext:value-type="float">
            <text:p>52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64514" calcext:value-type="float">
            <text:p>1.15645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1564514" calcext:value-type="float">
            <text:p>1.15645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14f42b5b4890180132470e09d994065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TS10000, Xeon E5-2682v4 16C 2.5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74100" calcext:value-type="float">
            <text:p>874100</text:p>
          </table:table-cell>
          <table:table-cell office:value-type="float" office:value="1792000" calcext:value-type="float">
            <text:p>1792000</text:p>
          </table:table-cell>
          <table:table-cell office:value-type="float" office:value="4387000" calcext:value-type="float">
            <text:p>438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4800" calcext:value-type="float">
            <text:p>44800</text:p>
          </table:table-cell>
          <table:table-cell office:value-type="float" office:value="0.487779017857143" calcext:value-type="float">
            <text:p>0.48777901785714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spur TS10000 HPC Cluster System</text:p>
          </table:table-cell>
          <table:table-cell office:value-type="float" office:value="0.512220982142857" calcext:value-type="float">
            <text:p>0.5122209821428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800" calcext:value-type="float">
            <text:p>44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6000" calcext:value-type="float">
            <text:p>33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59714" calcext:value-type="float">
            <text:p>0.73597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359714" calcext:value-type="float">
            <text:p>0.73597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6d93ea49258790ac791f5fb86340195</text:p>
          </table:table-cell>
          <table:table-cell office:value-type="string" calcext:value-type="string">
            <text:p>[2017.5, 2017.5, 2017.5, 2017.5, 2017.5, 2017.5, 2017.5, 2017.5, 2017.5, 2017.5, 2017.5, 2017.5, 2017.5, 2017.5, 2017.5, 2018.0, 2018.0, 2018.0, 2018.0, 2018.0, 2018.0, 2018.0, 2018.0, 2018.0, 2018.0, 2018.0, 2018.0, 2018.0, 2018.0, 2018.0, 2018.5, 2018.5, 2018.5, 2018.5, 2018.5, 2018.5, 2018.5, 2018.5, 2018.5, 2018.5, 2018.5, 2018.5, 2018.5, 2019.0, 2019.0, 2019.0, 2019.0, 2019.0, 2019.0, 2019.0, 2019.0, 2019.5, 2019.5, 2019.5, 2019.5, 2020.0, 2020.0, 2020.0, 2020.0, 2017.5, 2017.5, 2017.5, 2017.5, 2017.5, 2017.5, 2017.5, 2017.5, 2017.5, 2017.5, 2017.5, 2017.5, 2017.5, 2017.5, 2017.5, 2018.0, 2018.0, 2018.0, 2018.0, 2018.0, 2018.0, 2018.0, 2018.0, 2018.0, 2018.0, 2018.0, 2018.0, 2018.0, 2018.0, 2018.0, 2018.5, 2018.5, 2018.5, 2018.5, 2018.5, 2018.5, 2018.5, 2018.5, 2018.5, 2018.5, 2018.5, 2018.5, 2018.5, 2018.5, 2019.0, 2019.0, 2019.0, 2019.0, 2019.0, 2019.0, 2019.0, 2019.0, 2019.5, 2019.5, 2019.5, 2019.5, 2020.0, 2020.0, 2020.0, 2020.0]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SA5212M4, Xeon E5-2682v4 16C 2.5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276000" calcext:value-type="float">
            <text:p>1276000</text:p>
          </table:table-cell>
          <table:table-cell office:value-type="float" office:value="2662400" calcext:value-type="float">
            <text:p>2662400</text:p>
          </table:table-cell>
          <table:table-cell office:value-type="float" office:value="5347000" calcext:value-type="float">
            <text:p>534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66560" calcext:value-type="float">
            <text:p>66560</text:p>
          </table:table-cell>
          <table:table-cell office:value-type="float" office:value="0.479266826923077" calcext:value-type="float">
            <text:p>0.479266826923077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520733173076923" calcext:value-type="float">
            <text:p>0.5207331730769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500" calcext:value-type="float">
            <text:p>500</text:p>
          </table:table-cell>
          <table:table-cell office:value-type="float" office:value="1316840" calcext:value-type="float">
            <text:p>1316840</text:p>
          </table:table-cell>
          <table:table-cell office:value-type="float" office:value="2393600" calcext:value-type="float">
            <text:p>2393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560" calcext:value-type="float">
            <text:p>6656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99200" calcext:value-type="float">
            <text:p>49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33794" calcext:value-type="float">
            <text:p>1.093379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0933794" calcext:value-type="float">
            <text:p>1.093379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ac2a8bf01dc3003455742544917f047</text:p>
          </table:table-cell>
          <table:table-cell office:value-type="string" calcext:value-type="string">
            <text:p>[2017.0, 2017.5, 2018.0, 2017.0, 2017.5, 2018.0, 2018.5]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TS10000, Xeon E5-2682v4 16C 2.5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74100" calcext:value-type="float">
            <text:p>874100</text:p>
          </table:table-cell>
          <table:table-cell office:value-type="float" office:value="1792000" calcext:value-type="float">
            <text:p>1792000</text:p>
          </table:table-cell>
          <table:table-cell office:value-type="float" office:value="4387000" calcext:value-type="float">
            <text:p>438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2v4 16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4800" calcext:value-type="float">
            <text:p>44800</text:p>
          </table:table-cell>
          <table:table-cell office:value-type="float" office:value="0.487779017857143" calcext:value-type="float">
            <text:p>0.487779017857143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12220982142857" calcext:value-type="float">
            <text:p>0.5122209821428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2v4</text:p>
          </table:table-cell>
          <table:table-cell office:value-type="string" calcext:value-type="string">
            <text:p>2.5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800" calcext:value-type="float">
            <text:p>44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6000" calcext:value-type="float">
            <text:p>33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59714" calcext:value-type="float">
            <text:p>0.73597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359714" calcext:value-type="float">
            <text:p>0.73597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6ce29806f14f9139975681762389af6</text:p>
          </table:table-cell>
          <table:table-cell office:value-type="string" calcext:value-type="string">
            <text:p>[2018.0, 2018.0, 2018.0, 2018.5, 2018.5, 2018.5, 2019.0, 2019.0, 2019.0, 2019.5, 2019.5, 2019.5, 2020.0, 2020.0, 2020.0, 2020.5, 2020.5, 2020.5, 2021.0, 2021.0, 2021.0, 2021.5, 2021.5, 2021.5, 2022.0, 2022.0, 2022.0, 2022.5, 2022.5, 2022.5, 2018.0, 2018.0, 2018.0, 2018.5, 2018.5, 2018.5, 2019.0, 2019.0, 2019.0, 2019.5, 2019.5, 2019.5, 2020.0, 2020.0, 2020.0, 2020.5, 2020.5, 2020.5, 2021.0, 2021.0, 2021.0, 2021.5, 2021.5, 2021.5, 2022.0, 2022.0, 2022.0, 2022.5, 2022.5, 2022.5]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ternet Service A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SA5212H5, Xeon Platinum 8163 24C 2.5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729000" calcext:value-type="float">
            <text:p>1729000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8122000" calcext:value-type="float">
            <text:p>812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Platinum 8163 24C 2.5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8400" calcext:value-type="float">
            <text:p>38400</text:p>
          </table:table-cell>
          <table:table-cell office:value-type="float" office:value="0.562825520833333" calcext:value-type="float">
            <text:p>0.562825520833333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0.437174479166667" calcext:value-type="float">
            <text:p>0.43717447916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2.5" calcext:value-type="float">
            <text:p>2022.5</text:p>
          </table:table-cell>
          <table:table-cell office:value-type="float" office:value="10.5" calcext:value-type="float">
            <text:p>10.5</text:p>
          </table:table-cell>
          <table:table-cell office:value-type="float" office:value="2022.5" calcext:value-type="float">
            <text:p>2022.5</text:p>
          </table:table-cell>
          <table:table-cell office:value-type="float" office:value="500" calcext:value-type="float">
            <text:p>500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3520512" calcext:value-type="float">
            <text:p>3520512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latinum</text:p>
          </table:table-cell>
          <table:table-cell office:value-type="float" office:value="8163" calcext:value-type="float">
            <text:p>8163</text:p>
          </table:table-cell>
          <table:table-cell office:value-type="string" calcext:value-type="string">
            <text:p>2.5GHz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264000" calcext:value-type="float">
            <text:p>26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340675" calcext:value-type="float">
            <text:p>0.5783406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78340675" calcext:value-type="float">
            <text:p>0.5783406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de0f6ce93d443f5733ab8163bdaa25c</text:p>
          </table:table-cell>
          <table:table-cell office:value-type="string" calcext:value-type="string">
            <text:p>[2017.5, 2018.0, 2018.5, 2017.5, 2018.0, 2018.5]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I620, Xeon E5-2630v3 8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32300" calcext:value-type="float">
            <text:p>932300</text:p>
          </table:table-cell>
          <table:table-cell office:value-type="float" office:value="1904640" calcext:value-type="float">
            <text:p>1904640</text:p>
          </table:table-cell>
          <table:table-cell office:value-type="float" office:value="4616000" calcext:value-type="float">
            <text:p>461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v3 8C 2.4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9600" calcext:value-type="float">
            <text:p>49600</text:p>
          </table:table-cell>
          <table:table-cell office:value-type="float" office:value="0.489488827284946" calcext:value-type="float">
            <text:p>0.489488827284946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CloudSystem</text:p>
          </table:table-cell>
          <table:table-cell office:value-type="float" office:value="0.510511172715054" calcext:value-type="float">
            <text:p>0.5105111727150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3</text:p>
          </table:table-cell>
          <table:table-cell office:value-type="string" calcext:value-type="string">
            <text:p>2.4GHz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600" calcext:value-type="float">
            <text:p>496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527000" calcext:value-type="float">
            <text:p>52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4223075" calcext:value-type="float">
            <text:p>1.154223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154223075" calcext:value-type="float">
            <text:p>1.154223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90cad2a00d63aa4e729979c62379be33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Sugon</text:p>
          </table:table-cell>
          <table:table-cell office:value-type="string" calcext:value-type="string">
            <text:p>Sugon TC6000, Xeon E5-2630v4 10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52300" calcext:value-type="float">
            <text:p>752300</text:p>
          </table:table-cell>
          <table:table-cell office:value-type="float" office:value="1548800" calcext:value-type="float">
            <text:p>1548800</text:p>
          </table:table-cell>
          <table:table-cell office:value-type="float" office:value="5430000" calcext:value-type="float">
            <text:p>54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v4 10C 2.2GHz</text:p>
          </table:table-cell>
          <table:table-cell office:value-type="string" calcext:value-type="string">
            <text:p>Sugon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4000" calcext:value-type="float">
            <text:p>44000</text:p>
          </table:table-cell>
          <table:table-cell office:value-type="float" office:value="0.485730888429752" calcext:value-type="float">
            <text:p>0.48573088842975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14269111570248" calcext:value-type="float">
            <text:p>0.5142691115702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4</text:p>
          </table:table-cell>
          <table:table-cell office:value-type="string" calcext:value-type="string">
            <text:p>2.2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374000" calcext:value-type="float">
            <text:p>37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153075" calcext:value-type="float">
            <text:p>0.819153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19153075" calcext:value-type="float">
            <text:p>0.819153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b30b65daf91f508acbb4db8ac804f57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Japan Adv. Inst. of Science and Technology (JAIST)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40, Xeon E5-2695v4 18C 2.1GHz, Aries interconnect </text:p>
          </table:table-cell>
          <table:table-cell office:value-type="float" office:value="2017" calcext:value-type="float">
            <text:p>2017</text:p>
          </table:table-cell>
          <table:table-cell office:value-type="float" office:value="584766" calcext:value-type="float">
            <text:p>584766</text:p>
          </table:table-cell>
          <table:table-cell office:value-type="float" office:value="662861" calcext:value-type="float">
            <text:p>662861</text:p>
          </table:table-cell>
          <table:table-cell office:value-type="float" office:value="2739456" calcext:value-type="float">
            <text:p>2739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 </text:p>
          </table:table-cell>
          <table:table-cell office:value-type="string" calcext:value-type="string">
            <text:p>Asia</text:p>
          </table:table-cell>
          <table:table-cell office:value-type="float" office:value="19728" calcext:value-type="float">
            <text:p>19728</text:p>
          </table:table-cell>
          <table:table-cell office:value-type="float" office:value="0.882184952803076" calcext:value-type="float">
            <text:p>0.88218495280307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ray XC40</text:p>
          </table:table-cell>
          <table:table-cell office:value-type="float" office:value="0.117815047196924" calcext:value-type="float">
            <text:p>0.1178150471969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728" calcext:value-type="float">
            <text:p>19728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7280" calcext:value-type="float">
            <text:p>197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403" calcext:value-type="float">
            <text:p>0.432240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322403" calcext:value-type="float">
            <text:p>0.4322403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3881568332a816c88f2c8f7bb28ac87</text:p>
          </table:table-cell>
          <table:table-cell office:value-type="string" calcext:value-type="string">
            <text:p>[2017.5, 2018.0, 2018.5, 2019.0, 2019.5, 2020.0, 2020.5, 2021.0, 2021.5, 2022.0, 2022.5, 2017.5, 2018.0, 2018.5, 2019.0, 2019.5, 2020.0, 2020.5, 2021.0, 2021.5, 2022.0, 2022.5]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TH - Royal Institute of Technology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40, Xeon E5-2695v4/E5-2698v3 16C 2.3GHz, Aries interconnect </text:p>
          </table:table-cell>
          <table:table-cell office:value-type="float" office:value="2017" calcext:value-type="float">
            <text:p>2017</text:p>
          </table:table-cell>
          <table:table-cell office:value-type="float" office:value="1802510" calcext:value-type="float">
            <text:p>1802510</text:p>
          </table:table-cell>
          <table:table-cell office:value-type="float" office:value="2438140" calcext:value-type="float">
            <text:p>2438140</text:p>
          </table:table-cell>
          <table:table-cell office:value-type="float" office:value="3932160" calcext:value-type="float">
            <text:p>3932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8v3 16C 2.3GHz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 </text:p>
          </table:table-cell>
          <table:table-cell office:value-type="string" calcext:value-type="string">
            <text:p>Europe</text:p>
          </table:table-cell>
          <table:table-cell office:value-type="float" office:value="67456" calcext:value-type="float">
            <text:p>67456</text:p>
          </table:table-cell>
          <table:table-cell office:value-type="float" office:value="0.739297169153535" calcext:value-type="float">
            <text:p>0.739297169153535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Beskow</text:p>
          </table:table-cell>
          <table:table-cell office:value-type="float" office:value="0.260702830846465" calcext:value-type="float">
            <text:p>0.2607028308464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2.5" calcext:value-type="float">
            <text:p>2022.5</text:p>
          </table:table-cell>
          <table:table-cell office:value-type="float" office:value="10.5" calcext:value-type="float">
            <text:p>10.5</text:p>
          </table:table-cell>
          <table:table-cell office:value-type="float" office:value="2022.5" calcext:value-type="float">
            <text:p>2022.5</text:p>
          </table:table-cell>
          <table:table-cell office:value-type="float" office:value="500" calcext:value-type="float">
            <text:p>500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3520512" calcext:value-type="float">
            <text:p>3520512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8v3</text:p>
          </table:table-cell>
          <table:table-cell office:value-type="string" calcext:value-type="string">
            <text:p>2.3GHz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456" calcext:value-type="float">
            <text:p>67456</text:p>
          </table:table-cell>
          <table:table-cell office:value-type="string" calcext:value-type="string">
            <text:p>sweden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20.55" calcext:value-type="float">
            <text:p>20.55</text:p>
          </table:table-cell>
          <table:table-cell office:value-type="float" office:value="-1.12" calcext:value-type="float">
            <text:p>-1.12</text:p>
          </table:table-cell>
          <table:table-cell office:value-type="float" office:value="-5.17" calcext:value-type="float">
            <text:p>-5.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eden</text:p>
          </table:table-cell>
          <table:table-cell office:value-type="float" office:value="9.67" calcext:value-type="float">
            <text:p>9.67</text:p>
          </table:table-cell>
          <table:table-cell office:value-type="float" office:value="98.44" calcext:value-type="float">
            <text:p>98.44</text:p>
          </table:table-cell>
          <table:table-cell office:value-type="string" calcext:value-type="string">
            <text:p>svk.se</text:p>
          </table:table-cell>
          <table:table-cell office:value-type="float" office:value="20.55" calcext:value-type="float">
            <text:p>20.55</text:p>
          </table:table-cell>
          <table:table-cell office:value-type="float" office:value="38.09" calcext:value-type="float">
            <text:p>38.09</text:p>
          </table:table-cell>
          <table:table-cell office:value-type="float" office:value="6.23" calcext:value-type="float">
            <text:p>6.23</text:p>
          </table:table-cell>
          <table:table-cell office:value-type="float" office:value="4216" calcext:value-type="float">
            <text:p>4216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569160" calcext:value-type="float">
            <text:p>569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6608225" calcext:value-type="float">
            <text:p>1.2466082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246608225" calcext:value-type="float">
            <text:p>1.2466082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a9a6e660b24604c798f524a3cda18c0</text:p>
          </table:table-cell>
          <table:table-cell office:value-type="string" calcext:value-type="string">
            <text:p>[2017.0, 2017.5, 2018.0, 2018.5, 2019.0, 2019.5, 2017.0, 2017.5, 2018.0, 2018.5, 2019.0, 2019.5]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Penguin Computing</text:p>
          </table:table-cell>
          <table:table-cell office:value-type="string" calcext:value-type="string">
            <text:p>Tundra Extreme Scale, Xeon E5-2695v4 18C 2.1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1179580" calcext:value-type="float">
            <text:p>1179580</text:p>
          </table:table-cell>
          <table:table-cell office:value-type="float" office:value="1335398" calcext:value-type="float">
            <text:p>1335398</text:p>
          </table:table-cell>
          <table:table-cell office:value-type="float" office:value="3237888" calcext:value-type="float">
            <text:p>3237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Penguin Computing Cluster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mericas</text:p>
          </table:table-cell>
          <table:table-cell office:value-type="float" office:value="39744" calcext:value-type="float">
            <text:p>39744</text:p>
          </table:table-cell>
          <table:table-cell office:value-type="float" office:value="0.883317183341596" calcext:value-type="float">
            <text:p>0.8833171833415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NL/NNSA CTS-1 Nel</text:p>
          </table:table-cell>
          <table:table-cell office:value-type="float" office:value="0.116682816658404" calcext:value-type="float">
            <text:p>0.1166828166584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.5" calcext:value-type="float">
            <text:p>2019.5</text:p>
          </table:table-cell>
          <table:table-cell office:value-type="float" office:value="7.5" calcext:value-type="float">
            <text:p>7.5</text:p>
          </table:table-cell>
          <table:table-cell office:value-type="float" office:value="2019.5" calcext:value-type="float">
            <text:p>2019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30" calcext:value-type="float">
            <text:p>306893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744" calcext:value-type="float">
            <text:p>39744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97440" calcext:value-type="float">
            <text:p>39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5907" calcext:value-type="float">
            <text:p>0.870590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705907" calcext:value-type="float">
            <text:p>0.8705907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db0c1d06ed1d1c1124b3514dc9b44dc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anufacturing Company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3000 BL460c Gen9, Xeon E5-2690v3 12C 2.6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20052" calcext:value-type="float">
            <text:p>620052</text:p>
          </table:table-cell>
          <table:table-cell office:value-type="float" office:value="985421" calcext:value-type="float">
            <text:p>985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90v3 12C 2.6GHz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Europe</text:p>
          </table:table-cell>
          <table:table-cell office:value-type="float" office:value="23688" calcext:value-type="float">
            <text:p>23688</text:p>
          </table:table-cell>
          <table:table-cell office:value-type="float" office:value="0.629225478247368" calcext:value-type="float">
            <text:p>0.62922547824736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370774521752632" calcext:value-type="float">
            <text:p>0.3707745217526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0v3</text:p>
          </table:table-cell>
          <table:table-cell office:value-type="string" calcext:value-type="string">
            <text:p>2.6GHz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688" calcext:value-type="float">
            <text:p>23688</text:p>
          </table:table-cell>
          <table:table-cell office:value-type="string" calcext:value-type="string">
            <text:p>sweden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28.61" calcext:value-type="float">
            <text:p>28.61</text:p>
          </table:table-cell>
          <table:table-cell office:value-type="float" office:value="-3.3" calcext:value-type="float">
            <text:p>-3.3</text:p>
          </table:table-cell>
          <table:table-cell office:value-type="float" office:value="-10.34" calcext:value-type="float">
            <text:p>-10.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61" calcext:value-type="float">
            <text:p>28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266490" calcext:value-type="float">
            <text:p>266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3760925" calcext:value-type="float">
            <text:p>0.5837609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83760925" calcext:value-type="float">
            <text:p>0.5837609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7198b563f18043807fab4f3b4ed22d6</text:p>
          </table:table-cell>
          <table:table-cell office:value-type="string" calcext:value-type="string">
            <text:p>[2017.5, 2018.0, 2018.5, 2017.5, 2018.0, 2018.5]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anufacturing Company (A)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E9000 Blade Server, Xeon E5-2690v4 14C 2.6GHz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935600" calcext:value-type="float">
            <text:p>935600</text:p>
          </table:table-cell>
          <table:table-cell office:value-type="float" office:value="1150822" calcext:value-type="float">
            <text:p>1150822</text:p>
          </table:table-cell>
          <table:table-cell office:value-type="float" office:value="3552000" calcext:value-type="float">
            <text:p>355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0v4 14C 2.6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urope</text:p>
          </table:table-cell>
          <table:table-cell office:value-type="float" office:value="27664" calcext:value-type="float">
            <text:p>27664</text:p>
          </table:table-cell>
          <table:table-cell office:value-type="float" office:value="0.812984110487982" calcext:value-type="float">
            <text:p>0.812984110487982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187015889512018" calcext:value-type="float">
            <text:p>0.1870158895120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0v4</text:p>
          </table:table-cell>
          <table:table-cell office:value-type="string" calcext:value-type="string">
            <text:p>2.6GHz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664" calcext:value-type="float">
            <text:p>27664</text:p>
          </table:table-cell>
          <table:table-cell office:value-type="string" calcext:value-type="string">
            <text:p>sweden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20.55" calcext:value-type="float">
            <text:p>20.55</text:p>
          </table:table-cell>
          <table:table-cell office:value-type="float" office:value="-1.12" calcext:value-type="float">
            <text:p>-1.12</text:p>
          </table:table-cell>
          <table:table-cell office:value-type="float" office:value="-5.17" calcext:value-type="float">
            <text:p>-5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55" calcext:value-type="float">
            <text:p>2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266760" calcext:value-type="float">
            <text:p>266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4352225" calcext:value-type="float">
            <text:p>0.5843522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84352225" calcext:value-type="float">
            <text:p>0.5843522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7d62892d9726578b10b1ad410d41b35c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SA/Ames Research Center/NAS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HPE SGI 8600, SGI ICE-X, Xeon E5-2680V4/Gold 6148 20C 2.4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3328590" calcext:value-type="float">
            <text:p>3328590</text:p>
          </table:table-cell>
          <table:table-cell office:value-type="float" office:value="4777574" calcext:value-type="float">
            <text:p>4777574</text:p>
          </table:table-cell>
          <table:table-cell office:value-type="float" office:value="5952000" calcext:value-type="float">
            <text:p>595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8 20C 2.4GHz</text:p>
          </table:table-cell>
          <table:table-cell office:value-type="string" calcext:value-type="string">
            <text:p>HPE SGI 8600</text:p>
          </table:table-cell>
          <table:table-cell office:value-type="string" calcext:value-type="string">
            <text:p>SLES12 SP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mericas</text:p>
          </table:table-cell>
          <table:table-cell office:value-type="float" office:value="78336" calcext:value-type="float">
            <text:p>78336</text:p>
          </table:table-cell>
          <table:table-cell office:value-type="float" office:value="0.696711343455905" calcext:value-type="float">
            <text:p>0.696711343455905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Electra</text:p>
          </table:table-cell>
          <table:table-cell office:value-type="float" office:value="0.303288656544095" calcext:value-type="float">
            <text:p>0.3032886565440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2.4GHz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336" calcext:value-type="float">
            <text:p>78336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6.8" calcext:value-type="float">
            <text:p>3916.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87520" calcext:value-type="float">
            <text:p>587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683305" calcext:value-type="float">
            <text:p>1.2868330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28683305" calcext:value-type="float">
            <text:p>1.2868330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438c70626225aca75204c4da364d190</text:p>
          </table:table-cell>
          <table:table-cell office:value-type="string" calcext:value-type="string">
            <text:p>[2018.0, 2018.5, 2019.0, 2019.5, 2020.0, 2020.5, 2018.0, 2018.5, 2019.0, 2019.5, 2020.0, 2020.5]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ational Center for High Performance Computing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PRIMERGY CX2550 M4/CX2560 M4/CX2570 M4, Xeon Gold 6148 20C 2.4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1325150" calcext:value-type="float">
            <text:p>1325150</text:p>
          </table:table-cell>
          <table:table-cell office:value-type="float" office:value="2088960" calcext:value-type="float">
            <text:p>2088960</text:p>
          </table:table-cell>
          <table:table-cell office:value-type="float" office:value="3707904" calcext:value-type="float">
            <text:p>3707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8 20C 2.4GHz</text:p>
          </table:table-cell>
          <table:table-cell office:value-type="string" calcext:value-type="string">
            <text:p>Fujitsu PRIMERGY</text:p>
          </table:table-cell>
          <table:table-cell office:value-type="string" calcext:value-type="string">
            <text:p>RHEL 7.3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sia</text:p>
          </table:table-cell>
          <table:table-cell office:value-type="float" office:value="27200" calcext:value-type="float">
            <text:p>27200</text:p>
          </table:table-cell>
          <table:table-cell office:value-type="float" office:value="0.634358723958333" calcext:value-type="float">
            <text:p>0.634358723958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iwania</text:p>
          </table:table-cell>
          <table:table-cell office:value-type="float" office:value="0.365641276041667" calcext:value-type="float">
            <text:p>0.365641276041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.5" calcext:value-type="float">
            <text:p>2020.5</text:p>
          </table:table-cell>
          <table:table-cell office:value-type="float" office:value="8.5" calcext:value-type="float">
            <text:p>8.5</text:p>
          </table:table-cell>
          <table:table-cell office:value-type="float" office:value="2020.5" calcext:value-type="float">
            <text:p>2020.5</text:p>
          </table:table-cell>
          <table:table-cell office:value-type="float" office:value="500" calcext:value-type="float">
            <text:p>500</text:p>
          </table:table-cell>
          <table:table-cell office:value-type="float" office:value="2726077.9" calcext:value-type="float">
            <text:p>2726077.9</text:p>
          </table:table-cell>
          <table:table-cell office:value-type="float" office:value="3761664" calcext:value-type="float">
            <text:p>3761664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2.4GHz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200" calcext:value-type="float">
            <text:p>27200</text:p>
          </table:table-cell>
          <table:table-cell office:value-type="string" calcext:value-type="string">
            <text:p>taiwan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60.53" calcext:value-type="float">
            <text:p>660.53</text:p>
          </table:table-cell>
          <table:table-cell office:value-type="float" office:value="-26.84" calcext:value-type="float">
            <text:p>-26.84</text:p>
          </table:table-cell>
          <table:table-cell office:value-type="float" office:value="-3.9" calcext:value-type="float">
            <text:p>-3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0.53" calcext:value-type="float">
            <text:p>66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4000" calcext:value-type="float">
            <text:p>2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92425" calcext:value-type="float">
            <text:p>0.446924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4692425" calcext:value-type="float">
            <text:p>0.44692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bb1cd75b860d35f362e1980a6141997</text:p>
          </table:table-cell>
          <table:table-cell office:value-type="string" calcext:value-type="string">
            <text:p>[2017.5, 2017.5]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ational Center for High Performance Computing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PRIMERGY CX2550 M4/CX2560 M4/CX2570 M4, Xeon Gold 6148 20C 2.4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1325150" calcext:value-type="float">
            <text:p>1325150</text:p>
          </table:table-cell>
          <table:table-cell office:value-type="float" office:value="2088960" calcext:value-type="float">
            <text:p>2088960</text:p>
          </table:table-cell>
          <table:table-cell office:value-type="float" office:value="3707904" calcext:value-type="float">
            <text:p>3707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8 20C 2.4GHz</text:p>
          </table:table-cell>
          <table:table-cell office:value-type="string" calcext:value-type="string">
            <text:p>Fujitsu PRIMERGY</text:p>
          </table:table-cell>
          <table:table-cell office:value-type="string" calcext:value-type="string">
            <text:p>RHEL 7.3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sia</text:p>
          </table:table-cell>
          <table:table-cell office:value-type="float" office:value="27200" calcext:value-type="float">
            <text:p>27200</text:p>
          </table:table-cell>
          <table:table-cell office:value-type="float" office:value="0.634358723958333" calcext:value-type="float">
            <text:p>0.63435872395833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Peta HPC</text:p>
          </table:table-cell>
          <table:table-cell office:value-type="float" office:value="0.365641276041667" calcext:value-type="float">
            <text:p>0.365641276041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0.5" calcext:value-type="float">
            <text:p>0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2.4GHz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200" calcext:value-type="float">
            <text:p>27200</text:p>
          </table:table-cell>
          <table:table-cell office:value-type="string" calcext:value-type="string">
            <text:p>taiwan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86.03" calcext:value-type="float">
            <text:p>686.03</text:p>
          </table:table-cell>
          <table:table-cell office:value-type="float" office:value="21.33" calcext:value-type="float">
            <text:p>21.33</text:p>
          </table:table-cell>
          <table:table-cell office:value-type="float" office:value="3.21" calcext:value-type="float">
            <text:p>3.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6.03" calcext:value-type="float">
            <text:p>686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4000" calcext:value-type="float">
            <text:p>2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92425" calcext:value-type="float">
            <text:p>0.446924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4692425" calcext:value-type="float">
            <text:p>0.44692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3b4a73b2417bb6fb5c2389d7972a959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etwork Company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40v4 10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40532" calcext:value-type="float">
            <text:p>840532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3919104" calcext:value-type="float">
            <text:p>3919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40v4 10C 2.4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8000" calcext:value-type="float">
            <text:p>48000</text:p>
          </table:table-cell>
          <table:table-cell office:value-type="float" office:value="0.456017795138889" calcext:value-type="float">
            <text:p>0.456017795138889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N B1</text:p>
          </table:table-cell>
          <table:table-cell office:value-type="float" office:value="0.543982204861111" calcext:value-type="float">
            <text:p>0.5439822048611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40v4</text:p>
          </table:table-cell>
          <table:table-cell office:value-type="string" calcext:value-type="string">
            <text:p>2.4GHz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32000" calcext:value-type="float">
            <text:p>4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17855" calcext:value-type="float">
            <text:p>0.9461785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4617855" calcext:value-type="float">
            <text:p>0.9461785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20cb285efcd4e100182de6290cdc4ea</text:p>
          </table:table-cell>
          <table:table-cell office:value-type="string" calcext:value-type="string">
            <text:p>[2017.5, 2017.5]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etwork Company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50v4 12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05662" calcext:value-type="float">
            <text:p>705662</text:p>
          </table:table-cell>
          <table:table-cell office:value-type="float" office:value="1307750" calcext:value-type="float">
            <text:p>1307750</text:p>
          </table:table-cell>
          <table:table-cell office:value-type="float" office:value="4451328" calcext:value-type="float">
            <text:p>4451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50v4 12C 2.2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7152" calcext:value-type="float">
            <text:p>37152</text:p>
          </table:table-cell>
          <table:table-cell office:value-type="float" office:value="0.539600076467215" calcext:value-type="float">
            <text:p>0.539600076467215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N C1</text:p>
          </table:table-cell>
          <table:table-cell office:value-type="float" office:value="0.460399923532785" calcext:value-type="float">
            <text:p>0.4603999235327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50v4</text:p>
          </table:table-cell>
          <table:table-cell office:value-type="string" calcext:value-type="string">
            <text:p>2.2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152" calcext:value-type="float">
            <text:p>37152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325080" calcext:value-type="float">
            <text:p>325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2040175" calcext:value-type="float">
            <text:p>0.7120401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12040175" calcext:value-type="float">
            <text:p>0.7120401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ca12982530ecd55500b9da48e8ffe1e</text:p>
          </table:table-cell>
          <table:table-cell office:value-type="string" calcext:value-type="string">
            <text:p>[2018.0, 2018.5, 2019.0, 2018.0, 2018.5, 2019.0]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etwork Company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350, Xeon E5-2630v4 10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88435" calcext:value-type="float">
            <text:p>788435</text:p>
          </table:table-cell>
          <table:table-cell office:value-type="float" office:value="1605120" calcext:value-type="float">
            <text:p>1605120</text:p>
          </table:table-cell>
          <table:table-cell office:value-type="float" office:value="5402304" calcext:value-type="float">
            <text:p>5402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v4 10C 2.2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5600" calcext:value-type="float">
            <text:p>45600</text:p>
          </table:table-cell>
          <table:table-cell office:value-type="float" office:value="0.491200034888357" calcext:value-type="float">
            <text:p>0.49120003488835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ternet Company N D1</text:p>
          </table:table-cell>
          <table:table-cell office:value-type="float" office:value="0.508799965111643" calcext:value-type="float">
            <text:p>0.5087999651116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4</text:p>
          </table:table-cell>
          <table:table-cell office:value-type="string" calcext:value-type="string">
            <text:p>2.2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0" calcext:value-type="float">
            <text:p>456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387600" calcext:value-type="float">
            <text:p>38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8937075" calcext:value-type="float">
            <text:p>0.848937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48937075" calcext:value-type="float">
            <text:p>0.848937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daea2a8114fc9288665abe62a4248c3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etwork Company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40v4 10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51110" calcext:value-type="float">
            <text:p>651110</text:p>
          </table:table-cell>
          <table:table-cell office:value-type="float" office:value="1382400" calcext:value-type="float">
            <text:p>1382400</text:p>
          </table:table-cell>
          <table:table-cell office:value-type="float" office:value="3394176" calcext:value-type="float">
            <text:p>3394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40v4 10C 2.4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6000" calcext:value-type="float">
            <text:p>36000</text:p>
          </table:table-cell>
          <table:table-cell office:value-type="float" office:value="0.470999710648148" calcext:value-type="float">
            <text:p>0.47099971064814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29000289351852" calcext:value-type="float">
            <text:p>0.5290002893518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40v4</text:p>
          </table:table-cell>
          <table:table-cell office:value-type="string" calcext:value-type="string">
            <text:p>2.4GHz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24000" calcext:value-type="float">
            <text:p>32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965855" calcext:value-type="float">
            <text:p>0.7096585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0965855" calcext:value-type="float">
            <text:p>0.7096585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3e703c83f46f3c663f56b1f7cac46573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Dell EMC / IBM-GBS</text:p>
          </table:table-cell>
          <table:table-cell office:value-type="string" calcext:value-type="string">
            <text:p>PowerEdge C6320, Xeon E5-2690v4 14C 2.6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1121130" calcext:value-type="float">
            <text:p>1121130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2780352" calcext:value-type="float">
            <text:p>2780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0v4 14C 2.6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RHEL 7.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mericas</text:p>
          </table:table-cell>
          <table:table-cell office:value-type="float" office:value="33600" calcext:value-type="float">
            <text:p>33600</text:p>
          </table:table-cell>
          <table:table-cell office:value-type="float" office:value="0.802090487637363" calcext:value-type="float">
            <text:p>0.80209048763736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Mars</text:p>
          </table:table-cell>
          <table:table-cell office:value-type="float" office:value="0.197909512362637" calcext:value-type="float">
            <text:p>0.1979095123626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0v4</text:p>
          </table:table-cell>
          <table:table-cell office:value-type="string" calcext:value-type="string">
            <text:p>2.6GHz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324000" calcext:value-type="float">
            <text:p>32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9707825" calcext:value-type="float">
            <text:p>0.709707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09707825" calcext:value-type="float">
            <text:p>0.709707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981b3a0b38b5fd50827d69a33f588914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Dell EMC / IBM-GBS</text:p>
          </table:table-cell>
          <table:table-cell office:value-type="string" calcext:value-type="string">
            <text:p>PowerEdge C6320, Xeon E5-2690v4 14C 2.6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1121130" calcext:value-type="float">
            <text:p>1121130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2780352" calcext:value-type="float">
            <text:p>2780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0v4 14C 2.6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RHEL 7.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mericas</text:p>
          </table:table-cell>
          <table:table-cell office:value-type="float" office:value="33600" calcext:value-type="float">
            <text:p>33600</text:p>
          </table:table-cell>
          <table:table-cell office:value-type="float" office:value="0.802090487637363" calcext:value-type="float">
            <text:p>0.80209048763736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Venus</text:p>
          </table:table-cell>
          <table:table-cell office:value-type="float" office:value="0.197909512362637" calcext:value-type="float">
            <text:p>0.1979095123626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0v4</text:p>
          </table:table-cell>
          <table:table-cell office:value-type="string" calcext:value-type="string">
            <text:p>2.6GHz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324000" calcext:value-type="float">
            <text:p>32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9707825" calcext:value-type="float">
            <text:p>0.709707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09707825" calcext:value-type="float">
            <text:p>0.709707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92b38c21b9161c1fb8dafb5690a8be8e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ONERA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EC HPC1812-Rg-2, Xeon E5-2680v4 14C 2.4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579232" calcext:value-type="float">
            <text:p>579232</text:p>
          </table:table-cell>
          <table:table-cell office:value-type="float" office:value="666624" calcext:value-type="float">
            <text:p>666624</text:p>
          </table:table-cell>
          <table:table-cell office:value-type="float" office:value="3028992" calcext:value-type="float">
            <text:p>3028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NEC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Europe</text:p>
          </table:table-cell>
          <table:table-cell office:value-type="float" office:value="17360" calcext:value-type="float">
            <text:p>17360</text:p>
          </table:table-cell>
          <table:table-cell office:value-type="float" office:value="0.868903609831029" calcext:value-type="float">
            <text:p>0.8689036098310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tor</text:p>
          </table:table-cell>
          <table:table-cell office:value-type="float" office:value="0.131096390168971" calcext:value-type="float">
            <text:p>0.1310963901689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360" calcext:value-type="float">
            <text:p>17360</text:p>
          </table:table-cell>
          <table:table-cell office:value-type="string" calcext:value-type="string">
            <text:p>france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98.18" calcext:value-type="float">
            <text:p>98.18</text:p>
          </table:table-cell>
          <table:table-cell office:value-type="float" office:value="39.48" calcext:value-type="float">
            <text:p>39.48</text:p>
          </table:table-cell>
          <table:table-cell office:value-type="float" office:value="67.26" calcext:value-type="float">
            <text:p>67.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8800" calcext:value-type="float">
            <text:p>148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0034" calcext:value-type="float">
            <text:p>0.32600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3260034" calcext:value-type="float">
            <text:p>0.326003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f48192ac7087d5cf92e87fb12ba9048</text:p>
          </table:table-cell>
          <table:table-cell office:value-type="string" calcext:value-type="string">
            <text:p>[2017.5, 2018.0, 2018.5, 2019.0, 2019.5, 2017.5, 2018.0, 2018.5, 2019.0, 2019.5]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etroleum Company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RH2288H V3 Cluster, Xeon E5-2680v4 14C 2.4GHz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763800" calcext:value-type="float">
            <text:p>763800</text:p>
          </table:table-cell>
          <table:table-cell office:value-type="float" office:value="1032192" calcext:value-type="float">
            <text:p>1032192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sia</text:p>
          </table:table-cell>
          <table:table-cell office:value-type="float" office:value="26880" calcext:value-type="float">
            <text:p>26880</text:p>
          </table:table-cell>
          <table:table-cell office:value-type="float" office:value="0.739978608630952" calcext:value-type="float">
            <text:p>0.739978608630952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260021391369048" calcext:value-type="float">
            <text:p>0.2600213913690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.5" calcext:value-type="float">
            <text:p>2019.5</text:p>
          </table:table-cell>
          <table:table-cell office:value-type="float" office:value="7.5" calcext:value-type="float">
            <text:p>7.5</text:p>
          </table:table-cell>
          <table:table-cell office:value-type="float" office:value="2019.5" calcext:value-type="float">
            <text:p>2019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30" calcext:value-type="float">
            <text:p>306893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880" calcext:value-type="float">
            <text:p>2688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30400" calcext:value-type="float">
            <text:p>230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47074" calcext:value-type="float">
            <text:p>0.504707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047074" calcext:value-type="float">
            <text:p>0.504707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52379ce235278608c81c8fc56997cb8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harmaceutical Company 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E9000 Blade Server, Xeon E5-2690v4 14C 2.6GHz, 4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20300" calcext:value-type="float">
            <text:p>820300</text:p>
          </table:table-cell>
          <table:table-cell office:value-type="float" office:value="1220710" calcext:value-type="float">
            <text:p>1220710</text:p>
          </table:table-cell>
          <table:table-cell office:value-type="float" office:value="5120000" calcext:value-type="float">
            <text:p>5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0v4 14C 2.6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igabit Ethernet</text:p>
          </table:table-cell>
          <table:table-cell office:value-type="string" calcext:value-type="string">
            <text:p>40G Ethernet</text:p>
          </table:table-cell>
          <table:table-cell office:value-type="string" calcext:value-type="string">
            <text:p>Asia</text:p>
          </table:table-cell>
          <table:table-cell office:value-type="float" office:value="29344" calcext:value-type="float">
            <text:p>29344</text:p>
          </table:table-cell>
          <table:table-cell office:value-type="float" office:value="0.671985975374987" calcext:value-type="float">
            <text:p>0.671985975374987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328014024625013" calcext:value-type="float">
            <text:p>0.3280140246250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0v4</text:p>
          </table:table-cell>
          <table:table-cell office:value-type="string" calcext:value-type="string">
            <text:p>2.6GHz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344" calcext:value-type="float">
            <text:p>29344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282960" calcext:value-type="float">
            <text:p>282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9830225" calcext:value-type="float">
            <text:p>0.6198302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19830225" calcext:value-type="float">
            <text:p>0.6198302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901732d43bd6c3ddba615994cf24c98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Dell EMC</text:p>
          </table:table-cell>
          <table:table-cell office:value-type="string" calcext:value-type="string">
            <text:p>PowerEdge R640, Xeon Gold 6126 12C 2.6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793245" calcext:value-type="float">
            <text:p>793245</text:p>
          </table:table-cell>
          <table:table-cell office:value-type="float" office:value="1078272" calcext:value-type="float">
            <text:p>1078272</text:p>
          </table:table-cell>
          <table:table-cell office:value-type="float" office:value="2330880" calcext:value-type="float">
            <text:p>2330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26 12C 2.6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mericas</text:p>
          </table:table-cell>
          <table:table-cell office:value-type="float" office:value="12960" calcext:value-type="float">
            <text:p>12960</text:p>
          </table:table-cell>
          <table:table-cell office:value-type="float" office:value="0.73566317218661" calcext:value-type="float">
            <text:p>0.73566317218661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Brown</text:p>
          </table:table-cell>
          <table:table-cell office:value-type="float" office:value="0.26433682781339" calcext:value-type="float">
            <text:p>0.264336827813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2.6GHz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960" calcext:value-type="float">
            <text:p>1296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35000" calcext:value-type="float">
            <text:p>1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786875" calcext:value-type="float">
            <text:p>0.2957868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295786875" calcext:value-type="float">
            <text:p>0.2957868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d866da7807461ff6c33ddddb448f25e</text:p>
          </table:table-cell>
          <table:table-cell office:value-type="string" calcext:value-type="string">
            <text:p>[2017.0, 2017.0, 2017.5, 2017.5, 2018.0, 2018.0, 2017.0, 2017.0, 2017.5, 2017.5, 2018.0, 2018.0]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etailer (C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80, Xeon E5-2630v4 10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58552" calcext:value-type="float">
            <text:p>758552</text:p>
          </table:table-cell>
          <table:table-cell office:value-type="float" office:value="1284800" calcext:value-type="float">
            <text:p>1284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30v4 10C 2.2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36500" calcext:value-type="float">
            <text:p>36500</text:p>
          </table:table-cell>
          <table:table-cell office:value-type="float" office:value="0.590404732254047" calcext:value-type="float">
            <text:p>0.59040473225404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09595267745953" calcext:value-type="float">
            <text:p>0.4095952677459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4</text:p>
          </table:table-cell>
          <table:table-cell office:value-type="string" calcext:value-type="string">
            <text:p>2.2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310250" calcext:value-type="float">
            <text:p>310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540575" calcext:value-type="float">
            <text:p>0.6795405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79540575" calcext:value-type="float">
            <text:p>0.6795405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f129c989040fd9cca946129abe6d164</text:p>
          </table:table-cell>
          <table:table-cell office:value-type="string" calcext:value-type="string">
            <text:p>[2018.0, 2018.5, 2019.0, 2019.5, 2020.0, 2020.5, 2018.0, 2018.5, 2019.0, 2019.5, 2020.0, 2020.5]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andia National Laboratories</text:p>
          </table:table-cell>
          <table:table-cell office:value-type="string" calcext:value-type="string">
            <text:p>Penguin Computing</text:p>
          </table:table-cell>
          <table:table-cell office:value-type="string" calcext:value-type="string">
            <text:p>Tundra Extreme Scale, Xeon E5-2695v4 18C 2.1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1142440" calcext:value-type="float">
            <text:p>1142440</text:p>
          </table:table-cell>
          <table:table-cell office:value-type="float" office:value="1156845" calcext:value-type="float">
            <text:p>1156845</text:p>
          </table:table-cell>
          <table:table-cell office:value-type="float" office:value="3977024" calcext:value-type="float">
            <text:p>3977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Penguin Computing Cluster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mericas</text:p>
          </table:table-cell>
          <table:table-cell office:value-type="float" office:value="41256" calcext:value-type="float">
            <text:p>41256</text:p>
          </table:table-cell>
          <table:table-cell office:value-type="float" office:value="0.987548029338416" calcext:value-type="float">
            <text:p>0.9875480293384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NL/NNSA CTS-1 Eclipse</text:p>
          </table:table-cell>
          <table:table-cell office:value-type="float" office:value="0.0124519706615839" calcext:value-type="float">
            <text:p>0.01245197066158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0.5" calcext:value-type="float">
            <text:p>2020.5</text:p>
          </table:table-cell>
          <table:table-cell office:value-type="float" office:value="8.5" calcext:value-type="float">
            <text:p>8.5</text:p>
          </table:table-cell>
          <table:table-cell office:value-type="float" office:value="2020.5" calcext:value-type="float">
            <text:p>2020.5</text:p>
          </table:table-cell>
          <table:table-cell office:value-type="float" office:value="500" calcext:value-type="float">
            <text:p>500</text:p>
          </table:table-cell>
          <table:table-cell office:value-type="float" office:value="2726077.9" calcext:value-type="float">
            <text:p>2726077.9</text:p>
          </table:table-cell>
          <table:table-cell office:value-type="float" office:value="3761664" calcext:value-type="float">
            <text:p>3761664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256" calcext:value-type="float">
            <text:p>41256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3.02" calcext:value-type="float">
            <text:p>483.02</text:p>
          </table:table-cell>
          <table:table-cell office:value-type="float" office:value="2.27" calcext:value-type="float">
            <text:p>2.27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3.02" calcext:value-type="float">
            <text:p>48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12560" calcext:value-type="float">
            <text:p>412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37035" calcext:value-type="float">
            <text:p>0.903703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037035" calcext:value-type="float">
            <text:p>0.903703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2d553146e4042046b5fd14f40572602</text:p>
          </table:table-cell>
          <table:table-cell office:value-type="string" calcext:value-type="string">
            <text:p>[2017.0, 2017.0]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audi Aramco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NeXtScale nx360M5/x3550 M5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484501" calcext:value-type="float">
            <text:p>484501</text:p>
          </table:table-cell>
          <table:table-cell office:value-type="float" office:value="1606349" calcext:value-type="float">
            <text:p>1606349</text:p>
          </table:table-cell>
          <table:table-cell office:value-type="float" office:value="2558976" calcext:value-type="float">
            <text:p>2558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Lenovo NeXtScale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1832" calcext:value-type="float">
            <text:p>41832</text:p>
          </table:table-cell>
          <table:table-cell office:value-type="float" office:value="0.301616273923039" calcext:value-type="float">
            <text:p>0.3016162739230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nayzah</text:p>
          </table:table-cell>
          <table:table-cell office:value-type="float" office:value="0.698383726076961" calcext:value-type="float">
            <text:p>0.69838372607696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832" calcext:value-type="float">
            <text:p>41832</text:p>
          </table:table-cell>
          <table:table-cell office:value-type="string" calcext:value-type="string">
            <text:p>saudi arabia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58560" calcext:value-type="float">
            <text:p>358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3778" calcext:value-type="float">
            <text:p>0.785377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853778" calcext:value-type="float">
            <text:p>0.7853778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8a521dc874adc91b384608299ce25dc3</text:p>
          </table:table-cell>
          <table:table-cell office:value-type="string" calcext:value-type="string">
            <text:p>[2017.5, 2017.5]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audi Aramco</text:p>
          </table:table-cell>
          <table:table-cell office:value-type="string" calcext:value-type="string">
            <text:p>Dell EMC</text:p>
          </table:table-cell>
          <table:table-cell office:value-type="string" calcext:value-type="string">
            <text:p>Dell PowerEdge R630, Xeon E5-2695v4 18C 2.1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94330" calcext:value-type="float">
            <text:p>694330</text:p>
          </table:table-cell>
          <table:table-cell office:value-type="float" office:value="1074125" calcext:value-type="float">
            <text:p>1074125</text:p>
          </table:table-cell>
          <table:table-cell office:value-type="float" office:value="3906432" calcext:value-type="float">
            <text:p>390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Redhat Enterprise Linux 7.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1968" calcext:value-type="float">
            <text:p>31968</text:p>
          </table:table-cell>
          <table:table-cell office:value-type="float" office:value="0.646414523449319" calcext:value-type="float">
            <text:p>0.646414523449319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Dammam</text:p>
          </table:table-cell>
          <table:table-cell office:value-type="float" office:value="0.353585476550681" calcext:value-type="float">
            <text:p>0.3535854765506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968" calcext:value-type="float">
            <text:p>31968</text:p>
          </table:table-cell>
          <table:table-cell office:value-type="string" calcext:value-type="string">
            <text:p>saudi arabia</text:p>
          </table:table-cell>
          <table:table-cell table:style-name="ce4" office:value-type="date" office:date-value="2017-06-01" calcext:value-type="date">
            <text:p>2017-06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19680" calcext:value-type="float">
            <text:p>319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2963" calcext:value-type="float">
            <text:p>0.700296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002963" calcext:value-type="float">
            <text:p>0.7002963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759c518e658e6c9a58e9c2b6a66fd25</text:p>
          </table:table-cell>
          <table:table-cell office:value-type="string" calcext:value-type="string">
            <text:p>[2017.5, 2018.0, 2018.5, 2019.0, 2019.5, 2020.0, 2020.5, 2021.0, 2021.5, 2022.0, 2022.5, 2017.5, 2018.0, 2018.5, 2019.0, 2019.5, 2020.0, 2020.5, 2021.0, 2021.5, 2022.0, 2022.5]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cience and Technology Facilities Council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ull Sequana X1000, Intel Xeon Phi 7210 64C 1.3GHz/Xeon Gold 6142, Mellanox EDR</text:p>
          </table:table-cell>
          <table:table-cell office:value-type="float" office:value="2017" calcext:value-type="float">
            <text:p>2017</text:p>
          </table:table-cell>
          <table:table-cell office:value-type="float" office:value="1531600" calcext:value-type="float">
            <text:p>1531600</text:p>
          </table:table-cell>
          <table:table-cell office:value-type="float" office:value="4329728" calcext:value-type="float">
            <text:p>4329728</text:p>
          </table:table-cell>
          <table:table-cell office:value-type="float" office:value="3514560" calcext:value-type="float">
            <text:p>3514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Phi 7210 64C 1.3GHz</text:p>
          </table:table-cell>
          <table:table-cell office:value-type="string" calcext:value-type="string">
            <text:p>Bull Sequana</text:p>
          </table:table-cell>
          <table:table-cell office:value-type="string" calcext:value-type="string">
            <text:p>bullx SC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Europe</text:p>
          </table:table-cell>
          <table:table-cell office:value-type="float" office:value="80640" calcext:value-type="float">
            <text:p>80640</text:p>
          </table:table-cell>
          <table:table-cell office:value-type="float" office:value="0.353740465913794" calcext:value-type="float">
            <text:p>0.353740465913794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scafellpike</text:p>
          </table:table-cell>
          <table:table-cell office:value-type="float" office:value="0.646259534086206" calcext:value-type="float">
            <text:p>0.6462595340862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2.5" calcext:value-type="float">
            <text:p>2022.5</text:p>
          </table:table-cell>
          <table:table-cell office:value-type="float" office:value="10.5" calcext:value-type="float">
            <text:p>10.5</text:p>
          </table:table-cell>
          <table:table-cell office:value-type="float" office:value="2022.5" calcext:value-type="float">
            <text:p>2022.5</text:p>
          </table:table-cell>
          <table:table-cell office:value-type="float" office:value="500" calcext:value-type="float">
            <text:p>500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3520512" calcext:value-type="float">
            <text:p>3520512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hi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1.3GHz</text:p>
          </table:table-cell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640" calcext:value-type="float">
            <text:p>80640</text:p>
          </table:table-cell>
          <table:table-cell office:value-type="string" calcext:value-type="string">
            <text:p>united kingdom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245.34" calcext:value-type="float">
            <text:p>245.34</text:p>
          </table:table-cell>
          <table:table-cell office:value-type="float" office:value="-88.8" calcext:value-type="float">
            <text:p>-88.8</text:p>
          </table:table-cell>
          <table:table-cell office:value-type="float" office:value="-26.58" calcext:value-type="float">
            <text:p>-26.5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.34" calcext:value-type="float">
            <text:p>24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270900" calcext:value-type="float">
            <text:p>270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3506425" calcext:value-type="float">
            <text:p>0.5935064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93506425" calcext:value-type="float">
            <text:p>0.593506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12ed164067c71a7a5b0bda2bf05e3ab</text:p>
          </table:table-cell>
          <table:table-cell office:value-type="string" calcext:value-type="string">
            <text:p>[2018.0, 2018.5, 2019.0, 2019.5, 2018.0, 2018.5, 2019.0, 2019.5]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ciNet/University of Toronto/Compute Canada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ThinkSystem SD530, Xeon Gold 6148 20C 2.4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3074190" calcext:value-type="float">
            <text:p>3074190</text:p>
          </table:table-cell>
          <table:table-cell office:value-type="float" office:value="4608000" calcext:value-type="float">
            <text:p>4608000</text:p>
          </table:table-cell>
          <table:table-cell office:value-type="float" office:value="5495040" calcext:value-type="float">
            <text:p>5495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8 20C 2.4GHz</text:p>
          </table:table-cell>
          <table:table-cell office:value-type="string" calcext:value-type="string">
            <text:p>Lenovo ThinkSystem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mericas</text:p>
          </table:table-cell>
          <table:table-cell office:value-type="float" office:value="60000" calcext:value-type="float">
            <text:p>60000</text:p>
          </table:table-cell>
          <table:table-cell office:value-type="float" office:value="0.667141927083333" calcext:value-type="float">
            <text:p>0.66714192708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iagara</text:p>
          </table:table-cell>
          <table:table-cell office:value-type="float" office:value="0.332858072916667" calcext:value-type="float">
            <text:p>0.33285807291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.5" calcext:value-type="float">
            <text:p>2019.5</text:p>
          </table:table-cell>
          <table:table-cell office:value-type="float" office:value="2.5" calcext:value-type="float">
            <text:p>2.5</text:p>
          </table:table-cell>
          <table:table-cell office:value-type="float" office:value="2019.5" calcext:value-type="float">
            <text:p>2019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30" calcext:value-type="float">
            <text:p>3068930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2.4GHz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anad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171.41" calcext:value-type="float">
            <text:p>171.41</text:p>
          </table:table-cell>
          <table:table-cell office:value-type="float" office:value="1.48" calcext:value-type="float">
            <text:p>1.48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.41" calcext:value-type="float">
            <text:p>171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566425" calcext:value-type="float">
            <text:p>0.985664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8566425" calcext:value-type="float">
            <text:p>0.98566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2509e571b5c890b8eabf7c8ed741343</text:p>
          </table:table-cell>
          <table:table-cell office:value-type="string" calcext:value-type="string">
            <text:p>[2017.0, 2017.0, 2017.5, 2017.5, 2018.0, 2018.0, 2017.0, 2017.0, 2017.5, 2017.5, 2018.0, 2018.0]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80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56976" calcext:value-type="float">
            <text:p>756976</text:p>
          </table:table-cell>
          <table:table-cell office:value-type="float" office:value="1257984" calcext:value-type="float">
            <text:p>1257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2760" calcext:value-type="float">
            <text:p>32760</text:p>
          </table:table-cell>
          <table:table-cell office:value-type="float" office:value="0.601737382987383" calcext:value-type="float">
            <text:p>0.601737382987383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398262617012617" calcext:value-type="float">
            <text:p>0.3982626170126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760" calcext:value-type="float">
            <text:p>32760</text:p>
          </table:table-cell>
          <table:table-cell office:value-type="string" calcext:value-type="string">
            <text:p>south korea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80800" calcext:value-type="float">
            <text:p>280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50834" calcext:value-type="float">
            <text:p>0.61508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150834" calcext:value-type="float">
            <text:p>0.615083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60436650e2cdad05d43eff9aeb58f2b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HP Apollo XL1x0r, Xeon E5-2683 v4 <text:s/>16C 2.1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759609" calcext:value-type="float">
            <text:p>759609</text:p>
          </table:table-cell>
          <table:table-cell office:value-type="float" office:value="1032192" calcext:value-type="float">
            <text:p>103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83 v4 <text:s/>16C 2.1GHz</text:p>
          </table:table-cell>
          <table:table-cell office:value-type="string" calcext:value-type="string">
            <text:p>HP Apollo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30720" calcext:value-type="float">
            <text:p>30720</text:p>
          </table:table-cell>
          <table:table-cell office:value-type="float" office:value="0.735918317522321" calcext:value-type="float">
            <text:p>0.73591831752232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264081682477679" calcext:value-type="float">
            <text:p>0.2640816824776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3v4</text:p>
          </table:table-cell>
          <table:table-cell office:value-type="string" calcext:value-type="string">
            <text:p>2.1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south korea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30400" calcext:value-type="float">
            <text:p>230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47074" calcext:value-type="float">
            <text:p>0.504707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047074" calcext:value-type="float">
            <text:p>0.504707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cd9a13bd879e5103c6120263bed7e88e</text:p>
          </table:table-cell>
          <table:table-cell office:value-type="string" calcext:value-type="string">
            <text:p>[2017.0, 2017.0, 2017.5, 2017.5, 2018.0, 2018.0, 2018.5, 2018.5, 2019.0, 2017.0, 2017.0, 2017.5, 2017.5, 2018.0, 2018.0, 2018.5, 2018.5, 2019.0]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x3950, Intel Xeon E7-8860v4 18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060190" calcext:value-type="float">
            <text:p>1060190</text:p>
          </table:table-cell>
          <table:table-cell office:value-type="float" office:value="1824768" calcext:value-type="float">
            <text:p>1824768</text:p>
          </table:table-cell>
          <table:table-cell office:value-type="float" office:value="2146560" calcext:value-type="float">
            <text:p>2146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E7-8860v4 18C 2.2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1840" calcext:value-type="float">
            <text:p>51840</text:p>
          </table:table-cell>
          <table:table-cell office:value-type="float" office:value="0.580999886012907" calcext:value-type="float">
            <text:p>0.58099988601290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19000113987093" calcext:value-type="float">
            <text:p>0.4190001139870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-8860v4</text:p>
          </table:table-cell>
          <table:table-cell office:value-type="string" calcext:value-type="string">
            <text:p>2.2GHz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3200" calcext:value-type="float">
            <text:p>403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1613" calcext:value-type="float">
            <text:p>0.88316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831613" calcext:value-type="float">
            <text:p>0.8831613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5358b9cf0649b2e836cad38327c8844</text:p>
          </table:table-cell>
          <table:table-cell office:value-type="string" calcext:value-type="string">
            <text:p>[2018.0, 2018.5, 2019.0, 2019.5, 2020.0, 2020.5, 2021.0, 2018.0, 2018.5, 2019.0, 2019.5, 2020.0, 2020.5, 2021.0]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54132" calcext:value-type="float">
            <text:p>954132</text:p>
          </table:table-cell>
          <table:table-cell office:value-type="float" office:value="1935360" calcext:value-type="float">
            <text:p>1935360</text:p>
          </table:table-cell>
          <table:table-cell office:value-type="float" office:value="6788160" calcext:value-type="float">
            <text:p>6788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50400" calcext:value-type="float">
            <text:p>50400</text:p>
          </table:table-cell>
          <table:table-cell office:value-type="float" office:value="0.492999751984127" calcext:value-type="float">
            <text:p>0.4929997519841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ternet Company T Z1</text:p>
          </table:table-cell>
          <table:table-cell office:value-type="float" office:value="0.507000248015873" calcext:value-type="float">
            <text:p>0.5070002480158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500" calcext:value-type="float">
            <text:p>500</text:p>
          </table:table-cell>
          <table:table-cell office:value-type="float" office:value="16020000" calcext:value-type="float">
            <text:p>16020000</text:p>
          </table:table-cell>
          <table:table-cell office:value-type="float" office:value="20636100" calcext:value-type="float">
            <text:p>206361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32000" calcext:value-type="float">
            <text:p>4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2114" calcext:value-type="float">
            <text:p>0.94621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462114" calcext:value-type="float">
            <text:p>0.94621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7bccf67b1ffe96af489793c16069360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30v4 10C 2.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93084" calcext:value-type="float">
            <text:p>793084</text:p>
          </table:table-cell>
          <table:table-cell office:value-type="float" office:value="1619200" calcext:value-type="float">
            <text:p>1619200</text:p>
          </table:table-cell>
          <table:table-cell office:value-type="float" office:value="5425920" calcext:value-type="float">
            <text:p>5425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30v4 10C 2.2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6000" calcext:value-type="float">
            <text:p>46000</text:p>
          </table:table-cell>
          <table:table-cell office:value-type="float" office:value="0.489799901185771" calcext:value-type="float">
            <text:p>0.489799901185771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T S1</text:p>
          </table:table-cell>
          <table:table-cell office:value-type="float" office:value="0.510200098814229" calcext:value-type="float">
            <text:p>0.5102000988142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30v4</text:p>
          </table:table-cell>
          <table:table-cell office:value-type="string" calcext:value-type="string">
            <text:p>2.2GHz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391000" calcext:value-type="float">
            <text:p>39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6383075" calcext:value-type="float">
            <text:p>0.8563830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56383075" calcext:value-type="float">
            <text:p>0.8563830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ec843e6effd55259c27041efb0bc9fc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70v3 12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65584" calcext:value-type="float">
            <text:p>765584</text:p>
          </table:table-cell>
          <table:table-cell office:value-type="float" office:value="1501440" calcext:value-type="float">
            <text:p>1501440</text:p>
          </table:table-cell>
          <table:table-cell office:value-type="float" office:value="4664832" calcext:value-type="float">
            <text:p>4664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0v3 12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0800" calcext:value-type="float">
            <text:p>40800</text:p>
          </table:table-cell>
          <table:table-cell office:value-type="float" office:value="0.509899829497016" calcext:value-type="float">
            <text:p>0.509899829497016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T U2</text:p>
          </table:table-cell>
          <table:table-cell office:value-type="float" office:value="0.490100170502984" calcext:value-type="float">
            <text:p>0.4901001705029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0v3</text:p>
          </table:table-cell>
          <table:table-cell office:value-type="string" calcext:value-type="string">
            <text:p>2.3GHz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8000" calcext:value-type="float">
            <text:p>40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36514" calcext:value-type="float">
            <text:p>0.89365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936514" calcext:value-type="float">
            <text:p>0.89365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0727c1b24a6939e78df93a77ebc70252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Inspur</text:p>
          </table:table-cell>
          <table:table-cell office:value-type="string" calcext:value-type="string">
            <text:p>Inspur TS10000, Xeon E5-2670v3 12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48200" calcext:value-type="float">
            <text:p>748200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5243000" calcext:value-type="float">
            <text:p>524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0v3 12C 2.3GHz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8000" calcext:value-type="float">
            <text:p>48000</text:p>
          </table:table-cell>
          <table:table-cell office:value-type="float" office:value="0.423573369565217" calcext:value-type="float">
            <text:p>0.42357336956521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576426630434783" calcext:value-type="float">
            <text:p>0.5764266304347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0v3</text:p>
          </table:table-cell>
          <table:table-cell office:value-type="string" calcext:value-type="string">
            <text:p>2.3GHz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80000" calcext:value-type="float">
            <text:p>4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13314" calcext:value-type="float">
            <text:p>1.05133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0513314" calcext:value-type="float">
            <text:p>1.05133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e198621d1943a37730fa101fbf25572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70v3 12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34822" calcext:value-type="float">
            <text:p>734822</text:p>
          </table:table-cell>
          <table:table-cell office:value-type="float" office:value="1413120" calcext:value-type="float">
            <text:p>1413120</text:p>
          </table:table-cell>
          <table:table-cell office:value-type="float" office:value="4525440" calcext:value-type="float">
            <text:p>4525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0v3 12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8400" calcext:value-type="float">
            <text:p>38400</text:p>
          </table:table-cell>
          <table:table-cell office:value-type="float" office:value="0.519999716938406" calcext:value-type="float">
            <text:p>0.519999716938406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T V1</text:p>
          </table:table-cell>
          <table:table-cell office:value-type="float" office:value="0.480000283061594" calcext:value-type="float">
            <text:p>0.4800002830615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0v3</text:p>
          </table:table-cell>
          <table:table-cell office:value-type="string" calcext:value-type="string">
            <text:p>2.3GHz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84000" calcext:value-type="float">
            <text:p>38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10914" calcext:value-type="float">
            <text:p>0.84109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410914" calcext:value-type="float">
            <text:p>0.84109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b5c363ecf25826c7b5bc95c010b84e3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0v3 12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43778" calcext:value-type="float">
            <text:p>643778</text:p>
          </table:table-cell>
          <table:table-cell office:value-type="float" office:value="1041293" calcext:value-type="float">
            <text:p>1041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0v3 12C 2.3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8296" calcext:value-type="float">
            <text:p>28296</text:p>
          </table:table-cell>
          <table:table-cell office:value-type="float" office:value="0.618248658158655" calcext:value-type="float">
            <text:p>0.618248658158655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381751341841345" calcext:value-type="float">
            <text:p>0.3817513418413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0v3</text:p>
          </table:table-cell>
          <table:table-cell office:value-type="string" calcext:value-type="string">
            <text:p>2.3GHz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296" calcext:value-type="float">
            <text:p>28296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82960" calcext:value-type="float">
            <text:p>282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98138" calcext:value-type="float">
            <text:p>0.619813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198138" calcext:value-type="float">
            <text:p>0.6198138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ff943fc55fb337690870bb07c877129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70v3 12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65584" calcext:value-type="float">
            <text:p>765584</text:p>
          </table:table-cell>
          <table:table-cell office:value-type="float" office:value="1501440" calcext:value-type="float">
            <text:p>1501440</text:p>
          </table:table-cell>
          <table:table-cell office:value-type="float" office:value="4664832" calcext:value-type="float">
            <text:p>4664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0v3 12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0800" calcext:value-type="float">
            <text:p>40800</text:p>
          </table:table-cell>
          <table:table-cell office:value-type="float" office:value="0.509899829497016" calcext:value-type="float">
            <text:p>0.509899829497016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T U1</text:p>
          </table:table-cell>
          <table:table-cell office:value-type="float" office:value="0.490100170502984" calcext:value-type="float">
            <text:p>0.4901001705029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0v3</text:p>
          </table:table-cell>
          <table:table-cell office:value-type="string" calcext:value-type="string">
            <text:p>2.3GHz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8000" calcext:value-type="float">
            <text:p>40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36514" calcext:value-type="float">
            <text:p>0.89365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936514" calcext:value-type="float">
            <text:p>0.89365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58e9e9552574256900ec20518a7d9b6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67951" calcext:value-type="float">
            <text:p>767951</text:p>
          </table:table-cell>
          <table:table-cell office:value-type="float" office:value="1548288" calcext:value-type="float">
            <text:p>1548288</text:p>
          </table:table-cell>
          <table:table-cell office:value-type="float" office:value="4293312" calcext:value-type="float">
            <text:p>4293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0320" calcext:value-type="float">
            <text:p>40320</text:p>
          </table:table-cell>
          <table:table-cell office:value-type="float" office:value="0.49600009817295" calcext:value-type="float">
            <text:p>0.49600009817295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T T1</text:p>
          </table:table-cell>
          <table:table-cell office:value-type="float" office:value="0.50399990182705" calcext:value-type="float">
            <text:p>0.503999901827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320" calcext:value-type="float">
            <text:p>4032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45600" calcext:value-type="float">
            <text:p>34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9954" calcext:value-type="float">
            <text:p>0.756995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569954" calcext:value-type="float">
            <text:p>0.756995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8be66d50e19d6ecacd93de35793afd94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550, Xeon E5-2660v4 14C 2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972052" calcext:value-type="float">
            <text:p>972052</text:p>
          </table:table-cell>
          <table:table-cell office:value-type="float" office:value="2544640" calcext:value-type="float">
            <text:p>2544640</text:p>
          </table:table-cell>
          <table:table-cell office:value-type="float" office:value="4263360" calcext:value-type="float">
            <text:p>4263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60v4 14C 2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79520" calcext:value-type="float">
            <text:p>79520</text:p>
          </table:table-cell>
          <table:table-cell office:value-type="float" office:value="0.381999811368209" calcext:value-type="float">
            <text:p>0.381999811368209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618000188631791" calcext:value-type="float">
            <text:p>0.6180001886317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60v4</text:p>
          </table:table-cell>
          <table:table-cell office:value-type="string" calcext:value-type="string">
            <text:p>2GHz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520" calcext:value-type="float">
            <text:p>7952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596400" calcext:value-type="float">
            <text:p>596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6230975" calcext:value-type="float">
            <text:p>1.306230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306230975" calcext:value-type="float">
            <text:p>1.306230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b3708791e411aaebc4cbbf985982d55b</text:p>
          </table:table-cell>
          <table:table-cell office:value-type="string" calcext:value-type="string">
            <text:p>[2018.0, 2018.5, 2019.0, 2018.0, 2018.5, 2019.0]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70v3 12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1127490" calcext:value-type="float">
            <text:p>1127490</text:p>
          </table:table-cell>
          <table:table-cell office:value-type="float" office:value="2296320" calcext:value-type="float">
            <text:p>2296320</text:p>
          </table:table-cell>
          <table:table-cell office:value-type="float" office:value="5768832" calcext:value-type="float">
            <text:p>5768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0v3 12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62400" calcext:value-type="float">
            <text:p>62400</text:p>
          </table:table-cell>
          <table:table-cell office:value-type="float" office:value="0.490998641304348" calcext:value-type="float">
            <text:p>0.4909986413043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ternet Company T BB1</text:p>
          </table:table-cell>
          <table:table-cell office:value-type="float" office:value="0.509001358695652" calcext:value-type="float">
            <text:p>0.5090013586956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0v3</text:p>
          </table:table-cell>
          <table:table-cell office:value-type="string" calcext:value-type="string">
            <text:p>2.3GHz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8-01-01" calcext:value-type="date">
            <text:p>2018-01-01</text:p>
          </table:table-cell>
          <table:table-cell table:style-name="ce6" office:value-type="string" calcext:value-type="string">
            <text:p>2018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24.96" calcext:value-type="float">
            <text:p>724.9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.69" calcext:value-type="float">
            <text:p>-1.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.96" calcext:value-type="float">
            <text:p>72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24000" calcext:value-type="float">
            <text:p>62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66914" calcext:value-type="float">
            <text:p>1.36669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3666914" calcext:value-type="float">
            <text:p>1.36669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c6ed4fedb7553af369fe3cb4cf8f67d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ervice Provider T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RD450, Xeon E5-2670v3 12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94562" calcext:value-type="float">
            <text:p>794562</text:p>
          </table:table-cell>
          <table:table-cell office:value-type="float" office:value="1589760" calcext:value-type="float">
            <text:p>1589760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70v3 12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43200" calcext:value-type="float">
            <text:p>43200</text:p>
          </table:table-cell>
          <table:table-cell office:value-type="float" office:value="0.499799969806763" calcext:value-type="float">
            <text:p>0.499799969806763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nternet Company T R1</text:p>
          </table:table-cell>
          <table:table-cell office:value-type="float" office:value="0.500200030193237" calcext:value-type="float">
            <text:p>0.5002000301932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0v3</text:p>
          </table:table-cell>
          <table:table-cell office:value-type="string" calcext:value-type="string">
            <text:p>2.3GHz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32000" calcext:value-type="float">
            <text:p>4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2114" calcext:value-type="float">
            <text:p>0.94621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462114" calcext:value-type="float">
            <text:p>0.946211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9014dc975cb419c0c00b48ca99fc95a</text:p>
          </table:table-cell>
          <table:table-cell office:value-type="string" calcext:value-type="string">
            <text:p>[2017.0, 2017.0, 2017.5, 2017.5, 2017.5, 2018.0, 2018.0, 2017.0, 2017.0, 2017.5, 2017.5, 2017.5, 2018.0, 2018.0]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ervices Company (S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31853" calcext:value-type="float">
            <text:p>831853</text:p>
          </table:table-cell>
          <table:table-cell office:value-type="float" office:value="1410662" calcext:value-type="float">
            <text:p>1410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36736" calcext:value-type="float">
            <text:p>36736</text:p>
          </table:table-cell>
          <table:table-cell office:value-type="float" office:value="0.589689805212021" calcext:value-type="float">
            <text:p>0.589689805212021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10310194787979" calcext:value-type="float">
            <text:p>0.4103101947879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736" calcext:value-type="float">
            <text:p>36736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14880" calcext:value-type="float">
            <text:p>314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97186" calcext:value-type="float">
            <text:p>0.689718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897186" calcext:value-type="float">
            <text:p>0.6897186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abc3520022311c916e85f56e48792fb6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ervices Company (S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52789" calcext:value-type="float">
            <text:p>852789</text:p>
          </table:table-cell>
          <table:table-cell office:value-type="float" office:value="1454746" calcext:value-type="float">
            <text:p>1454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37884" calcext:value-type="float">
            <text:p>37884</text:p>
          </table:table-cell>
          <table:table-cell office:value-type="float" office:value="0.586211613573779" calcext:value-type="float">
            <text:p>0.586211613573779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13788386426222" calcext:value-type="float">
            <text:p>0.4137883864262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884" calcext:value-type="float">
            <text:p>37884</text:p>
          </table:table-cell>
          <table:table-cell office:value-type="string" calcext:value-type="string">
            <text:p>japan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24720" calcext:value-type="float">
            <text:p>32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12682" calcext:value-type="float">
            <text:p>0.711268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112682" calcext:value-type="float">
            <text:p>0.7112682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83caa8a9d196d207599be0ba258828ac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hared Services Canada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40, Xeon E5-2695v4 18C 2.1GHz, Aries interconnect </text:p>
          </table:table-cell>
          <table:table-cell office:value-type="float" office:value="2017" calcext:value-type="float">
            <text:p>2017</text:p>
          </table:table-cell>
          <table:table-cell office:value-type="float" office:value="904150" calcext:value-type="float">
            <text:p>904150</text:p>
          </table:table-cell>
          <table:table-cell office:value-type="float" office:value="1035418" calcext:value-type="float">
            <text:p>1035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 </text:p>
          </table:table-cell>
          <table:table-cell office:value-type="string" calcext:value-type="string">
            <text:p>Americas</text:p>
          </table:table-cell>
          <table:table-cell office:value-type="float" office:value="30816" calcext:value-type="float">
            <text:p>30816</text:p>
          </table:table-cell>
          <table:table-cell office:value-type="float" office:value="0.873222215568978" calcext:value-type="float">
            <text:p>0.8732222155689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are</text:p>
          </table:table-cell>
          <table:table-cell office:value-type="float" office:value="0.126777784431022" calcext:value-type="float">
            <text:p>0.126777784431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816" calcext:value-type="float">
            <text:p>30816</text:p>
          </table:table-cell>
          <table:table-cell office:value-type="string" calcext:value-type="string">
            <text:p>canad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169.93" calcext:value-type="float">
            <text:p>169.93</text:p>
          </table:table-cell>
          <table:table-cell office:value-type="float" office:value="-8.96" calcext:value-type="float">
            <text:p>-8.96</text:p>
          </table:table-cell>
          <table:table-cell office:value-type="float" office:value="-5.01" calcext:value-type="float">
            <text:p>-5.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.93" calcext:value-type="float">
            <text:p>169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8160" calcext:value-type="float">
            <text:p>30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50675" calcext:value-type="float">
            <text:p>0.67506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750675" calcext:value-type="float">
            <text:p>0.67506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b8b9ba2f2ea0f98884a296d94b16d37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hared Services Canada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40, Xeon E5-2695v4 18C 2.1GHz, Aries interconnect </text:p>
          </table:table-cell>
          <table:table-cell office:value-type="float" office:value="2017" calcext:value-type="float">
            <text:p>2017</text:p>
          </table:table-cell>
          <table:table-cell office:value-type="float" office:value="904150" calcext:value-type="float">
            <text:p>904150</text:p>
          </table:table-cell>
          <table:table-cell office:value-type="float" office:value="1035418" calcext:value-type="float">
            <text:p>1035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95v4 18C 2.1GHz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ray Linux Environment 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 </text:p>
          </table:table-cell>
          <table:table-cell office:value-type="string" calcext:value-type="string">
            <text:p>Americas</text:p>
          </table:table-cell>
          <table:table-cell office:value-type="float" office:value="30816" calcext:value-type="float">
            <text:p>30816</text:p>
          </table:table-cell>
          <table:table-cell office:value-type="float" office:value="0.873222215568978" calcext:value-type="float">
            <text:p>0.8732222155689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ooks</text:p>
          </table:table-cell>
          <table:table-cell office:value-type="float" office:value="0.126777784431022" calcext:value-type="float">
            <text:p>0.126777784431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5v4</text:p>
          </table:table-cell>
          <table:table-cell office:value-type="string" calcext:value-type="string">
            <text:p>2.1GHz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816" calcext:value-type="float">
            <text:p>30816</text:p>
          </table:table-cell>
          <table:table-cell office:value-type="string" calcext:value-type="string">
            <text:p>canad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169.93" calcext:value-type="float">
            <text:p>169.93</text:p>
          </table:table-cell>
          <table:table-cell office:value-type="float" office:value="-8.96" calcext:value-type="float">
            <text:p>-8.96</text:p>
          </table:table-cell>
          <table:table-cell office:value-type="float" office:value="-5.01" calcext:value-type="float">
            <text:p>-5.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.93" calcext:value-type="float">
            <text:p>169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8160" calcext:value-type="float">
            <text:p>30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50675" calcext:value-type="float">
            <text:p>0.67506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750675" calcext:value-type="float">
            <text:p>0.67506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aaf3e3df7d080cbb56b41c931ffeb41</text:p>
          </table:table-cell>
          <table:table-cell office:value-type="string" calcext:value-type="string">
            <text:p>[2017.5, 2018.0, 2018.5, 2019.0, 2017.5, 2018.0, 2018.5, 2019.0]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imulation Cloud Service A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RH2288H V3 Cluster, Xeon E5-2683 v4 <text:s/>16C 2.1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889300" calcext:value-type="float">
            <text:p>889300</text:p>
          </table:table-cell>
          <table:table-cell office:value-type="float" office:value="1116058" calcext:value-type="float">
            <text:p>1116058</text:p>
          </table:table-cell>
          <table:table-cell office:value-type="float" office:value="5120000" calcext:value-type="float">
            <text:p>5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3 v4 <text:s/>16C 2.1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33216" calcext:value-type="float">
            <text:p>33216</text:p>
          </table:table-cell>
          <table:table-cell office:value-type="float" office:value="0.796822387366965" calcext:value-type="float">
            <text:p>0.796822387366965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203177612633035" calcext:value-type="float">
            <text:p>0.2031776126330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3v4</text:p>
          </table:table-cell>
          <table:table-cell office:value-type="string" calcext:value-type="string">
            <text:p>2.1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216" calcext:value-type="float">
            <text:p>33216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672.77" calcext:value-type="float">
            <text:p>672.77</text:p>
          </table:table-cell>
          <table:table-cell office:value-type="float" office:value="1.17" calcext:value-type="float">
            <text:p>1.17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.77" calcext:value-type="float">
            <text:p>6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9120" calcext:value-type="float">
            <text:p>249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57042" calcext:value-type="float">
            <text:p>0.545704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457042" calcext:value-type="float">
            <text:p>0.5457042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635e247b6d8834246cd261eebbb521a</text:p>
          </table:table-cell>
          <table:table-cell office:value-type="string" calcext:value-type="string">
            <text:p>[2017.0, 2017.0, 2017.0, 2017.0]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oftware Company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523564" calcext:value-type="float">
            <text:p>523564</text:p>
          </table:table-cell>
          <table:table-cell office:value-type="float" office:value="884736" calcext:value-type="float">
            <text:p>88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sia</text:p>
          </table:table-cell>
          <table:table-cell office:value-type="float" office:value="23040" calcext:value-type="float">
            <text:p>23040</text:p>
          </table:table-cell>
          <table:table-cell office:value-type="float" office:value="0.591774269386574" calcext:value-type="float">
            <text:p>0.59177426938657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08225730613426" calcext:value-type="float">
            <text:p>0.4082257306134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south korea</text:p>
          </table:table-cell>
          <table:table-cell table:style-name="ce4" office:value-type="date" office:date-value="2017-01-01" calcext:value-type="date">
            <text:p>2017-01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201600" calcext:value-type="float">
            <text:p>20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4eb779192cb8f5ed41b5371239879099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oftware Company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4 20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572570" calcext:value-type="float">
            <text:p>572570</text:p>
          </table:table-cell>
          <table:table-cell office:value-type="float" office:value="989184" calcext:value-type="float">
            <text:p>98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4 20C 2.3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Europe</text:p>
          </table:table-cell>
          <table:table-cell office:value-type="float" office:value="26880" calcext:value-type="float">
            <text:p>26880</text:p>
          </table:table-cell>
          <table:table-cell office:value-type="float" office:value="0.578830632116977" calcext:value-type="float">
            <text:p>0.57883063211697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21169367883023" calcext:value-type="float">
            <text:p>0.4211693678830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4</text:p>
          </table:table-cell>
          <table:table-cell office:value-type="string" calcext:value-type="string">
            <text:p>2.3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880" calcext:value-type="float">
            <text:p>26880</text:p>
          </table:table-cell>
          <table:table-cell office:value-type="string" calcext:value-type="string">
            <text:p>finland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250.37" calcext:value-type="float">
            <text:p>25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.37" calcext:value-type="float">
            <text:p>25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181440" calcext:value-type="float">
            <text:p>181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501425" calcext:value-type="float">
            <text:p>0.3975014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397501425" calcext:value-type="float">
            <text:p>0.397501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d060b10ecf9964912cb9a2494565b95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578102" calcext:value-type="float">
            <text:p>578102</text:p>
          </table:table-cell>
          <table:table-cell office:value-type="float" office:value="976896" calcext:value-type="float">
            <text:p>976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Europe</text:p>
          </table:table-cell>
          <table:table-cell office:value-type="float" office:value="25440" calcext:value-type="float">
            <text:p>25440</text:p>
          </table:table-cell>
          <table:table-cell office:value-type="float" office:value="0.591774354690776" calcext:value-type="float">
            <text:p>0.591774354690776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08225645309224" calcext:value-type="float">
            <text:p>0.4082256453092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440" calcext:value-type="float">
            <text:p>25440</text:p>
          </table:table-cell>
          <table:table-cell office:value-type="string" calcext:value-type="string">
            <text:p>united kingdom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07.77" calcext:value-type="float">
            <text:p>407.77</text:p>
          </table:table-cell>
          <table:table-cell office:value-type="float" office:value="22.67" calcext:value-type="float">
            <text:p>22.67</text:p>
          </table:table-cell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.77" calcext:value-type="float">
            <text:p>40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222600" calcext:value-type="float">
            <text:p>22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608975" calcext:value-type="float">
            <text:p>0.487608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87608975" calcext:value-type="float">
            <text:p>0.487608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7c67015667c05356b7b29157f8ed0911</text:p>
          </table:table-cell>
          <table:table-cell office:value-type="string" calcext:value-type="string">
            <text:p>[2017.5, 2017.5, 2017.5, 2017.5]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635009" calcext:value-type="float">
            <text:p>635009</text:p>
          </table:table-cell>
          <table:table-cell office:value-type="float" office:value="884736" calcext:value-type="float">
            <text:p>88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mericas</text:p>
          </table:table-cell>
          <table:table-cell office:value-type="float" office:value="23040" calcext:value-type="float">
            <text:p>23040</text:p>
          </table:table-cell>
          <table:table-cell office:value-type="float" office:value="0.71773839879919" calcext:value-type="float">
            <text:p>0.71773839879919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28226160120081" calcext:value-type="float">
            <text:p>0.28226160120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201600" calcext:value-type="float">
            <text:p>20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5dea8ac6a46faa033d2a1d597ca000e</text:p>
          </table:table-cell>
          <table:table-cell office:value-type="string" calcext:value-type="string">
            <text:p>[2017.5, 2017.5, 2017.5, 2017.5]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635009" calcext:value-type="float">
            <text:p>635009</text:p>
          </table:table-cell>
          <table:table-cell office:value-type="float" office:value="884736" calcext:value-type="float">
            <text:p>88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urope</text:p>
          </table:table-cell>
          <table:table-cell office:value-type="float" office:value="23040" calcext:value-type="float">
            <text:p>23040</text:p>
          </table:table-cell>
          <table:table-cell office:value-type="float" office:value="0.71773839879919" calcext:value-type="float">
            <text:p>0.71773839879919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28226160120081" calcext:value-type="float">
            <text:p>0.28226160120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netherlands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547.36" calcext:value-type="float">
            <text:p>547.36</text:p>
          </table:table-cell>
          <table:table-cell office:value-type="float" office:value="-59.59" calcext:value-type="float">
            <text:p>-59.59</text:p>
          </table:table-cell>
          <table:table-cell office:value-type="float" office:value="-9.82" calcext:value-type="float">
            <text:p>-9.8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7.36" calcext:value-type="float">
            <text:p>54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201600" calcext:value-type="float">
            <text:p>20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873bb499adbd3361d88ebe546828a35</text:p>
          </table:table-cell>
          <table:table-cell office:value-type="string" calcext:value-type="string">
            <text:p>[2017.5, 2017.5]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635009" calcext:value-type="float">
            <text:p>635009</text:p>
          </table:table-cell>
          <table:table-cell office:value-type="float" office:value="884736" calcext:value-type="float">
            <text:p>88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urope</text:p>
          </table:table-cell>
          <table:table-cell office:value-type="float" office:value="23040" calcext:value-type="float">
            <text:p>23040</text:p>
          </table:table-cell>
          <table:table-cell office:value-type="float" office:value="0.71773839879919" calcext:value-type="float">
            <text:p>0.71773839879919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28226160120081" calcext:value-type="float">
            <text:p>0.28226160120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france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.06" calcext:value-type="float">
            <text:p>47.06</text:p>
          </table:table-cell>
          <table:table-cell office:value-type="float" office:value="13.21" calcext:value-type="float">
            <text:p>13.21</text:p>
          </table:table-cell>
          <table:table-cell office:value-type="float" office:value="39.03" calcext:value-type="float">
            <text:p>39.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201600" calcext:value-type="float">
            <text:p>20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90e2da45d8acea513d3734fcb871ec2d</text:p>
          </table:table-cell>
          <table:table-cell office:value-type="string" calcext:value-type="string">
            <text:p>[2017.5, 2017.5]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C1040, Xeon E5-2673v4 20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598101" calcext:value-type="float">
            <text:p>598101</text:p>
          </table:table-cell>
          <table:table-cell office:value-type="float" office:value="1059839" calcext:value-type="float">
            <text:p>1059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4 20C 2.3GHz</text:p>
          </table:table-cell>
          <table:table-cell office:value-type="string" calcext:value-type="string">
            <text:p>Lenovo Clust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28800" calcext:value-type="float">
            <text:p>28800</text:p>
          </table:table-cell>
          <table:table-cell office:value-type="float" office:value="0.564331940983489" calcext:value-type="float">
            <text:p>0.564331940983489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435668059016511" calcext:value-type="float">
            <text:p>0.435668059016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4</text:p>
          </table:table-cell>
          <table:table-cell office:value-type="string" calcext:value-type="string">
            <text:p>2.3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194400" calcext:value-type="float">
            <text:p>194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883825" calcext:value-type="float">
            <text:p>0.425883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25883825" calcext:value-type="float">
            <text:p>0.425883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d059b87c37b0ca8985f80bd88b431e4d</text:p>
          </table:table-cell>
          <table:table-cell office:value-type="string" calcext:value-type="string">
            <text:p>[2017.0, 2017.0, 2017.0, 2017.0, 2017.0, 2017.0, 2017.0, 2017.5, 2017.5, 2017.5, 2017.5, 2017.5, 2017.5, 2017.5, 2018.0, 2018.0, 2018.0, 2018.0, 2018.0, 2017.0, 2017.0, 2017.0, 2017.0, 2017.0, 2017.0, 2017.0, 2017.5, 2017.5, 2017.5, 2017.5, 2017.5, 2017.5, 2017.5, 2018.0, 2018.0, 2018.0, 2018.0, 2018.0]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19160" calcext:value-type="float">
            <text:p>819160</text:p>
          </table:table-cell>
          <table:table-cell office:value-type="float" office:value="1492992" calcext:value-type="float">
            <text:p>149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38880" calcext:value-type="float">
            <text:p>38880</text:p>
          </table:table-cell>
          <table:table-cell office:value-type="float" office:value="0.548670053155007" calcext:value-type="float">
            <text:p>0.54867005315500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51329946844993" calcext:value-type="float">
            <text:p>0.4513299468449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880" calcext:value-type="float">
            <text:p>3888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340200" calcext:value-type="float">
            <text:p>34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5152975" calcext:value-type="float">
            <text:p>0.745152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45152975" calcext:value-type="float">
            <text:p>0.745152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0671b49c7cc8476c52540a1f33b3617</text:p>
          </table:table-cell>
          <table:table-cell office:value-type="string" calcext:value-type="string">
            <text:p>[2017.0, 2017.0, 2017.0, 2017.0, 2017.5, 2017.5, 2017.5, 2017.5, 2018.0, 2018.0, 2017.0, 2017.0, 2017.0, 2017.0, 2017.5, 2017.5, 2017.5, 2017.5, 2018.0, 2018.0]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4 20C 2.3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58855" calcext:value-type="float">
            <text:p>858855</text:p>
          </table:table-cell>
          <table:table-cell office:value-type="float" office:value="1483776" calcext:value-type="float">
            <text:p>1483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4 20C 2.3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40320" calcext:value-type="float">
            <text:p>40320</text:p>
          </table:table-cell>
          <table:table-cell office:value-type="float" office:value="0.578830632116977" calcext:value-type="float">
            <text:p>0.578830632116977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21169367883023" calcext:value-type="float">
            <text:p>0.4211693678830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4</text:p>
          </table:table-cell>
          <table:table-cell office:value-type="string" calcext:value-type="string">
            <text:p>2.3GHz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320" calcext:value-type="float">
            <text:p>4032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272160" calcext:value-type="float">
            <text:p>272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178225" calcext:value-type="float">
            <text:p>0.5961782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96178225" calcext:value-type="float">
            <text:p>0.5961782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df5700f0e2bebfcf0d7a1e0b630bf37</text:p>
          </table:table-cell>
          <table:table-cell office:value-type="string" calcext:value-type="string">
            <text:p>[2017.5, 2017.5]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635009" calcext:value-type="float">
            <text:p>635009</text:p>
          </table:table-cell>
          <table:table-cell office:value-type="float" office:value="884736" calcext:value-type="float">
            <text:p>88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urope</text:p>
          </table:table-cell>
          <table:table-cell office:value-type="float" office:value="23040" calcext:value-type="float">
            <text:p>23040</text:p>
          </table:table-cell>
          <table:table-cell office:value-type="float" office:value="0.71773839879919" calcext:value-type="float">
            <text:p>0.71773839879919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28226160120081" calcext:value-type="float">
            <text:p>0.28226160120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ireland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08.07" calcext:value-type="float">
            <text:p>408.07</text:p>
          </table:table-cell>
          <table:table-cell office:value-type="float" office:value="-126.81" calcext:value-type="float">
            <text:p>-126.81</text:p>
          </table:table-cell>
          <table:table-cell office:value-type="float" office:value="-23.71" calcext:value-type="float">
            <text:p>-23.7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.07" calcext:value-type="float">
            <text:p>408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201600" calcext:value-type="float">
            <text:p>20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41618975" calcext:value-type="float">
            <text:p>0.441618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2d29330c10a632b8021b5efe9e716a83</text:p>
          </table:table-cell>
          <table:table-cell office:value-type="string" calcext:value-type="string">
            <text:p>[2017.0, 2017.0, 2017.5, 2017.5, 2018.0, 2018.0, 2017.0, 2017.0, 2017.5, 2017.5, 2018.0, 2018.0]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85346" calcext:value-type="float">
            <text:p>785346</text:p>
          </table:table-cell>
          <table:table-cell office:value-type="float" office:value="1327104" calcext:value-type="float">
            <text:p>132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Europe</text:p>
          </table:table-cell>
          <table:table-cell office:value-type="float" office:value="34560" calcext:value-type="float">
            <text:p>34560</text:p>
          </table:table-cell>
          <table:table-cell office:value-type="float" office:value="0.591774269386574" calcext:value-type="float">
            <text:p>0.59177426938657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08225730613426" calcext:value-type="float">
            <text:p>0.4082257306134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560" calcext:value-type="float">
            <text:p>34560</text:p>
          </table:table-cell>
          <table:table-cell office:value-type="string" calcext:value-type="string">
            <text:p>netherlands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545.61" calcext:value-type="float">
            <text:p>545.61</text:p>
          </table:table-cell>
          <table:table-cell office:value-type="float" office:value="14.77" calcext:value-type="float">
            <text:p>14.77</text:p>
          </table:table-cell>
          <table:table-cell office:value-type="float" office:value="2.78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.61" calcext:value-type="float">
            <text:p>545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302400" calcext:value-type="float">
            <text:p>30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2370975" calcext:value-type="float">
            <text:p>0.662370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662370975" calcext:value-type="float">
            <text:p>0.662370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b05c065df78b35669624bdb51280b192</text:p>
          </table:table-cell>
          <table:table-cell office:value-type="string" calcext:value-type="string">
            <text:p>[2017.0, 2017.0, 2017.5, 2017.5, 2018.0, 2018.0, 2017.0, 2017.0, 2017.5, 2017.5, 2018.0, 2018.0]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73v3 12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819160" calcext:value-type="float">
            <text:p>819160</text:p>
          </table:table-cell>
          <table:table-cell office:value-type="float" office:value="1489306" calcext:value-type="float">
            <text:p>1489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73v3 12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Europe</text:p>
          </table:table-cell>
          <table:table-cell office:value-type="float" office:value="38784" calcext:value-type="float">
            <text:p>38784</text:p>
          </table:table-cell>
          <table:table-cell office:value-type="float" office:value="0.550027999618614" calcext:value-type="float">
            <text:p>0.55002799961861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49972000381386" calcext:value-type="float">
            <text:p>0.4499720003813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73v3</text:p>
          </table:table-cell>
          <table:table-cell office:value-type="string" calcext:value-type="string">
            <text:p>2.4GHz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784" calcext:value-type="float">
            <text:p>38784</text:p>
          </table:table-cell>
          <table:table-cell office:value-type="string" calcext:value-type="string">
            <text:p>ireland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53" calcext:value-type="float">
            <text:p>472.53</text:p>
          </table:table-cell>
          <table:table-cell office:value-type="float" office:value="47.93" calcext:value-type="float">
            <text:p>47.93</text:p>
          </table:table-cell>
          <table:table-cell office:value-type="float" office:value="11.29" calcext:value-type="float">
            <text:p>11.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53" calcext:value-type="float">
            <text:p>47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339360" calcext:value-type="float">
            <text:p>339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3313375" calcext:value-type="float">
            <text:p>0.7433133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43313375" calcext:value-type="float">
            <text:p>0.7433133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18c4a0f99c015ab2ea6f59d2a5ec2549</text:p>
          </table:table-cell>
          <table:table-cell office:value-type="string" calcext:value-type="string">
            <text:p>[2017.5, 2017.5]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lecom Company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80, Xeon E5-2680v4 14C 2.4GHz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550748" calcext:value-type="float">
            <text:p>550748</text:p>
          </table:table-cell>
          <table:table-cell office:value-type="float" office:value="726835" calcext:value-type="float">
            <text:p>726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mericas</text:p>
          </table:table-cell>
          <table:table-cell office:value-type="float" office:value="18928" calcext:value-type="float">
            <text:p>18928</text:p>
          </table:table-cell>
          <table:table-cell office:value-type="float" office:value="0.757734561489196" calcext:value-type="float">
            <text:p>0.757734561489196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242265438510804" calcext:value-type="float">
            <text:p>0.2422654385108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928" calcext:value-type="float">
            <text:p>18928</text:p>
          </table:table-cell>
          <table:table-cell office:value-type="string" calcext:value-type="string">
            <text:p>mexico</text:p>
          </table:table-cell>
          <table:table-cell table:style-name="ce4" office:value-type="date" office:date-value="2017-06-01" calcext:value-type="date">
            <text:p>2017-06-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2240" calcext:value-type="float">
            <text:p>162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437" calcext:value-type="float">
            <text:p>0.35543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355437" calcext:value-type="float">
            <text:p>0.355437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7fbafe955dcb35e117a48d4654ffdd8e</text:p>
          </table:table-cell>
          <table:table-cell office:value-type="string" calcext:value-type="string">
            <text:p>[2017.0, 2017.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xas Advanced Computing Center/Univ. of Texa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C6320P, Intel Xeon Phi 7250 68C 1.4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6807050" calcext:value-type="float">
            <text:p>6807050</text:p>
          </table:table-cell>
          <table:table-cell office:value-type="float" office:value="12794880" calcext:value-type="float">
            <text:p>12794880</text:p>
          </table:table-cell>
          <table:table-cell office:value-type="float" office:value="6275000" calcext:value-type="float">
            <text:p>627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Phi 7250 68C 1.4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Americas</text:p>
          </table:table-cell>
          <table:table-cell office:value-type="float" office:value="285600" calcext:value-type="float">
            <text:p>285600</text:p>
          </table:table-cell>
          <table:table-cell office:value-type="float" office:value="0.532013586684674" calcext:value-type="float">
            <text:p>0.5320135866846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mpede2</text:p>
          </table:table-cell>
          <table:table-cell office:value-type="float" office:value="0.467986413315326" calcext:value-type="float">
            <text:p>0.4679864133153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hi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1.4GHz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5600" calcext:value-type="float">
            <text:p>28560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903000" calcext:value-type="float">
            <text:p>90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805425" calcext:value-type="float">
            <text:p>1.9778054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.977805425" calcext:value-type="float">
            <text:p>1.9778054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09a724fca068ed34b914619a3cbb0ea0</text:p>
          </table:table-cell>
          <table:table-cell office:value-type="string" calcext:value-type="string">
            <text:p>[2017.0, 2017.5, 2018.0, 2018.5, 2017.0, 2017.5, 2018.0, 2018.5]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NINETT Sigma2 A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NeXtScale nx360M5, Xeon E5-2683 v4 <text:s/>16C 2.1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953571" calcext:value-type="float">
            <text:p>953571</text:p>
          </table:table-cell>
          <table:table-cell office:value-type="float" office:value="1081651" calcext:value-type="float">
            <text:p>1081651</text:p>
          </table:table-cell>
          <table:table-cell office:value-type="float" office:value="2540000" calcext:value-type="float">
            <text:p>25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3 v4 <text:s/>16C 2.1GHz</text:p>
          </table:table-cell>
          <table:table-cell office:value-type="string" calcext:value-type="string">
            <text:p>Lenovo NeXtScale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Europe</text:p>
          </table:table-cell>
          <table:table-cell office:value-type="float" office:value="32192" calcext:value-type="float">
            <text:p>32192</text:p>
          </table:table-cell>
          <table:table-cell office:value-type="float" office:value="0.881588423622777" calcext:value-type="float">
            <text:p>0.8815884236227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ram</text:p>
          </table:table-cell>
          <table:table-cell office:value-type="float" office:value="0.118411576377223" calcext:value-type="float">
            <text:p>0.1184115763772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.5" calcext:value-type="float">
            <text:p>2018.5</text:p>
          </table:table-cell>
          <table:table-cell office:value-type="float" office:value="6.5" calcext:value-type="float">
            <text:p>6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3v4</text:p>
          </table:table-cell>
          <table:table-cell office:value-type="string" calcext:value-type="string">
            <text:p>2.1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192" calcext:value-type="float">
            <text:p>32192</text:p>
          </table:table-cell>
          <table:table-cell office:value-type="string" calcext:value-type="string">
            <text:p>norway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31.33" calcext:value-type="float">
            <text:p>31.33</text:p>
          </table:table-cell>
          <table:table-cell office:value-type="float" office:value="0.29" calcext:value-type="float">
            <text:p>0.29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33" calcext:value-type="float">
            <text:p>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1440" calcext:value-type="float">
            <text:p>241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885" calcext:value-type="float">
            <text:p>0.52888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28885" calcext:value-type="float">
            <text:p>0.52888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bba2fd54633025c44a885d03d574564d</text:p>
          </table:table-cell>
          <table:table-cell office:value-type="string" calcext:value-type="string">
            <text:p>[2017.5, 2018.0, 2018.5, 2019.0, 2019.5, 2020.0, 2020.5, 2021.0, 2021.5, 2022.0, 2022.5, 2023.0, 2017.5, 2018.0, 2018.5, 2019.0, 2019.5, 2020.0, 2020.5, 2021.0, 2021.5, 2022.0, 2022.5, 2023.0]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iversitaet Mainz</text:p>
          </table:table-cell>
          <table:table-cell office:value-type="string" calcext:value-type="string">
            <text:p>NEC/MEGWARE</text:p>
          </table:table-cell>
          <table:table-cell office:value-type="string" calcext:value-type="string">
            <text:p>NEC Cluster, Xeon Gold 6130 16C 2.1GHz, MEGWARE MiriQuid Xeon E5-2630v4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1967810" calcext:value-type="float">
            <text:p>1967810</text:p>
          </table:table-cell>
          <table:table-cell office:value-type="float" office:value="2800869.98" calcext:value-type="float">
            <text:p>2800869.98</text:p>
          </table:table-cell>
          <table:table-cell office:value-type="float" office:value="3179520" calcext:value-type="float">
            <text:p>3179520</text:p>
          </table:table-cell>
          <table:table-cell office:value-type="float" office:value="888000" calcext:value-type="float">
            <text:p>888000</text:p>
          </table:table-cell>
          <table:table-cell office:value-type="string" calcext:value-type="string">
            <text:p>Xeon Gold 6130 16C 2.1GHz</text:p>
          </table:table-cell>
          <table:table-cell office:value-type="string" calcext:value-type="string">
            <text:p>NEC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Europe</text:p>
          </table:table-cell>
          <table:table-cell office:value-type="float" office:value="49432" calcext:value-type="float">
            <text:p>49432</text:p>
          </table:table-cell>
          <table:table-cell office:value-type="float" office:value="0.702570991888742" calcext:value-type="float">
            <text:p>0.702570991888742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Mogon II</text:p>
          </table:table-cell>
          <table:table-cell office:value-type="float" office:value="0.297429008111258" calcext:value-type="float">
            <text:p>0.2974290081112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office:value-type="float" office:value="500" calcext:value-type="float">
            <text:p>500</text:p>
          </table:table-cell>
          <table:table-cell office:value-type="float" office:value="2015000" calcext:value-type="float">
            <text:p>2015000</text:p>
          </table:table-cell>
          <table:table-cell office:value-type="float" office:value="53084160" calcext:value-type="float">
            <text:p>5308416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2.1GHz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432" calcext:value-type="float">
            <text:p>49432</text:p>
          </table:table-cell>
          <table:table-cell office:value-type="string" calcext:value-type="string">
            <text:p>germany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33.45" calcext:value-type="float">
            <text:p>433.45</text:p>
          </table:table-cell>
          <table:table-cell office:value-type="float" office:value="-77.55" calcext:value-type="float">
            <text:p>-77.55</text:p>
          </table:table-cell>
          <table:table-cell office:value-type="float" office:value="-15.18" calcext:value-type="float">
            <text:p>-15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many</text:p>
          </table:table-cell>
          <table:table-cell office:value-type="float" office:value="432.89" calcext:value-type="float">
            <text:p>432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soe.eu</text:p>
          </table:table-cell>
          <table:table-cell office:value-type="float" office:value="433.45" calcext:value-type="float">
            <text:p>433.45</text:p>
          </table:table-cell>
          <table:table-cell office:value-type="float" office:value="500.54" calcext:value-type="float">
            <text:p>500.54</text:p>
          </table:table-cell>
          <table:table-cell office:value-type="float" office:value="37.76" calcext:value-type="float">
            <text:p>37.76</text:p>
          </table:table-cell>
          <table:table-cell office:value-type="float" office:value="3089.5" calcext:value-type="float">
            <text:p>3089.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86187.5" calcext:value-type="float">
            <text:p>38618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58875" calcext:value-type="float">
            <text:p>0.84588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8458875" calcext:value-type="float">
            <text:p>0.84588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e800962a1f948c3d81c9bc4fe5c9a60a</text:p>
          </table:table-cell>
          <table:table-cell office:value-type="string" calcext:value-type="string">
            <text:p>[2017.0, 2017.5, 2018.0, 2017.0, 2017.5, 2018.0]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University (A)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uawei X6800 V3, Xeon E5-2683 v4 <text:s/>16C 2.1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787103" calcext:value-type="float">
            <text:p>787103</text:p>
          </table:table-cell>
          <table:table-cell office:value-type="float" office:value="946176" calcext:value-type="float">
            <text:p>946176</text:p>
          </table:table-cell>
          <table:table-cell office:value-type="float" office:value="3356160" calcext:value-type="float">
            <text:p>3356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3 v4 <text:s/>16C 2.1GHz</text:p>
          </table:table-cell>
          <table:table-cell office:value-type="string" calcext:value-type="string">
            <text:p>Huawei Cluster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sia</text:p>
          </table:table-cell>
          <table:table-cell office:value-type="float" office:value="28160" calcext:value-type="float">
            <text:p>28160</text:p>
          </table:table-cell>
          <table:table-cell office:value-type="float" office:value="0.831878001555736" calcext:value-type="float">
            <text:p>0.831878001555736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168121998444264" calcext:value-type="float">
            <text:p>0.1681219984442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3v4</text:p>
          </table:table-cell>
          <table:table-cell office:value-type="string" calcext:value-type="string">
            <text:p>2.1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160" calcext:value-type="float">
            <text:p>28160</text:p>
          </table:table-cell>
          <table:table-cell office:value-type="string" calcext:value-type="string">
            <text:p>chin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737.44" calcext:value-type="float">
            <text:p>737.44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44" calcext:value-type="float">
            <text:p>73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1200" calcext:value-type="float">
            <text:p>21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26594" calcext:value-type="float">
            <text:p>0.462659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626594" calcext:value-type="float">
            <text:p>0.462659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b49c178e29d2bf890c022c216eaba28c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Dell EMC</text:p>
          </table:table-cell>
          <table:table-cell office:value-type="string" calcext:value-type="string">
            <text:p>Dell C6420, Xeon Gold 6142 16C 2.6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1696600" calcext:value-type="float">
            <text:p>1696600</text:p>
          </table:table-cell>
          <table:table-cell office:value-type="float" office:value="2875000" calcext:value-type="float">
            <text:p>2875000</text:p>
          </table:table-cell>
          <table:table-cell office:value-type="float" office:value="3764880" calcext:value-type="float">
            <text:p>376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42 16C 2.6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Scientific 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Europe</text:p>
          </table:table-cell>
          <table:table-cell office:value-type="float" office:value="46464" calcext:value-type="float">
            <text:p>46464</text:p>
          </table:table-cell>
          <table:table-cell office:value-type="float" office:value="0.590121739130435" calcext:value-type="float">
            <text:p>0.590121739130435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Peta4</text:p>
          </table:table-cell>
          <table:table-cell office:value-type="float" office:value="0.409878260869565" calcext:value-type="float">
            <text:p>0.4098782608695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2.6GHz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464" calcext:value-type="float">
            <text:p>46464</text:p>
          </table:table-cell>
          <table:table-cell office:value-type="string" calcext:value-type="string">
            <text:p>united kingdom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245.34" calcext:value-type="float">
            <text:p>245.34</text:p>
          </table:table-cell>
          <table:table-cell office:value-type="float" office:value="-88.8" calcext:value-type="float">
            <text:p>-88.8</text:p>
          </table:table-cell>
          <table:table-cell office:value-type="float" office:value="-26.58" calcext:value-type="float">
            <text:p>-26.5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.34" calcext:value-type="float">
            <text:p>24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35600" calcext:value-type="float">
            <text:p>43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412825" calcext:value-type="float">
            <text:p>0.954128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95412825" calcext:value-type="float">
            <text:p>0.954128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02ded6df79e42cb055eb601d62202e00</text:p>
          </table:table-cell>
          <table:table-cell office:value-type="string" calcext:value-type="string">
            <text:p>[2017.0, 2017.0]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C6320, Intel Xeon Phi 7210 64C 1.3GHz, Intel Omni-Path</text:p>
          </table:table-cell>
          <table:table-cell office:value-type="float" office:value="2017" calcext:value-type="float">
            <text:p>2017</text:p>
          </table:table-cell>
          <table:table-cell office:value-type="float" office:value="508888" calcext:value-type="float">
            <text:p>508888</text:p>
          </table:table-cell>
          <table:table-cell office:value-type="float" office:value="910541" calcext:value-type="float">
            <text:p>910541</text:p>
          </table:table-cell>
          <table:table-cell office:value-type="float" office:value="1636800" calcext:value-type="float">
            <text:p>1636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 Xeon Phi 7210 64C 1.3GHz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Scientific 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Omnipath</text:p>
          </table:table-cell>
          <table:table-cell office:value-type="string" calcext:value-type="string">
            <text:p>Intel Omni-Path</text:p>
          </table:table-cell>
          <table:table-cell office:value-type="string" calcext:value-type="string">
            <text:p>Europe</text:p>
          </table:table-cell>
          <table:table-cell office:value-type="float" office:value="21888" calcext:value-type="float">
            <text:p>21888</text:p>
          </table:table-cell>
          <table:table-cell office:value-type="float" office:value="0.558885322022841" calcext:value-type="float">
            <text:p>0.5588853220228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eta4-KNL</text:p>
          </table:table-cell>
          <table:table-cell office:value-type="float" office:value="0.441114677977159" calcext:value-type="float">
            <text:p>0.4411146779771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00" calcext:value-type="float">
            <text:p>500</text:p>
          </table:table-cell>
          <table:table-cell office:value-type="float" office:value="549117" calcext:value-type="float">
            <text:p>549117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Phi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1.3GHz</text:p>
          </table:table-cell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888" calcext:value-type="float">
            <text:p>21888</text:p>
          </table:table-cell>
          <table:table-cell office:value-type="string" calcext:value-type="string">
            <text:p>united kingdom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07.77" calcext:value-type="float">
            <text:p>407.77</text:p>
          </table:table-cell>
          <table:table-cell office:value-type="float" office:value="22.67" calcext:value-type="float">
            <text:p>22.67</text:p>
          </table:table-cell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.77" calcext:value-type="float">
            <text:p>40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73530" calcext:value-type="float">
            <text:p>73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266125" calcext:value-type="float">
            <text:p>0.1612661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161266125" calcext:value-type="float">
            <text:p>0.16126612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315d6a07d57c0e8091f0c9cf35b39d5</text:p>
          </table:table-cell>
          <table:table-cell office:value-type="string" calcext:value-type="string">
            <text:p>[2017.5, 2018.0, 2017.5, 2018.0]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ThinkSystem SD530, Xeon Gold 6138 20C 2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864529" calcext:value-type="float">
            <text:p>864529</text:p>
          </table:table-cell>
          <table:table-cell office:value-type="float" office:value="1305600" calcext:value-type="float">
            <text:p>1305600</text:p>
          </table:table-cell>
          <table:table-cell office:value-type="float" office:value="3262560" calcext:value-type="float">
            <text:p>3262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Gold 6138 20C 2GHz</text:p>
          </table:table-cell>
          <table:table-cell office:value-type="string" calcext:value-type="string">
            <text:p>Lenovo ThinkSyste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Europe</text:p>
          </table:table-cell>
          <table:table-cell office:value-type="float" office:value="20400" calcext:value-type="float">
            <text:p>20400</text:p>
          </table:table-cell>
          <table:table-cell office:value-type="float" office:value="0.662169883578431" calcext:value-type="float">
            <text:p>0.662169883578431</text:p>
          </table:table-cell>
          <table:table-cell office:value-type="float" office:value="2017.5" calcext:value-type="float">
            <text:p>2017.5</text:p>
          </table:table-cell>
          <table:table-cell office:value-type="string" calcext:value-type="string">
            <text:p>IRIDIS</text:p>
          </table:table-cell>
          <table:table-cell office:value-type="float" office:value="0.337830116421569" calcext:value-type="float">
            <text:p>0.3378301164215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00" calcext:value-type="float">
            <text:p>500</text:p>
          </table:table-cell>
          <table:table-cell office:value-type="float" office:value="874800" calcext:value-type="float">
            <text:p>874800</text:p>
          </table:table-cell>
          <table:table-cell office:value-type="float" office:value="1817600" calcext:value-type="float">
            <text:p>1817600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2GHz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united kingdom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245.34" calcext:value-type="float">
            <text:p>245.34</text:p>
          </table:table-cell>
          <table:table-cell office:value-type="float" office:value="-88.8" calcext:value-type="float">
            <text:p>-88.8</text:p>
          </table:table-cell>
          <table:table-cell office:value-type="float" office:value="-26.58" calcext:value-type="float">
            <text:p>-26.5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.34" calcext:value-type="float">
            <text:p>24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27500" calcext:value-type="float">
            <text:p>12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361875" calcext:value-type="float">
            <text:p>0.2793618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279361875" calcext:value-type="float">
            <text:p>0.2793618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53b1a954d9fdbf0027793fc5253f5896</text:p>
          </table:table-cell>
          <table:table-cell office:value-type="string" calcext:value-type="string">
            <text:p>[2017.0, 2017.5, 2018.0, 2018.5, 2019.0, 2017.0, 2017.5, 2018.0, 2018.5, 2019.0]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S Army Research Laboratory (ARL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SGI ICE XA, Xeon E5-2699v4 <text:s/>22C 2.2GHz, Infiniband EDR</text:p>
          </table:table-cell>
          <table:table-cell office:value-type="float" office:value="2017" calcext:value-type="float">
            <text:p>2017</text:p>
          </table:table-cell>
          <table:table-cell office:value-type="float" office:value="1050540" calcext:value-type="float">
            <text:p>1050540</text:p>
          </table:table-cell>
          <table:table-cell office:value-type="float" office:value="1164698" calcext:value-type="float">
            <text:p>1164698</text:p>
          </table:table-cell>
          <table:table-cell office:value-type="float" office:value="3649920" calcext:value-type="float">
            <text:p>3649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99v4 <text:s/>22C 2.2GHz</text:p>
          </table:table-cell>
          <table:table-cell office:value-type="string" calcext:value-type="string">
            <text:p>SGI ICE</text:p>
          </table:table-cell>
          <table:table-cell office:value-type="string" calcext:value-type="string">
            <text:p>RHEL 7.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EDR</text:p>
          </table:table-cell>
          <table:table-cell office:value-type="string" calcext:value-type="string">
            <text:p>Americas</text:p>
          </table:table-cell>
          <table:table-cell office:value-type="float" office:value="33088" calcext:value-type="float">
            <text:p>33088</text:p>
          </table:table-cell>
          <table:table-cell office:value-type="float" office:value="0.901984892220988" calcext:value-type="float">
            <text:p>0.9019848922209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ellfire</text:p>
          </table:table-cell>
          <table:table-cell office:value-type="float" office:value="0.0980151077790123" calcext:value-type="float">
            <text:p>0.09801510777901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1403000" calcext:value-type="float">
            <text:p>1403000</text:p>
          </table:table-cell>
          <table:table-cell office:value-type="float" office:value="3068928" calcext:value-type="float">
            <text:p>3068928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99v4</text:p>
          </table:table-cell>
          <table:table-cell office:value-type="string" calcext:value-type="string">
            <text:p>2.2GHz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88" calcext:value-type="float">
            <text:p>33088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218080" calcext:value-type="float">
            <text:p>218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7753975" calcext:value-type="float">
            <text:p>0.47775397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77753975" calcext:value-type="float">
            <text:p>0.477753975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c89b3c55ba278274686bbad38791271</text:p>
          </table:table-cell>
          <table:table-cell office:value-type="string" calcext:value-type="string">
            <text:p>[2017.0, 2017.5, 2017.0, 2017.5]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Web Company (F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60, Xeon E5-2680v4 14C 2.4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710118" calcext:value-type="float">
            <text:p>710118</text:p>
          </table:table-cell>
          <table:table-cell office:value-type="float" office:value="1204224" calcext:value-type="float">
            <text:p>120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31360" calcext:value-type="float">
            <text:p>31360</text:p>
          </table:table-cell>
          <table:table-cell office:value-type="float" office:value="0.589689293686224" calcext:value-type="float">
            <text:p>0.58968929368622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0.410310706313776" calcext:value-type="float">
            <text:p>0.4103107063137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360" calcext:value-type="float">
            <text:p>3136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6" office:value-type="string" calcext:value-type="string">
            <text:p>2017-01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80.75" calcext:value-type="float">
            <text:p>480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75" calcext:value-type="float">
            <text:p>4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68800" calcext:value-type="float">
            <text:p>268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88034" calcext:value-type="float">
            <text:p>0.58880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5888034" calcext:value-type="float">
            <text:p>0.588803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67b165a060a4a3344dc199624a576293</text:p>
          </table:table-cell>
          <table:table-cell office:value-type="string" calcext:value-type="string">
            <text:p>[2017.5, 2017.5, 2017.5, 2017.5]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eb Company (F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80, Xeon E5-2680v4 14C 2.4GHz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684361" calcext:value-type="float">
            <text:p>684361</text:p>
          </table:table-cell>
          <table:table-cell office:value-type="float" office:value="903168" calcext:value-type="float">
            <text:p>903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mericas</text:p>
          </table:table-cell>
          <table:table-cell office:value-type="float" office:value="23520" calcext:value-type="float">
            <text:p>23520</text:p>
          </table:table-cell>
          <table:table-cell office:value-type="float" office:value="0.757733887825964" calcext:value-type="float">
            <text:p>0.757733887825964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242266112174036" calcext:value-type="float">
            <text:p>0.2422661121740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520" calcext:value-type="float">
            <text:p>23520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1600" calcext:value-type="float">
            <text:p>20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6354" calcext:value-type="float">
            <text:p>0.441635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4416354" calcext:value-type="float">
            <text:p>0.441635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7737a70626bf813602428e667b89b32b</text:p>
          </table:table-cell>
          <table:table-cell office:value-type="string" calcext:value-type="string">
            <text:p>[2017.5, 2017.5, 2017.5, 2017.5, 2017.5, 2017.5, 2017.5, 2017.5, 2017.5, 2017.5]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Web Content Provid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Lenovo ThinkServer RD350G, Xeon E5-2683 v4 <text:s/>16C 2.1GHz, 10G Ethernet</text:p>
          </table:table-cell>
          <table:table-cell office:value-type="float" office:value="2017" calcext:value-type="float">
            <text:p>2017</text:p>
          </table:table-cell>
          <table:table-cell office:value-type="float" office:value="621895.68" calcext:value-type="float">
            <text:p>621895.68</text:p>
          </table:table-cell>
          <table:table-cell office:value-type="float" office:value="1445069" calcext:value-type="float">
            <text:p>1445069</text:p>
          </table:table-cell>
          <table:table-cell office:value-type="float" office:value="3057984" calcext:value-type="float">
            <text:p>3057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eon E5-2683 v4 <text:s/>16C 2.1GHz</text:p>
          </table:table-cell>
          <table:table-cell office:value-type="string" calcext:value-type="string">
            <text:p>Lenovo ThinkServ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Americas</text:p>
          </table:table-cell>
          <table:table-cell office:value-type="float" office:value="43008" calcext:value-type="float">
            <text:p>43008</text:p>
          </table:table-cell>
          <table:table-cell office:value-type="float" office:value="0.430357083294985" calcext:value-type="float">
            <text:p>0.430357083294985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569642916705016" calcext:value-type="float">
            <text:p>0.5696429167050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3v4</text:p>
          </table:table-cell>
          <table:table-cell office:value-type="string" calcext:value-type="string">
            <text:p>2.1GHz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united states of america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North Americ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72.19" calcext:value-type="float">
            <text:p>472.19</text:p>
          </table:table-cell>
          <table:table-cell office:value-type="float" office:value="-30.94" calcext:value-type="float">
            <text:p>-30.94</text:p>
          </table:table-cell>
          <table:table-cell office:value-type="float" office:value="-6.15" calcext:value-type="float">
            <text:p>-6.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19" calcext:value-type="float">
            <text:p>4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22560" calcext:value-type="float">
            <text:p>322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5378" calcext:value-type="float">
            <text:p>0.706537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7065378" calcext:value-type="float">
            <text:p>0.7065378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7082b3f8eff5724019d95f1aa07b0a1d</text:p>
          </table:table-cell>
          <table:table-cell office:value-type="string" calcext:value-type="string">
            <text:p>[2017.5, 2017.5]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eb Services Company (F)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Cluster Platform DL380, Xeon E5-2680v4 14C 2.4GHz, Infiniband FDR</text:p>
          </table:table-cell>
          <table:table-cell office:value-type="float" office:value="2017" calcext:value-type="float">
            <text:p>2017</text:p>
          </table:table-cell>
          <table:table-cell office:value-type="float" office:value="602889" calcext:value-type="float">
            <text:p>602889</text:p>
          </table:table-cell>
          <table:table-cell office:value-type="float" office:value="795648" calcext:value-type="float">
            <text:p>79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eon E5-2680v4 14C 2.4GHz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urope</text:p>
          </table:table-cell>
          <table:table-cell office:value-type="float" office:value="20720" calcext:value-type="float">
            <text:p>20720</text:p>
          </table:table-cell>
          <table:table-cell office:value-type="float" office:value="0.757733319256757" calcext:value-type="float">
            <text:p>0.757733319256757</text:p>
          </table:table-cell>
          <table:table-cell office:value-type="float" office:value="2017.5" calcext:value-type="float">
            <text:p>2017.5</text:p>
          </table:table-cell>
          <table:table-cell office:value-type="float" office:value="0" calcext:value-type="float">
            <text:p>0</text:p>
          </table:table-cell>
          <table:table-cell office:value-type="float" office:value="0.242266680743243" calcext:value-type="float">
            <text:p>0.2422666807432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7.5" calcext:value-type="float">
            <text:p>2017.5</text:p>
          </table:table-cell>
          <table:table-cell office:value-type="float" office:value="5.5" calcext:value-type="float">
            <text:p>5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500" calcext:value-type="float">
            <text:p>500</text:p>
          </table:table-cell>
          <table:table-cell office:value-type="float" office:value="715551" calcext:value-type="float">
            <text:p>715551</text:p>
          </table:table-cell>
          <table:table-cell office:value-type="float" office:value="838861" calcext:value-type="float">
            <text:p>838861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Xe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-2680v4</text:p>
          </table:table-cell>
          <table:table-cell office:value-type="string" calcext:value-type="string">
            <text:p>2.4GHz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ireland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6" office:value-type="string" calcext:value-type="string">
            <text:p>2017-06-01 00:00:00</text:p>
          </table:table-cell>
          <table:table-cell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  <table:table-cell office:value-type="float" office:value="408.07" calcext:value-type="float">
            <text:p>408.07</text:p>
          </table:table-cell>
          <table:table-cell office:value-type="float" office:value="-126.81" calcext:value-type="float">
            <text:p>-126.81</text:p>
          </table:table-cell>
          <table:table-cell office:value-type="float" office:value="-23.71" calcext:value-type="float">
            <text:p>-23.7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.07" calcext:value-type="float">
            <text:p>408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7600" calcext:value-type="float">
            <text:p>17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0754" calcext:value-type="float">
            <text:p>0.389075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.3890754" calcext:value-type="float">
            <text:p>0.389075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 table:number-rows-repeated="1048381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  <table:database-ranges>
        <table:database-range table:name="__Anonymous_Sheet_DB__0" table:target-range-address="diff_systems_list.A1:diff_systems_list.CI194" table:display-filter-buttons="true">
          <table:sort>
            <table:sort-by table:field-number="7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4T12:27:23.364062656</dc:date>
    <meta:editing-duration>PT39M20S</meta:editing-duration>
    <meta:editing-cycles>1</meta:editing-cycles>
    <meta:document-statistic meta:table-count="1" meta:cell-count="16684" meta:object-count="0"/>
    <meta:generator>LibreOffice/7.3.7.2$Linux_X86_64 LibreOffice_project/30$Build-2</meta:generator>
  </office:meta>
</office:document-meta>
</file>